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4"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style:vertical-align="middle" style:repeat-content="false"/>
      <style:paragraph-properties fo:text-align="start" fo:margin-left="0cm"/>
    </style:style>
    <style:style style:name="ce6" style:family="table-cell" style:parent-style-name="Default" style:data-style-name="N0">
      <style:table-cell-properties style:vertical-align="middle" fo:wrap-option="wrap" style:repeat-content="false"/>
      <style:paragraph-properties fo:text-align="start" fo:margin-left="0cm"/>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4.99533333333333cm"/>
    </style:style>
    <style:style style:name="co2" style:family="table-column">
      <style:table-column-properties fo:break-before="auto" style:column-width="5.94783333333333cm"/>
    </style:style>
    <style:style style:name="co3" style:family="table-column">
      <style:table-column-properties fo:break-before="auto" style:column-width="2.20133333333333cm"/>
    </style:style>
    <style:style style:name="co4" style:family="table-column">
      <style:table-column-properties fo:break-before="auto" style:column-width="9.50383333333333cm"/>
    </style:style>
    <style:style style:name="co5" style:family="table-column">
      <style:table-column-properties fo:break-before="auto" style:column-width="6.35cm"/>
    </style:style>
    <style:style style:name="co6" style:family="table-column">
      <style:table-column-properties fo:break-before="auto" style:column-width="4.65666666666667cm"/>
    </style:style>
    <style:style style:name="co7" style:family="table-column">
      <style:table-column-properties fo:break-before="auto" style:column-width="4.8895cm"/>
    </style:style>
    <style:style style:name="ro1" style:family="table-row">
      <style:table-row-properties style:row-height="28.8pt" style:use-optimal-row-height="true" fo:break-before="auto"/>
    </style:style>
    <style:style style:name="ro2" style:family="table-row">
      <style:table-row-properties style:row-height="187.2pt" style:use-optimal-row-height="true" fo:break-before="auto"/>
    </style:style>
    <style:style style:name="ro3" style:family="table-row">
      <style:table-row-properties style:row-height="115.2pt" style:use-optimal-row-height="true" fo:break-before="auto"/>
    </style:style>
    <style:style style:name="ro4" style:family="table-row">
      <style:table-row-properties style:row-height="158.4pt" style:use-optimal-row-height="true" fo:break-before="auto"/>
    </style:style>
    <style:style style:name="ro5" style:family="table-row">
      <style:table-row-properties style:row-height="259.2pt" style:use-optimal-row-height="true" fo:break-before="auto"/>
    </style:style>
    <style:style style:name="ro6" style:family="table-row">
      <style:table-row-properties style:row-height="331.2pt" style:use-optimal-row-height="true" fo:break-before="auto"/>
    </style:style>
    <style:style style:name="ro7" style:family="table-row">
      <style:table-row-properties style:row-height="409.6pt" style:use-optimal-row-height="true" fo:break-before="auto"/>
    </style:style>
    <style:style style:name="ro8" style:family="table-row">
      <style:table-row-properties style:row-height="288pt" style:use-optimal-row-height="true" fo:break-before="auto"/>
    </style:style>
    <style:style style:name="ro9" style:family="table-row">
      <style:table-row-properties style:row-height="345.6pt" style:use-optimal-row-height="true" fo:break-before="auto"/>
    </style:style>
    <style:style style:name="ro10" style:family="table-row">
      <style:table-row-properties style:row-height="302.4pt" style:use-optimal-row-height="true" fo:break-before="auto"/>
    </style:style>
    <style:style style:name="ro11"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Hoja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3" table:number-columns-repeated="16377" table:default-cell-style-name="ce1"/>
        <table:table-row table:style-name="ro1">
          <table:table-cell office:value-type="string" table:style-name="ce2">
            <text:p>Especie</text:p>
          </table:table-cell>
          <table:table-cell office:value-type="string" table:style-name="ce3">
            <text:p>Nombres vernáculo (Nombre Común)</text:p>
          </table:table-cell>
          <table:table-cell office:value-type="string" table:style-name="ce3">
            <text:p>Familia</text:p>
          </table:table-cell>
          <table:table-cell office:value-type="string" table:style-name="ce4">
            <text:p>Distribución (Mundo y Costa Rica)</text:p>
          </table:table-cell>
          <table:table-cell office:value-type="string" table:style-name="ce4">
            <text:p>Descripción de la especie</text:p>
          </table:table-cell>
          <table:table-cell office:value-type="string" table:style-name="ce4">
            <text:p>Fenología (Flores y frutos)</text:p>
          </table:table-cell>
          <table:table-cell office:value-type="string" table:style-name="ce4">
            <text:p>Usos</text:p>
          </table:table-cell>
          <table:table-cell table:number-columns-repeated="16377"/>
        </table:table-row>
        <table:table-row table:style-name="ro2">
          <table:table-cell office:value-type="string" table:style-name="ce5">
            <text:p>Apeiba membranácea (Spruce ) ex Benth.<text:s text:c="3"/></text:p>
          </table:table-cell>
          <table:table-cell office:value-type="string" table:style-name="ce6">
            <text:p>Peine mico, Botija, peine mono.</text:p>
          </table:table-cell>
          <table:table-cell office:value-type="string" table:style-name="ce6">
            <text:p>Tiliaceae</text:p>
          </table:table-cell>
          <table:table-cell office:value-type="string" table:style-name="ce7">
            <text:p>Se distribuye naturalmente desde Costa Rica en América central hasta Brasil en América del sur. Es una especie Heliófita que se encuentra en claros naturales de bosques primarios, prefiere suelos profundos con buen drenaje y tolera bien los su elos ácidos, sitios húmedos y baja fertilidad.</text:p>
          </table:table-cell>
          <table:table-cell office:value-type="string" table:style-name="ce7">
            <text:p>Árbol con alturas de 15 a 35m, diámetros de 50 a 120 cm, fuste largo y recto, con aletones redondos. La corteza es de color grisáceo, un poco áspero y escamoso, con diminutas lentice las abundantes de forma redondeada, ubicadas a lo largo de todo el fuste. Las Hojas simples, alternas, las. Inflorescencias están en panículas, opuestas a las hojas, de color amarillo intenso y el fruto es una cápsula aplanada cubierta de espinas rígidas p oco punzantes.</text:p>
          </table:table-cell>
          <table:table-cell office:value-type="string" table:style-name="ce7">
            <text:p>La floración se da de Marzo a Agosto, los frutos de Enero a Junio y la dispersión de sus semillas se da por monos y guacamayas. En bosque natural las semillas son atacadas por hongos e insectos .</text:p>
          </table:table-cell>
          <table:table-cell office:value-type="string" table:style-name="ce7">
            <text:p>La madera es muy liviana y se utiliza en la construcción de balsas, tablilla para decoración de interiores, enchapes y cielos rasos.</text:p>
          </table:table-cell>
          <table:table-cell table:number-columns-repeated="16377"/>
        </table:table-row>
        <table:table-row table:style-name="ro3">
          <table:table-cell office:value-type="string" table:style-name="ce5">
            <text:p>Averrhoa carambola<text:s text:c="3"/></text:p>
          </table:table-cell>
          <table:table-cell office:value-type="string" table:style-name="ce6">
            <text:p>Carambola</text:p>
          </table:table-cell>
          <table:table-cell office:value-type="string" table:style-name="ce6">
            <text:p>Oxalidaceae</text:p>
          </table:table-cell>
          <table:table-cell office:value-type="string" table:style-name="ce7">
            <text:p>Originario de la India hasta China, pero ha sido ampliamente difundido en regiones tropicales. Esta especie presenta un crecimiento rápido mediano y es muy adaptable en términos de clima y suelos, sobre todo en regiones bajas y medias.</text:p>
          </table:table-cell>
          <table:table-cell office:value-type="string" table:style-name="ce7">
            <text:p>Arbusto que alcanza hasta 5m de alto , su copa es densa y redondeada. Sus hojas son compuestas, alternas, con flores amarillas o rosadas que aparecen sobre las ramas. Sus frutos son bayas de forma estrellada alargadas, que se tornan amarillas al madurar con pulpa jugosa muy sabrosa</text:p>
          </table:table-cell>
          <table:table-cell office:value-type="string" table:style-name="ce7">
            <text:p>La floración se da entre los meses de julio a agosto y los frutos entre septiembre a noviembre.</text:p>
          </table:table-cell>
          <table:table-cell office:value-type="string" table:style-name="ce7">
            <text:p>Comestible.</text:p>
          </table:table-cell>
          <table:table-cell table:number-columns-repeated="16377"/>
        </table:table-row>
        <table:table-row table:style-name="ro3">
          <table:table-cell office:value-type="string" table:style-name="ce5">
            <text:p>Alchornea costaricensis (Pax &amp; K. Hoffm. )<text:s text:c="2"/></text:p>
          </table:table-cell>
          <table:table-cell office:value-type="string" table:style-name="ce6">
            <text:p>Sangrillo</text:p>
          </table:table-cell>
          <table:table-cell office:value-type="string" table:style-name="ce6">
            <text:p>Euphorbiaceae</text:p>
          </table:table-cell>
          <table:table-cell office:value-type="string" table:style-name="ce7">
            <text:p>Se encuentran en bosq ues húmedos, muy húmedos y secos, su distribución va desde Honduras a Colombia</text:p>
          </table:table-cell>
          <table:table-cell office:value-type="string" table:style-name="ce7">
            <text:p>Es un árbol o arbusto de 2 a 15m, hojas de margen aserrado, las inflorescencias por lo general son espigas o a veces ramificaciones, sus frutos son c ápsulas y se reconoce por sus hojas de ápice acuminado, simples, alternas con estípulas pequeñas y 2 glándulas basales en el envés de la hoja.</text:p>
          </table:table-cell>
          <table:table-cell office:value-type="string" table:style-name="ce7">
            <text:p>Las flores se observan de enero a octubre y los frutos de marzo a agosto y también es hospedera de lep idópteros.</text:p>
          </table:table-cell>
          <table:table-cell office:value-type="string" table:style-name="ce7">
            <text:p>Medicina tradicional. Como tintes naturales y compuestos antioxidantes. Se utiliza en carpintería, cajones, tablas, muletas, marcos para puertas y ventanas.</text:p>
          </table:table-cell>
          <table:table-cell table:number-columns-repeated="16377"/>
        </table:table-row>
        <table:table-row table:style-name="ro4">
          <table:table-cell office:value-type="string" table:style-name="ce5">
            <text:p>Andira inermis (W.Wright) Kunth<text:s text:c="3"/></text:p>
          </table:table-cell>
          <table:table-cell office:value-type="string" table:style-name="ce6">
            <text:p>Almendro de montaña, Carne asada.</text:p>
          </table:table-cell>
          <table:table-cell office:value-type="string" table:style-name="ce6">
            <text:p>Papilonaceae</text:p>
          </table:table-cell>
          <table:table-cell office:value-type="string" table:style-name="ce7">
            <text:p>Nativo del sur de Florida, México, América Central, Bolivia, la Amazonía, Las Antillas, e introducido en África. En Costa Rica se encuentra distribuido en la Vertiente del Pacífico. La elevación varía entre l os 0-900 m. Se encuentra en sitios con un verano largo, tanto en suelos arenosos como en suelos arcillosos</text:p>
          </table:table-cell>
          <table:table-cell office:value-type="string" table:style-name="ce7">
            <text:p>Árbol caducifolio en zonas secas, de rápido crecimiento, que puede alcanzar los 35 m de altura y 170 cm de dap. El fuste e s recto casi siempre con gambas; la copa es densa y redondeada. La corteza es gris oscuro o parda y se exfolia en placas largas, mientras la corteza interna es pardo rosáceo claro, además tiene olor desagradable y savia incolora.</text:p>
          </table:table-cell>
          <table:table-cell office:value-type="string" table:style-name="ce7">
            <text:p>Flores observad as de febrero a marzo. Frutos observados de setiembre a octubre</text:p>
          </table:table-cell>
          <table:table-cell office:value-type="string" table:style-name="ce7">
            <text:p>La madera es fuerte y de gran utilidad, empleada en la fabricación de casas, ebanistería y podría usarse favorablemente como durmientes. La corteza y sus frutos son tóxicos. Med icinalmente se ha empleado como antelmíntico, emético, narcótico, veneno, febrífugo y en casos de fiebre y malaria.</text:p>
          </table:table-cell>
          <table:table-cell table:number-columns-repeated="16377"/>
        </table:table-row>
        <table:table-row table:style-name="ro5">
          <table:table-cell office:value-type="string" table:style-name="ce5">
            <text:p>Acacia collinsi sinonimia Acacia costarisencis<text:s text:c="3"/></text:p>
          </table:table-cell>
          <table:table-cell office:value-type="string" table:style-name="ce6">
            <text:p>Cornizuelo.</text:p>
          </table:table-cell>
          <table:table-cell office:value-type="string" table:style-name="ce6">
            <text:p>Fabaceae mimos aceae</text:p>
          </table:table-cell>
          <table:table-cell office:value-type="string" table:style-name="ce7">
            <text:p>Su distribución va desde México hasta Panamá. Es muy común encontra rlos en los claros de un bosque, potreros, a las orillas de los caminos y campos abandonados. Puede encontrarse aún hasta los 1800 m.s.n.m (metros sobre el nivel del mar ).</text:p>
          </table:table-cell>
          <table:table-cell office:value-type="string" table:style-name="ce7">
            <text:p>Es un árbol pequeño, siempre verde, que posee una altura de 12 m y un diámetro de 17 cm ,empieza a extender sus ramas desde la mitad del tallo y tiene una copa rala y angosta. La corteza es de color gris claro a gris oscuro co n líneas verrugosas. Las ramitas son bastantes delgadas de color verde o verde grisáceo. Estas plantas poseen dos espinas de color café grandes y huecas que por lo general uno puede encon trar hormigas en su interior. Sus flores son de color amarillo, quien es son poli nizados por abejas. Sus frutos son vainas curvas, aplanadas de color café a negruzco de 4 a 6 cm de largo y como de 7 mm de ancho.</text:p>
          </table:table-cell>
          <table:table-cell office:value-type="string" table:style-name="ce7">
            <text:p>Flores observadas de febrero a abril. Frutos observados de setiembre a octubre .</text:p>
          </table:table-cell>
          <table:table-cell office:value-type="string" table:style-name="ce7">
            <text:p>La corteza se ha usado en remedios caseros como el dolor de muelas, diviesos, tumores y sarna.</text:p>
          </table:table-cell>
          <table:table-cell table:number-columns-repeated="16377"/>
        </table:table-row>
        <table:table-row table:style-name="ro4">
          <table:table-cell office:value-type="string" table:style-name="ce5">
            <text:p>Bravaisia integerrima <text:s text:c="2"/>(Spreng.)<text:s text:c="4"/></text:p>
          </table:table-cell>
          <table:table-cell office:value-type="string" table:style-name="ce6">
            <text:p>Mangle, manguillo .</text:p>
          </table:table-cell>
          <table:table-cell office:value-type="string" table:style-name="ce6">
            <text:p>Acanthaceae</text:p>
          </table:table-cell>
          <table:table-cell office:value-type="string" table:style-name="ce7">
            <text:p>Nativo de México hasta Perú. Es el único individuo nativo de la familia con hábito arbóreo. Se distribuye en la Cordillera del Arenal, Cordillera Volcánica Central, Guanacaste, Osa y Pacifico Central. La elevación varía entre 0 - 1100 m. Se encuentra en bosques s ecos, húmedos y muy húmedos</text:p>
          </table:table-cell>
          <table:table-cell office:value-type="string" table:style-name="ce7">
            <text:p>Árbol de 6 a 14 m de altura. Raíces aéreas. Ramitas cuadrangulares. Las Hojas simples, opuestas, de 5 a 25 cm de largo por 2 a 14 cm de ancho, elípticas a oblongo -elípticas, margen entero. Las inflore scencias son panículas de 8 a 15 cm de largo, con flores blancas o blanco -rosadas, aromáticas. Los frutos miden de 1 a 1.2 cm de largo por 0.4 a 0.5 cm de ancho, la cual contiene 8 semillas.</text:p>
          </table:table-cell>
          <table:table-cell office:value-type="string" table:style-name="ce7">
            <text:p>Flores observadas en enero, febrero, setiembre y dic iembre. Los frutos son observados en febrero y marzo.</text:p>
          </table:table-cell>
          <table:table-cell office:value-type="string" table:style-name="ce7">
            <text:p>Por su vistosa y aromática floración, podría usarse como ornamental en parques o lugares recreativos.</text:p>
          </table:table-cell>
          <table:table-cell table:number-columns-repeated="16377"/>
        </table:table-row>
        <table:table-row table:style-name="ro6">
          <table:table-cell office:value-type="string" table:style-name="ce5">
            <text:p>Bixa Orellana L<text:s text:c="2"/></text:p>
          </table:table-cell>
          <table:table-cell office:value-type="string" table:style-name="ce6">
            <text:p>Achiote, Achote, Achiotillo de montaña</text:p>
          </table:table-cell>
          <table:table-cell office:value-type="string" table:style-name="ce6">
            <text:p>Bixaceae</text:p>
          </table:table-cell>
          <table:table-cell office:value-type="string" table:style-name="ce7">
            <text:p>Es originario de la cuenca amázonica. Se distribuye en la Cordillera del Arenal, Cordillera Volcánica Central, Tortuguero Guanacaste, Osa y Pacifico Central. Se encuentra desde climas secos hasta muy húmedos. La elevación varía entre 0 -1000 m.</text:p>
          </table:table-cell>
          <table:table-cell office:value-type="string" table:style-name="ce7">
            <text:p>Árbol o arbusto que alcanza hasta 5 m de alto, las hojas son simples, alternas y su follaje es compacto. Su floración es rosada y los frutos rojizos.</text:p>
          </table:table-cell>
          <table:table-cell office:value-type="string" table:style-name="ce7">
            <text:p>Flores observadas d e abril a diciembre. Frutos observados de marzo a febrero.</text:p>
          </table:table-cell>
          <table:table-cell office:value-type="string" table:style-name="ce7">
            <text:p>Es una especie extraordinariamente útil, los aborígenes la utilizaban para pintarse y así protegerse de los insectos. De las semillas se extrae la bixina, uno de los colorantes natur ales el cual se utiliza para colorear alimentos (quesos, refrescos), producir aceites, barnices y cosmético (lápices labiales). Además del resto de la semilla se extrae provitamina A. Las ramitas se usan para evitar la caída del cabello y las semillas actú an contra la gastritis. También se ha empleado para eliminar dolores de cabeza, en casos de disentería, estreñimiento, diabetes, fiebres y resfríos, estomatitis, gonorrea, ictericia, cancer y tumores, epilepsia, erisipela.</text:p>
          </table:table-cell>
          <table:table-cell table:number-columns-repeated="16377"/>
        </table:table-row>
        <table:table-row table:style-name="ro7">
          <table:table-cell office:value-type="string" table:style-name="ce5">
            <text:p>Brosimum guianense <text:s/>(Aubl.) Huber<text:s text:c="3"/></text:p>
          </table:table-cell>
          <table:table-cell office:value-type="string" table:style-name="ce6">
            <text:p>Azulillo, mariabe, granadillo.</text:p>
          </table:table-cell>
          <table:table-cell office:value-type="string" table:style-name="ce6">
            <text:p>Moraceae.</text:p>
          </table:table-cell>
          <table:table-cell office:value-type="string" table:style-name="ce7">
            <text:p>Se distribuye en las Cordilleras de Guanacaste, Tilarán, Volcánica central y Talamanca, Pacífico sur y central y en zona norte. El ámbito altitudinal es de 0 -1000 m.s.n.m. Es una especie riparia.</text:p>
          </table:table-cell>
          <table:table-cell office:value-type="string" table:style-name="ce7">
            <text:p>Árbol de hasta 40 m de alto y 100 cm de dap. El fuste es recto, casi cilíndrico, con pequeñas gambas. La corteza es grisácea, moteada y lisa, con es trías en los árboles viejos. La corteza interna es cremosa, delgada y dura. Tiene una latex cremoso, pegajoso. Las hojas son simples, alternas y con estípulas. Las Hojas son elípticas a obovadas y pueden medir de 4 –13 cm de largo y 2 –4.5 cm de ancho, ápic e agudo a cortamente acuminado, base aguda a obtusa o redondeada, glabras. Las inflorescencias son solitarias, bisexuales, subsésiles o con pedúnculo hasta 20 mm de largo. Los Frutos generalmente son drupas que se pone de color rojo cuando están maduros.</text:p>
          </table:table-cell>
          <table:table-cell office:value-type="string" table:style-name="ce7">
            <text:p>Flores observadas de abril a diciembre. Frutos observados de marzo a febrero.</text:p>
          </table:table-cell>
          <table:table-cell office:value-type="string" table:style-name="ce7">
            <text:p>Para arcos de flechas y violín , bastones, mangos para sombrillas, objetos torneados, ebanistería, pisos y enchapados.</text:p>
          </table:table-cell>
          <table:table-cell table:number-columns-repeated="16377"/>
        </table:table-row>
        <table:table-row table:style-name="ro7">
          <table:table-cell office:value-type="string" table:style-name="ce5">
            <text:p>Byrsonima artrophoda (Byrsonima crispa)<text:s text:c="3"/></text:p>
          </table:table-cell>
          <table:table-cell office:value-type="string" table:style-name="ce6">
            <text:p>Nance de Montaña (Costa Rica).</text:p>
          </table:table-cell>
          <table:table-cell office:value-type="string" table:style-name="ce6">
            <text:p>Malpighiaceae.</text:p>
          </table:table-cell>
          <table:table-cell office:value-type="string" table:style-name="ce7">
            <text:p>Se encuentra en la Cordillera Volcánica Central y Talamanca, Zona norte y Caribe, Pacífico central y sur. El ámbito altitudinal es de 0 -1000 m.s.n.m.Crece bien en suelos aluviales y arenosos.</text:p>
          </table:table-cell>
          <table:table-cell office:value-type="string" table:style-name="ce7">
            <text:p>Árbol d el subdosel, que alcanza hasta 15 m de alto y 80 cm de dap. El fuste es cilíndrico y recto, la corteza es lisa, dura, gris claro, pardo grisáceo, posee muchas lenticelas, la corteza interna es fibrosa rosada o anaranjada. Las hojas son simples, alternas co n estípulas. Las flores son bisexuales, agrupadas en racimos y los frutos son drupas amarillas al madurar, con tres semillas.</text:p>
          </table:table-cell>
          <table:table-cell office:value-type="string" table:style-name="ce7">
            <text:p>Flores observadas de febrero a abril. Frutos observados de mayo a julio.</text:p>
          </table:table-cell>
          <table:table-cell office:value-type="string" table:style-name="ce7">
            <text:p>Utilizada en construcción general y de interiores, muebles, gabinetes, postes para cerca y proporciona buena leña y carbón. Es comestible, tiene mejor sabor que el nance común.</text:p>
          </table:table-cell>
          <table:table-cell table:number-columns-repeated="16377"/>
        </table:table-row>
        <table:table-row table:style-name="ro7">
          <table:table-cell office:value-type="string" table:style-name="ce5">
            <text:p>Byrsonima crassifolia<text:s text:c="5"/></text:p>
          </table:table-cell>
          <table:table-cell office:value-type="string" table:style-name="ce6">
            <text:p>Nance.</text:p>
          </table:table-cell>
          <table:table-cell office:value-type="string" table:style-name="ce6">
            <text:p>Malpighiaceae</text:p>
          </table:table-cell>
          <table:table-cell office:value-type="string" table:style-name="ce7">
            <text:p>Es nativo de México hasta Brasil. En Costa Rica se encuentra en la Cordillera Volcánica Central, el Pacífico norte, central y sur, la zona Norte y la zona del Caribe.</text:p>
          </table:table-cell>
          <table:table-cell office:value-type="string" table:style-name="ce7">
            <text:p>Árbol que alcanza hasta 7 m de alto, la copa es irregular, con ramas que ramifican hasta el suelo. Sus hojas son simples, opuestas. Las flores son pequeñas de coloración amarilla o anaranjada, en racimos o panículas terminales. Los frutos son drupas de c olor amarillo o levemente anaranjadas, con una semilla.</text:p>
          </table:table-cell>
          <table:table-cell office:value-type="string" table:style-name="ce7">
            <text:p>Flores observadas en abril a agosto. Frutos observados en las mismas fechas que las flores.</text:p>
          </table:table-cell>
          <table:table-cell office:value-type="string" table:style-name="ce7">
            <text:p>La decocción sirve como antiinflamatoria. La corteza y flores al ser decocidas controlan l a amigdalitis, tos, fiebres disentería y diarreas, se recomienda tomar dos tazas al día. Se utiliza para problemas dérmicos, granos, ulceras, enjuagues bucales, anginas y dolores de muela.</text:p>
          </table:table-cell>
          <table:table-cell table:number-columns-repeated="16377"/>
        </table:table-row>
        <table:table-row table:style-name="ro7">
          <table:table-cell office:value-type="string" table:style-name="ce5">
            <text:p>Cedrela odorata<text:s text:c="3"/></text:p>
          </table:table-cell>
          <table:table-cell office:value-type="string" table:style-name="ce6">
            <text:p>Cedro, cedro americano,cedro amargo.</text:p>
          </table:table-cell>
          <table:table-cell office:value-type="string" table:style-name="ce6">
            <text:p>Meliaceae</text:p>
          </table:table-cell>
          <table:table-cell office:value-type="string" table:style-name="ce7">
            <text:p>Se distribuye desde el sur de México hasta América del Sur y las Antillas. En Costa Rica se encuentra en la Cordillera Volcánica Central, el Pacífico norte, central y sur, la zona Norte y la zona del Caribe. El ámbito de elevación varía de 0 -1200 m.s.n.m; en los bosques seco tropical y húmedo tropical, aunque también se encuentra hasta los 2000 m.s.n.m. El cedro crece en suelos bien drenados y no tolera bien los suelos con desbalance nutricional, soporta variaciones en el pH y requiere buenos niveles de luz (heliófitas).</text:p>
          </table:table-cell>
          <table:table-cell office:value-type="string" table:style-name="ce7">
            <text:p>Alcanza hasta 40 metros de altura y un diámetro llega a los 100 cm; crece recto, se ramifica formando una copa amplia y redonda. La corteza externa es de color pardo negruzco, duro, fuerte y la corteza interna es rosada, tiene olor a ajo y sabor amargo. Sus hojas son compuestas, pinnadas y alternas; sus flores, reunidas en panículas terminales, son pequeñas de color verde -amarillen to, con un olor peculiar parecido al ajo. Los frutos son cápsulas duras de forma oblongo -elípticas, con semillas aladas, de color café con puntos blanquecinos.</text:p>
          </table:table-cell>
          <table:table-cell office:value-type="string" table:style-name="ce7">
            <text:p>Su floración es de mayo a junio y los frutos son de julio a septiembre.</text:p>
          </table:table-cell>
          <table:table-cell office:value-type="string" table:style-name="ce7">
            <text:p>Se utiliza para la fabricación de muebles finos, artículos tallados, instrumentos musicales y construcciones.</text:p>
          </table:table-cell>
          <table:table-cell table:number-columns-repeated="16377"/>
        </table:table-row>
        <table:table-row table:style-name="ro7">
          <table:table-cell office:value-type="string" table:style-name="ce5">
            <text:p>Cecropia sp.<text:s text:c="3"/></text:p>
          </table:table-cell>
          <table:table-cell office:value-type="string" table:style-name="ce6">
            <text:p>Gaurumo</text:p>
          </table:table-cell>
          <table:table-cell office:value-type="string" table:style-name="ce6">
            <text:p>Urticaceae</text:p>
          </table:table-cell>
          <table:table-cell office:value-type="string" table:style-name="ce7">
            <text:p>Se distribuye naturalmente desde México hasta Ecuador. En Costa Rica se encuentra en la Cordillera Volcánica Central, el Pacífico norte, central y sur, la zona Norte y la zona del Caribe. El ámbito de elevación varía de 0-2000 m.s.n.m; en los bosqu es seco tropical y húmedo tropical.</text:p>
          </table:table-cell>
          <table:table-cell office:value-type="string" table:style-name="ce7">
            <text:p>Árbol que alcanza hasta los 20 m de alto, posee un tronco delgado, el cual sostiene una copa en forma de sombrilla. Las hojas son simples, alternas, grandes palmeadas y se concentra al final de las ramas. Las inflorescencias son unas espigas que se agrupan en el pedúnculo común. El tronco de esta especie es hueco, por lo que habitan generalmente hormigas bastante agresivas.</text:p>
          </table:table-cell>
          <table:table-cell office:value-type="string" table:style-name="ce7">
            <text:p>Flores observadas en abril a septiembre. Frutos observados en las mismas fechas que las flores.</text:p>
          </table:table-cell>
          <table:table-cell office:value-type="string" table:style-name="ce7">
            <text:p>Es muy apetecido por diferentes tipos de aves. Además se usa como medicinal en distintas enfermedades y otras tales como: Quemante de grasa, para enfermedades broncopulmonares como asma, bronquitis, tos, gripe, res fríos, catarro y neumonía. Para el reumatismo, diarreas, infecciones urinarias. Es hipotensor, para lavar heridas. Las hojas secas en infusión son utilizadas para la diabetes, antiinflamatorias y congestión hepática.</text:p>
          </table:table-cell>
          <table:table-cell table:number-columns-repeated="16377"/>
        </table:table-row>
        <table:table-row table:style-name="ro7">
          <table:table-cell office:value-type="string" table:style-name="ce5">
            <text:p>Clarisia biflora <text:s/>Ruiz &amp; Pav.<text:s text:c="3"/></text:p>
          </table:table-cell>
          <table:table-cell office:value-type="string" table:style-name="ce6">
            <text:p>Yacón (Perú y Ecuador).</text:p>
          </table:table-cell>
          <table:table-cell office:value-type="string" table:style-name="ce6">
            <text:p>Moraceae.</text:p>
          </table:table-cell>
          <table:table-cell office:value-type="string" table:style-name="ce7">
            <text:p>Se distribuye en las Cordilleras de Guanacaste, Tilarán, Volcánica central y Talamanca, Pacífico sur y central y en zona norte. El ámbito altitudinal es de 0 -1000 m .s.n.m.</text:p>
          </table:table-cell>
          <table:table-cell office:value-type="string" table:style-name="ce7">
            <text:p>Árbol que alcanza hasta 35 m de alto, corteza sin lenticelas o pústulas anaranjadas. Hojas elípticas a obovadas, 8 –25 cm de largo y 2.5 –9 cm de ancho, ápice largamente acuminado, base a veces algo asimétrica, obtusa o re dondeada a aguda, 6 –12 pares de nervios curvados hacia el ápice cerca al margen, nervios intersecundarios no marcadamente paralelos a los secundarios hacia el margen, membranáceas; pecíolos 6 –22 mm de largo, estípulas 3 –8 mm de largo. Inflorescencias axila res en las ramas jóvenes; inflorescencias estaminadas; inflorescencia pistilada normalmente de flores apareadas o a veces una flor solitaria. Frutos globosos, hasta 25 mm de largo, lisos a eventualmente tuberculados y glabros. Aguilar R, 2010</text:p>
          </table:table-cell>
          <table:table-cell office:value-type="string" table:style-name="ce7">
            <text:p>Flores observadas de abril a diciembre. Frutos observados de marzo a febrero. (Flora de Nicaragua, 2009) .</text:p>
          </table:table-cell>
          <table:table-cell office:value-type="string" table:style-name="ce7">
            <text:p>Frutos comidos por aves y fauna menor.</text:p>
          </table:table-cell>
          <table:table-cell table:number-columns-repeated="16377"/>
        </table:table-row>
        <table:table-row table:style-name="ro7">
          <table:table-cell office:value-type="string" table:style-name="ce5">
            <text:p>Conostegia micrantha<text:s text:c="3"/></text:p>
          </table:table-cell>
          <table:table-cell office:value-type="string" table:style-name="ce6">
            <text:p>Lengua de vaca, María.</text:p>
          </table:table-cell>
          <table:table-cell office:value-type="string" table:style-name="ce6">
            <text:p>Melastomat aceae.</text:p>
          </table:table-cell>
          <table:table-cell office:value-type="string" table:style-name="ce7">
            <text:p>Se distribuye en las Cordilleras de Guanacaste, Tilarán, Volcánica central y Talamanca, Pacífico sur y central y en zona norte. El ámbito altitudinal es de 0 -1000 m.s.n.m. Es una especie de bosques tropicales lluviosos premontanos y bo sques lluviosos de bajura.</text:p>
          </table:table-cell>
          <table:table-cell office:value-type="string" table:style-name="ce7">
            <text:p>Arbusto de 5 m de altura. Las hojas son simples y opuestas, de 1.5 -4 cm de largo, de forma elíptica y margen entero. La superficie es lisa opaca y el peciolo es cilíndrico. Los frutos son de color verde y de forma esférica. Tiene con un "ombligo" en el ápice. Cuando madura es de color negro y si se estripa sale un jugo de color morado oscuro. Mide 0.7 de largo y 0.7 de diámetro, tiene muchísimas semillas de color café claro.</text:p>
          </table:table-cell>
          <table:table-cell office:value-type="string" table:style-name="ce7">
            <text:p>Flores observadas de abril a diciembre. Frutos observados en esos mismos meses.</text:p>
          </table:table-cell>
          <table:table-cell office:value-type="string" table:style-name="ce7">
            <text:p>La madera es de color café claro, de cáscara lisa. Los frutos de esta famila (Melastomataceae) son comidos por muchos animales (pizotes, pavas, pericos, monos, etc) (Espinoza, 200 0).</text:p>
          </table:table-cell>
          <table:table-cell table:number-columns-repeated="16377"/>
        </table:table-row>
        <table:table-row table:style-name="ro7">
          <table:table-cell office:value-type="string" table:style-name="ce5">
            <text:p>Croton schiedeanus Schltdl.<text:s text:c="3"/></text:p>
          </table:table-cell>
          <table:table-cell office:value-type="string" table:style-name="ce6">
            <text:p>Colpachi</text:p>
          </table:table-cell>
          <table:table-cell office:value-type="string" table:style-name="ce6">
            <text:p>Euphorbiaceae</text:p>
          </table:table-cell>
          <table:table-cell office:value-type="string" table:style-name="ce7">
            <text:p>Bosques húmedos muy húmedos y secos. De México a Brasil. En Costa Rica, 20 -1200 m; Ambas vertientes de las Cordilleras Central, de Guanacaste, Talamanca y Tilarán; Vertiente Caribe, Llanuras de Los Guatusos, San Carlos y Tortuguero, Baja Talamanca; Vertiente Pacífica, Valles Central y del General, Llanuras de Guanacaste, Penínsulas de Osa y Nicoya.</text:p>
          </table:table-cell>
          <table:table-cell office:value-type="string" table:style-name="ce7">
            <text:p>Arbusto o árbol, de 8 -15(-24) m. Hojas Simples, alternas, de 4 -26 × 2 -10 cm, ampliamente elípticas a elíptico -oblongas; pecíolos glandulares, margen usualmente entero. Flores Inflorescencias de 3 -9(+) cm, bisexuales, racemosas. Fruto s Cápsulas de 0.9 -1.2 cm, hojas generalmente café oscuro al secarse, margen entero, pecíolos glandulares; inflorescencias bisexuales con las flores pistiladas largamente pediceladas.</text:p>
          </table:table-cell>
          <table:table-cell office:value-type="string" table:style-name="ce7">
            <text:p>Flores y frutos observados simultáneamente todo el año. Madera y usos: La planta es hospedera del lepidóptero Memphis artacaena. Su savia aplicada en heridas infectadas colabora eficazmente a su cicatrización.</text:p>
          </table:table-cell>
          <table:table-cell office:value-type="string" table:style-name="ce7">
            <text:p>Tradicionalmente utilizado en algunas culturas para propósitos medicinales y en la fabricación de productos naturales.</text:p>
          </table:table-cell>
          <table:table-cell table:number-columns-repeated="16377"/>
        </table:table-row>
        <table:table-row table:style-name="ro7">
          <table:table-cell office:value-type="string" table:style-name="ce5">
            <text:p>Castilla elastica.<text:s text:c="3"/></text:p>
          </table:table-cell>
          <table:table-cell office:value-type="string" table:style-name="ce6">
            <text:p>Hule.</text:p>
          </table:table-cell>
          <table:table-cell office:value-type="string" table:style-name="ce6">
            <text:p>Moraceae</text:p>
          </table:table-cell>
          <table:table-cell office:value-type="string" table:style-name="ce7">
            <text:p>Se encuentra en el Pacífico norte, central y sur, así c omo en la zona norte y Caribe. La distribución altitudinal varía de 0 -500 m.s.n.m. Es una especie abundante en claros del bosque en bancos aluviales, con frecuencia asociado a Cecropia. Crece rápido en suelos fértiles.</text:p>
          </table:table-cell>
          <table:table-cell office:value-type="string" table:style-name="ce7">
            <text:p>Árbol que alcanza hasta 30m de altura y hasta 100 cm de dap, la copa se abre en sitios muy abiertos y ramifica más bajo. En árboles muy grandes hay presencia de gambas. La corteza es lisa, savia blanca o amarillenata muy abundante y amargo. Las hojas son simples, alternas, grandes, oblongas o lanceoladas, con estípula. Posee inflorescencias masculinas y femeninas las primeras se agrupan en las axilas de las hojas y las segundas son sol itarias. La infrutescencia es un agregado de drupilla cónicas y tetrangulares adentro es de color anaranjado o rojizo y contiene de una a dos semillas.</text:p>
          </table:table-cell>
          <table:table-cell office:value-type="string" table:style-name="ce7">
            <text:p>La floración se da entre los meses de febrero a junio y los frutos entre julio a agosto.</text:p>
          </table:table-cell>
          <table:table-cell office:value-type="string" table:style-name="ce7">
            <text:p>Se utiliza en carpintería general, construcción interna (cornisas, rodapié), algunas piezas para muebles, cajas y cajones.</text:p>
          </table:table-cell>
          <table:table-cell table:number-columns-repeated="16377"/>
        </table:table-row>
        <table:table-row table:style-name="ro7">
          <table:table-cell office:value-type="string" table:style-name="ce5">
            <text:p>Carapa nicaraguensis Audl<text:s text:c="5"/></text:p>
          </table:table-cell>
          <table:table-cell office:value-type="string" table:style-name="ce6">
            <text:p>Bateo, Cedro Bateo, Cedro Macho y Palo de Agua</text:p>
          </table:table-cell>
          <table:table-cell office:value-type="string" table:style-name="ce6">
            <text:p>Meliaceae</text:p>
          </table:table-cell>
          <table:table-cell office:value-type="string" table:style-name="ce7">
            <text:p>Se encuentra en el Pacífico norte, central y sur, así co mo en la zona norte y Caribe. La distribución altitudinal varía de 0 -500 m.s .n.m.</text:p>
          </table:table-cell>
          <table:table-cell office:value-type="string" table:style-name="ce7">
            <text:p>Es un árbol de tamaño mediano a grande, que puede alcanzar alturas de hasta 30 metros. Tiene un tronco recto, generalmente cilíndrico, con una corteza que puede variar de color y textura según la edad del árbol. Las hojas son compuestas, alternas y agrupadas al final de las ramas. Cada hoja está formada por varios folíolos que suelen ser opuestos o alternos. Los folíolos son generalmente ovalados, con bordes dentados o aserrados, y tienen una textura coriácea.</text:p>
          </table:table-cell>
          <table:table-cell office:value-type="string" table:style-name="ce7">
            <text:p>Por lo general, la floración de Carapa guianensis ocurre en las estaciones cálidas y húmedas, cuando las condiciones son propicias para la polinización y la formación de frutos. Las flores suelen ser pequeñas y están agrupadas en inflorescencias, como racimos o panículas. La formación de frutos en Carapa guianensis generalmente sigue a la floración exitosa. Los frutos son cápsulas grandes y leñosas que contienen múltiples semillas. Estas cápsulas pueden tardar un tiempo en madurar completamente, y durante este proceso, pueden cambiar de color y volverse más visibles.</text:p>
          </table:table-cell>
          <table:table-cell office:value-type="string" table:style-name="ce7">
            <text:p>La madera posee el alcaloide “carapina” que tiene propiedades febrífugas. La corteza tiene taninos que se usan para curtir pieles. Las hojas hervidas en agua se dicen muy útiles para elim inar la comezón. La decocción del exocarpo de los frutos puede ingerirse para eliminar parásitos intestinales y contra la fiebre. El aceite de las semillas contiene ácidos palmítico, palmitoleico, esteárico, oleíco, linoleico y linolenico, entre otros; ést e se toma contra la hepatitis y el tétanos, tópicamente elimina el serpigo. Dicho aceite (llamado andiroba) también se usa para encender lamparas y para hacer jabón y candelas. En Las Guayanas usan el líquido producto, de la corteza macerada y reposada en agua, en baños para aliviar las dolencias de la viruela y el sarampión. La decocción de la corteza la administran contra la diarrea, gastralgia, malaria, reumatismo y úlceras. La decocción de las hojas la usan como vulnerario. El aceite de las semillas, lo emplean para tratar la alopecia, bronquitis, eccemas, hemorroides, psoriasis, tos, úlceras gástricas, como emoliente y repelente de mosquitos. Las semillas pulverizadas y mezcladas con aceite de palma (Elaeis guineensis/Arecaceae), las usan para aliviar l a mialgia, contra el herpes genital, como antimicótico y vulnerario; la misma molienda disuelta en agua caliente, la ingieren para tratar la disentería, la malaria y la metrorragia) (Florula, La selva. 2012).</text:p>
          </table:table-cell>
          <table:table-cell table:number-columns-repeated="16377"/>
        </table:table-row>
        <table:table-row table:style-name="ro7">
          <table:table-cell office:value-type="string" table:style-name="ce5">
            <text:p>Cordia a lliodora <text:s/>(Ruiz &amp; Pav.) Oken<text:s text:c="3"/></text:p>
          </table:table-cell>
          <table:table-cell office:value-type="string" table:style-name="ce6">
            <text:p>Laurel</text:p>
          </table:table-cell>
          <table:table-cell office:value-type="string" table:style-name="ce6">
            <text:p>Boraginaceae</text:p>
          </table:table-cell>
          <table:table-cell office:value-type="string" table:style-name="ce7">
            <text:p>Elevaciones bajas, tanto en climas secos como muy húmedos. México al norte de Argentina, y las Antillas. En Costa Rica amplia en ambas vertie ntes, más frecuente en elevaciones bajas, tanto en climas secos como muy húmedos; 0 -1.000 m</text:p>
          </table:table-cell>
          <table:table-cell office:value-type="string" table:style-name="ce7">
            <text:p>Árbol, 8 -35 m de alto. Tronco con corteza levemente fisurada, grisácea; ramitas hinchadas a la altura de los nudos, éstos huecos y habita dos por hormigas. Corteza levemente fisurada, grisácea. Hojas simples, alternas, de 8 -18 x 3 -8 cm, ovado -lanceoladas o elípticas, ápice agudo o acuminado, base atenuada, ásperas en la haz y con una pubescencia densa de tricomas estrellados en el envés; pec íolos de 0.8 -2.5 cm de largo. Flores blancas (bisexuales); cáliz 4.4 -5 mm de largo, con 10 costillas; corola de 9 -12 mm de largo, con 4 -6 lóbulos; estambres normalmente 5. Inflorescencias son panículas, axilares o terminales, de 5 -15(-30) cm de largo, sali endo a partir de uno de los hinchamientos de las ramitas. Los frutos son una nuez, de 5 -7 mm de largo, cilíndrica, envuelta por la corola y el cáliz persistente con una semilla. Se caracteriza por su ramificación típica verticilada y ramitas con hinchamien tos en los nudos habitados por hormigas. Además es la única especie del género en el país que tiene pubescencia de pelos estrellados</text:p>
          </table:table-cell>
          <table:table-cell office:value-type="string" table:style-name="ce7">
            <text:p>Flores observadas entre enero y marzo, noviembre y diciembre. Frutos entre enero y abril y octubre a diciembre .</text:p>
          </table:table-cell>
          <table:table-cell office:value-type="string" table:style-name="ce7">
            <text:p>Su madera, de excelentes propiedades, tiene alta demanda a nivel nacional. Se desarrolla bien en áreas abiertas o con vegetación secundaria (Florula, La selva. 2012).</text:p>
          </table:table-cell>
          <table:table-cell table:number-columns-repeated="16377"/>
        </table:table-row>
        <table:table-row table:style-name="ro7">
          <table:table-cell office:value-type="string" table:style-name="ce5">
            <text:p>Cananga odorata<text:s text:c="3"/></text:p>
          </table:table-cell>
          <table:table-cell office:value-type="string" table:style-name="ce6">
            <text:p>Ilán Ilán o ylang-ylang.</text:p>
          </table:table-cell>
          <table:table-cell office:value-type="string" table:style-name="ce6">
            <text:p>Annonaceae</text:p>
          </table:table-cell>
          <table:table-cell office:value-type="string" table:style-name="ce7">
            <text:p>Es nativo de Malasia. Se encuentra distribuido en las zonas tropicales.</text:p>
          </table:table-cell>
          <table:table-cell office:value-type="string" table:style-name="ce7">
            <text:p>Árbol que alcanza hasta 15 m de alto. Sus hojas son simples, alternas y con estípula. Las flores poseen seis pétalos alargados, verde amarillentos, los cuales tienen una fragancia especialmente por las noches. Los frutos al madurar, adquieren un color negro. Las semillas son negros, aplanadas, cubiertas de una pulpa verdosa, la cual es apetecida por algunas aves.</text:p>
          </table:table-cell>
          <table:table-cell office:value-type="string" table:style-name="ce7">
            <text:p>La floración se da entre los meses de Agosto a octubre y los frutos entre noviembre y diciembre.</text:p>
          </table:table-cell>
          <table:table-cell office:value-type="string" table:style-name="ce7">
            <text:p>De las flores se extrae aromas el cual se industrializa comercialmente en perfumería.</text:p>
          </table:table-cell>
          <table:table-cell table:number-columns-repeated="16377"/>
        </table:table-row>
        <table:table-row table:style-name="ro7">
          <table:table-cell office:value-type="string" table:style-name="ce5">
            <text:p>Cordia dwyeri <text:s/>Nowicke<text:s text:c="3"/></text:p>
          </table:table-cell>
          <table:table-cell office:value-type="string" table:style-name="ce6">
            <text:p>Sin datos.</text:p>
          </table:table-cell>
          <table:table-cell office:value-type="string" table:style-name="ce6">
            <text:p>Boraginaceae</text:p>
          </table:table-cell>
          <table:table-cell office:value-type="string" table:style-name="ce7">
            <text:p>Nicaragua hasta Colombia y Ecuador. En Costa Rica mayormente conocida de la zona norte y la región de Baja Talamanca; 50 -700 m</text:p>
          </table:table-cell>
          <table:table-cell office:value-type="string" table:style-name="ce7">
            <text:p>Árbol o arbusto, 3 -7 m de alto; ramitas con una pubescencia densa color café o pardo - rojiza. Hojas simples, alternas, 20 -50 x 13-23 cm, ovadas, a veces obovadas, ápice largo -acuminado, base redondeada o subcordada, fuertemente bulladas en la haz y pardo -rojizo pubescentes en el envés, el margen resoluto; pecíolos hasta 1 cm de largo, gruesos y pubescentes. Flores blancas, (bisexuales); cáliz de 6 -7 mm de largo, con 2 -3 lóbulos; corola 8 - 10 mm de largo, con 5 lóbulos; estambres 5. Inflorescencias son cimosas, terminales o axilares, con muchas flores. Los frutos son drupas de 1.7 x 1.3 cm, ovoides, blancos, cubiertos en parte por el cáliz y con una sola semilla. Se reconoce fácil por sus hojas grandes, denso -pubescentes, el ápice largo acuminado y la lámina conspicuamente reticulado -bullada, así como por su porte monopódico .</text:p>
          </table:table-cell>
          <table:table-cell office:value-type="string" table:style-name="ce7">
            <text:p>Flores ob servadas en marzo, mayo y octubre; frutos en enero, marzo, mayo, junio, agosto y setiembre. Prefiere terreno plano</text:p>
          </table:table-cell>
          <table:table-cell office:value-type="string" table:style-name="ce7">
            <text:p>Por su atractivo follaje y porte sería un ornamental muy apreciado (Florula, La selva. 2012).</text:p>
          </table:table-cell>
          <table:table-cell table:number-columns-repeated="16377"/>
        </table:table-row>
        <table:table-row table:style-name="ro7">
          <table:table-cell office:value-type="string" table:style-name="ce5">
            <text:p>Chrysophyllum cainito<text:s text:c="3"/></text:p>
          </table:table-cell>
          <table:table-cell office:value-type="string" table:style-name="ce6">
            <text:p>Caimito o sapodilla morada.</text:p>
          </table:table-cell>
          <table:table-cell office:value-type="string" table:style-name="ce6">
            <text:p>Sapotaceae</text:p>
          </table:table-cell>
          <table:table-cell office:value-type="string" table:style-name="ce7">
            <text:p>Originario de la India hasta China, el árbol de caimito fue introducido en El Salvador, así como en muchos países de América tropical. Se desarrolla en climas húmedos a secos.</text:p>
          </table:table-cell>
          <table:table-cell office:value-type="string" table:style-name="ce7">
            <text:p>Sus hojas son simples, alternas, brillantes y densamente pubescentes y ferrugíneas en el envés, cuando son viejas se tornan color rojo brillante. Las flores son pequeñas, de color blanco rosáseo, corola acampanada, con el tubo dos veces más g rande que el cáliz; crecen en las axilas de las hojas. El fruto es una baya redonda, comestible, de sabor dulce muy agradable; cuando verde es lechoso, ya maduro generalmente es de color morado, contiene varias semillas duras, aplanadas, de color morado, c ontiene varias semillas duras, aplanadas, de color negro.</text:p>
          </table:table-cell>
          <table:table-cell office:value-type="string" table:style-name="ce7">
            <text:p>La floración se da entre los meses de marzo a abril y los frutos entre mayo a junio.</text:p>
          </table:table-cell>
          <table:table-cell office:value-type="string" table:style-name="ce7">
            <text:p>Se utiliza en la fabricación de muebles finos. También se aprovecha sus frutos, sirve como sombra. En algunos herbarios de salud, las hojas del caimito, por sus propiedades astringentes, son recomendadas para problemas digestivos y las semillas como diurético.</text:p>
          </table:table-cell>
          <table:table-cell table:number-columns-repeated="16377"/>
        </table:table-row>
        <table:table-row table:style-name="ro7">
          <table:table-cell office:value-type="string" table:style-name="ce5">
            <text:p>Cordia megalantha <text:s/>S.F. Blake<text:s text:c="3"/></text:p>
          </table:table-cell>
          <table:table-cell office:value-type="string" table:style-name="ce6">
            <text:p>Laurel mastate.</text:p>
          </table:table-cell>
          <table:table-cell office:value-type="string" table:style-name="ce6">
            <text:p>Boraginaceae</text:p>
          </table:table-cell>
          <table:table-cell office:value-type="string" table:style-name="ce7">
            <text:p>México a Panamá. En Costa Rica es conocida en la zona norte, la vertiente del Caribe y parte suroes te de la vertiente del Pacífico, principalmente en climas muy húmedos; 0 -400 m.</text:p>
          </table:table-cell>
          <table:table-cell office:value-type="string" table:style-name="ce7">
            <text:p>Árbol, 30 -50 m de alto; ramitas glabras, pardo rojizas, Tronco derecho, cilíndrico, Corteza con leves fisuras longitudinales. Hojas simples, alternas , agrupadas al final de las ramitas, 7 -15 x 3 -8 cm, elíptico -oblongas a amplio -obovadas u ovadas, ápice obtuso, agudo o amplio -redondeado y abruptamente punteado, base aguda, glabras, lisas; pecíolos de 1.1 -3.3 cm de largo, acanalado. Flores blancas (bisex uales); cáliz 9 -10 mm de largo, con 10 -20 costillas; corola de 2.8 -4.3 cm de largo, con 5 lóbulos; estambres 5. Inflorescencias son cimas paniculadas, terminales, de 6 -12 cm de largo y 30 cm de ancho. Frutos son nueces, hasta de 1 cm de largo, ovoide -elipsoidales, envueltas por la corola y cáliz persistente con una semilla. Se reconoce por sus ramitas jóvenes con una coloración pardo -rojiza, las hojas lisas, reticuladas en el envés, agrupadas al final de las ramitas; flores blancas, grandes, con el cáliz estriado y una ramificación verticilada característica.</text:p>
          </table:table-cell>
          <table:table-cell office:value-type="string" table:style-name="ce7">
            <text:p>Flores observadas entre enero y junio y en agosto; frutos en mayo y junio (Florula, La selva. 2012).</text:p>
          </table:table-cell>
          <table:table-cell office:value-type="string" table:style-name="ce7">
            <text:p>Ornamental.</text:p>
          </table:table-cell>
          <table:table-cell table:number-columns-repeated="16377"/>
        </table:table-row>
        <table:table-row table:style-name="ro7">
          <table:table-cell office:value-type="string" table:style-name="ce5">
            <text:p>Cestrum rasemosum,<text:s text:c="2"/></text:p>
          </table:table-cell>
          <table:table-cell office:value-type="string" table:style-name="ce6">
            <text:p>Zorrillo.</text:p>
          </table:table-cell>
          <table:table-cell office:value-type="string" table:style-name="ce6">
            <text:p>Solanaceae.</text:p>
          </table:table-cell>
          <table:table-cell office:value-type="string" table:style-name="ce7">
            <text:p>Se encuentra desde el nivel del mar hasta 2.650 m de altitud. En toda la vertiente pacífica, en la zona norte del país, y en el caribe desde el norte hasta la zona de Guápiles.</text:p>
          </table:table-cell>
          <table:table-cell office:value-type="string" table:style-name="ce7">
            <text:p>Arbustos o árboles, hasta 12 m de alto, con ramitas glabras o con tricomas ascendentes diminutos. Hojas ovadas o angostamente ovadas, de 9,0 a 17,5 cm de largo, glabras cuando están maduras, ápice acuminado y base redondea da (obtusa); pecíolos has ta 1,6 cm de largo, glabros (puberulentos). Inflorescencias de uno a tres racimos cortos, abiertas, mayormente axilares en las hojas normales, raquis menudamente tomentoso, tricomas persistentes, pedicelos obsoletos, flores nocturnas; cáliz tubular de 2,5 a 3,5 mm de largo, densamente pubescente, tricomas persistentes, lobos deltoides de 0,5 a 1,2 mm de largo; corola verdosa o amarillenta, tubo delgado de 10 a 15 mm de largo, que se expande cerca del ápice, glabro, lobos de 2,2 a 3,5 mm de largo, menudament e tomentosos en los márgenes; filamentos libres por 1,0 a 2,2 mm de su longitud, sin dientes, a veces pubescentes por abajo. Los frutos son una b aya ovoide de 6 a 8 mm de largo, negra; semillas de 3 a 4 mm de largo .</text:p>
          </table:table-cell>
          <table:table-cell office:value-type="string" table:style-name="ce7">
            <text:p>Con flores o frutos durante todo el año .</text:p>
          </table:table-cell>
          <table:table-cell office:value-type="string" table:style-name="ce7">
            <text:p>En el pacífico central es usado para hacer sabrosos picadillos, a pesar de su fuerte olor.</text:p>
          </table:table-cell>
          <table:table-cell table:number-columns-repeated="16377"/>
        </table:table-row>
        <table:table-row table:style-name="ro7">
          <table:table-cell office:value-type="string" table:style-name="ce5">
            <text:p>Ceiba pentandra (L.) Gaertn .<text:s text:c="2"/></text:p>
          </table:table-cell>
          <table:table-cell office:value-type="string" table:style-name="ce6">
            <text:p>Ceiba</text:p>
          </table:table-cell>
          <table:table-cell office:value-type="string" table:style-name="ce6">
            <text:p>Bombacaceae.</text:p>
          </table:table-cell>
          <table:table-cell office:value-type="string" table:style-name="ce7">
            <text:p>Se encuentra en el Pacífico norte, central y sur, así co mo en la zona norte y Caribe. La distribución altitudinal varía de 0 -1500 m.s.n.m.</text:p>
          </table:table-cell>
          <table:table-cell office:value-type="string" table:style-name="ce7">
            <text:p>Árbol, 20 -60 m de altura. Esta especie se da en un amplio rango de condiciones edáficas y climáticas; sin embargo, es más frecuente y adquiere su máxima expresión en las tierras bajas muy húmedas, en especial sobre terrenos planos de origen aluvial, además es donde desarrolla las gambas de mayor tamaño, aunque se presume también que el mayor tamaño de éstas se da cuando crece en sitios muy afectados por vientos (Baker 1983). Se considera una especie pionera, que requiere mucha luz para su desarrollo y alcanza un crecimiento muy rápido; en África se han registrado hasta 4 m por año par a árboles jóvenes.</text:p>
          </table:table-cell>
          <table:table-cell office:value-type="string" table:style-name="ce7">
            <text:p>Las flores se registran principalmente de diciembre a febrero y es la época en que este árbol bota todo su follaje y produce frutos. Un árbol no florece todos lo años y se han dado períodos de 5 a 10 años en tre dos episodios de floración ; además este autor indica que la eliminación del follaje durante la floración puede facilitar el acceso libre a las flores a los polinizadores.</text:p>
          </table:table-cell>
          <table:table-cell office:value-type="string" table:style-name="ce7">
            <text:p>Las semillas son comestibles, ricas en aceites y se usan en la fabricación de jabón, para el alumbrado y como alimento para el ganado. La madera es suave, absorbente y liviana y se usa para para fabricar botes, ataúdes, bateas, cajas para empacar, juguetes, etc., aunque en la actualidad se utiliza principalmente en la construcción (para formaleta) . En medicina popular, a la corteza, hojas, tallos y flores se les atribuyen usos para el tratamiento de hemorroides, el dolor de estómago y de cabeza, como diurético, estimulante de la producción de leche materna, para aumentar la fertilidad de la mujer, para el asma, hernias, lavar heridas y detener hemorragias. Las hojas pueden usarse como forraje y abono y los frutos tiernos son comestibles.</text:p>
          </table:table-cell>
          <table:table-cell table:number-columns-repeated="16377"/>
        </table:table-row>
        <table:table-row table:style-name="ro7">
          <table:table-cell office:value-type="string" table:style-name="ce5">
            <text:p>Colubrina spinosa Donn. Sm<text:s text:c="2"/></text:p>
          </table:table-cell>
          <table:table-cell office:value-type="string" table:style-name="ce6">
            <text:p>Picha de pan.</text:p>
          </table:table-cell>
          <table:table-cell office:value-type="string" table:style-name="ce6">
            <text:p>Rhamnaceae .</text:p>
          </table:table-cell>
          <table:table-cell office:value-type="string" table:style-name="ce7">
            <text:p>Se encuentra en el Pacífico norte, central y sur, así co mo en la zona norte y Caribe. La dis tribución altitudinal varía de 760 -1500 m.s.n.m.</text:p>
          </table:table-cell>
          <table:table-cell office:value-type="string" table:style-name="ce7">
            <text:p>Arbusto o árbol de 2 a 10 m de altura. Hojas alternas de 6 a 17 por 3 a 8 cm, elípticas u ovado - elípticas, margen entero . Inflorescencias en cimas sésiles. Frutos de 5 a 8 mm de largo. Se reconoce por las dos glándulas que posee en la base adaxial de las hojas y sus inflorescencias sésiles con las flores largas y pediceladas (con los pedicelos de más de 10 mm de largo). La presencia de las glándulas y los frutos débilmente trilobados es la causa de que muchas veces se confunda con miembros de la familia Euphorbiaceae o Flacourtiaceae. Su corteza interna tiene un suave olor mentolado.</text:p>
          </table:table-cell>
          <table:table-cell office:value-type="string" table:style-name="ce7">
            <text:p>Flores se producen durante todo el año.</text:p>
          </table:table-cell>
          <table:table-cell office:value-type="string" table:style-name="ce7">
            <text:p>Ornamental y comido por fauna menor.</text:p>
          </table:table-cell>
          <table:table-cell table:number-columns-repeated="16377"/>
        </table:table-row>
        <table:table-row table:style-name="ro7">
          <table:table-cell office:value-type="string" table:style-name="ce5">
            <text:p>Dendropanax Arboreus (L.) Decne y Planch<text:s text:c="3"/></text:p>
          </table:table-cell>
          <table:table-cell office:value-type="string" table:style-name="ce6">
            <text:p>Fosforillo o palo de agua</text:p>
          </table:table-cell>
          <table:table-cell office:value-type="string" table:style-name="ce6">
            <text:p>Araliaceae</text:p>
          </table:table-cell>
          <table:table-cell office:value-type="string" table:style-name="ce7">
            <text:p>Es un árbol nativo de América Central y América del Sur. Su distribución geográfica se extiende desde el sur de México hasta Colombia, Venezuela y Brasil. Se encuentra en una variedad de hábitats, desde bosques tropicales húmedos hasta áreas de selva y vegetación secundaria.</text:p>
          </table:table-cell>
          <table:table-cell office:value-type="string" table:style-name="ce7">
            <text:p>Árbol epifito muy ramificado, perennifolio, de 14 a 25m de altura con un diámetro a entre 25 y 70 cm. Sus hojas son color verde oscuro, lustrosas en el haz y verde claro en el envés; tiene un tronco cilíndrico, corteza externa lisa a ligeramente fisurada y la interna es color crema y de olor fragante. Posee racimos florales compuestas y terminales de color amarillo. El fruto es verde blancuzco y contiene de 5 a 7 semillas. Prospera sobre suelo rocoso, potreros, milpas, cultivos y zonas protegidas cerca de corri entes de agua.</text:p>
          </table:table-cell>
          <table:table-cell office:value-type="string" table:style-name="ce7">
            <text:p>Florece durante todo el año especialmente de diciembre a agosto y los frutos maduran especialmente de marzo a agosto .</text:p>
          </table:table-cell>
          <table:table-cell office:value-type="string" table:style-name="ce7">
            <text:p>Es una especie de rápido crecimiento y no necesita mucha luz para su establecimiento; es una especie con potencial para reforestación productiva en zonas degradadas. Es aplicada en sistemas agroforestales asociados especialmente con cultivos de café y también se encuentra de forma aislada en potreros. También se ha empleado para rehabilitar sitios donde hubo explotación minera, es un árbol de follaje denso y ornamental que sirve de sombra, refugio y puede crecer en áreas con mucha sombra. Su madera es utilizada para leña, construcción de interiores, pulpa para papel, ebanistería, fabricación de artesa nías y carpintería en general; la hoja se emplea como remedio para la fiebre y para lavados intestinales (Revue, 1854) .</text:p>
          </table:table-cell>
          <table:table-cell table:number-columns-repeated="16377"/>
        </table:table-row>
        <table:table-row table:style-name="ro7">
          <table:table-cell office:value-type="string" table:style-name="ce5">
            <text:p>Dialium guianense <text:s/>Willd.<text:s text:c="3"/></text:p>
          </table:table-cell>
          <table:table-cell office:value-type="string" table:style-name="ce6">
            <text:p>Palo lacandón, tamarindo de montaña o guapaque</text:p>
          </table:table-cell>
          <table:table-cell office:value-type="string" table:style-name="ce6">
            <text:p>Fabaceae - Caesalpinioideae</text:p>
          </table:table-cell>
          <table:table-cell office:value-type="string" table:style-name="ce7">
            <text:p>Se encuentra en el Pacífico norte, central y sur, así como en la zona norte y Caribe. La dis tribución altitudinal varía de 760 -1500 m.s.n.m.</text:p>
          </table:table-cell>
          <table:table-cell office:value-type="string" table:style-name="ce7">
            <text:p>Árbol de 3 metros de altura, con una copa densa pero a menudo arbustiva, corteza lisa grisácea, al hacer corte se torna rojizo, generando una goma roja. Hojas con un folíolo terminal impar y por lo general 2 pares de folíolos opuestos o alternos, el par inferior es algo más pequeño; elípticas a ampliamente elípticas, a veces ligeramente obovadas, el ápice acuminado o abruptamente acuminado, simétrica y redondeada o ligeramente cuneada en la base, coriáceas, glabras y con el nervio central ligeramente hundido, a veces finamente peludas por debajo. Flores generalmente blanquecinas. Los frutos generalmente son abundante s, casi globosos , de hasta 2,5 cm de diámetro, densamente aterciopelado, negro y cada fruto con un tallo de unos 6 mm de largo con un cuello pequeño cerca del ápice, con un a cáscara frágil adjuntando 1 semilla (o excepcionalmente 2), de color marrón, con dulzura ácida, pulpa comestible.</text:p>
          </table:table-cell>
          <table:table-cell office:value-type="string" table:style-name="ce7">
            <text:p>A fines del verano produce pequeñas flores fragantes y amarillentas, en paní­culas axilares y terminales de 4 a 10 cm de largo, pubescentes, que en primavera se terminan desarrollando en un fruto en forma de vaina de 1 a 2 cm de largo, ovalada, que consiste en una cáscara color pardo, rígida pero frágil, una pulpa esponjosa y suave, color pardo y de sabor agridulce, similar al del tamarindo (Tamarindus indica).</text:p>
          </table:table-cell>
          <table:table-cell office:value-type="string" table:style-name="ce7">
            <text:p>Comida: La pulpa es de color rojo, con un dulce -amargo,Se pelan y se comen crudas, también pueden ser remojados en agua y se prepara como bebida. El árbol se dice que es bueno hacer leña y carbón vegetal. La albura es de color blanco con marcas de onda distintas, el duramen es de color rojo -marrón. La madera es dura, durable, pesada, de color marrón claro, con una textura fina. Se utiliza para vehículos, viviendas y pisos. La corteza y hojas se utilizan contra varias enfermedades.</text:p>
          </table:table-cell>
          <table:table-cell table:number-columns-repeated="16377"/>
        </table:table-row>
        <table:table-row table:style-name="ro7">
          <table:table-cell office:value-type="string" table:style-name="ce5">
            <text:p>Diphisa americana <text:s/>(Mill)M. Sousa<text:s text:c="2"/></text:p>
          </table:table-cell>
          <table:table-cell office:value-type="string" table:style-name="ce6">
            <text:p>Guachipelín.</text:p>
          </table:table-cell>
          <table:table-cell office:value-type="string" table:style-name="ce6">
            <text:p>Fabaceae - Caesalpinioideae</text:p>
          </table:table-cell>
          <table:table-cell office:value-type="string" table:style-name="ce7">
            <text:p>Desde México hasta Panamá. Esta especie se encuentra en la vertiente del Pacífico Norte y Pacífico Central, así com o en el Valle Central. Por su atractiva estructura y sus abundantes flores amarillas es muy utilizada como ornamental. También se utiliza en cercas, cortinas rompevientos y asociada a cultivos por su capacidad de fijar nitrógeno en el suelo. Se encuentra de 0- 1850 m.s.n.m.</text:p>
          </table:table-cell>
          <table:table-cell office:value-type="string" table:style-name="ce7">
            <text:p>Es un árbol que alcanza una altura de 15 m; no obstante, en sitio s con suelos fértiles puede alcanzar hasta 22 m normalmente se ramifica desde la mitad del fuste; su copa es extendida e irregular. Las ramitas delga - das son de color verde grisáceo, con lenticelas blancas muy peque ñas y grietas anchas. La corte za de los árboles jóvenes es muy llamativa porque posee gran cantidad de largas grietas verticales de color amarillo fuerte. En los árboles viejos, con d iámetros mayores, la corteza es similar a la de los pinos: muy gruesa, con lomo prominente y muy áspero . Hojas compuestas, alternas, imparipinnadas, de 3 a 15 cm de longitud, a menudo con 3 -13 pares de hojuelas de forma elíptica, borde liso y color verde m ate en el h az y verde claro mate en el en vés.</text:p>
          </table:table-cell>
          <table:table-cell office:value-type="string" table:style-name="ce7">
            <text:p>La floración generalmente ocurre durante la temporada de lluvias. Las flores son pequeñas y generalmente de color blanco o amarillo pálido. La floración puede variar según las condiciones climáticas y la región. La formación de frutos generalmente sigue a la floración. Los frutos son vainas que contienen semillas. Pueden tardar un tiempo en madurar después de la polinización. Su floración es una fuente de néctar y de polen, siendo esta especia visitada por abejas grandes (de las llamadas carpinteras).</text:p>
          </table:table-cell>
          <table:table-cell office:value-type="string" table:style-name="ce7">
            <text:p>Ornamental.</text:p>
          </table:table-cell>
          <table:table-cell table:number-columns-repeated="16377"/>
        </table:table-row>
        <table:table-row table:style-name="ro7">
          <table:table-cell office:value-type="string" table:style-name="ce5">
            <text:p>Erythrina poeppigeana<text:s text:c="3"/></text:p>
          </table:table-cell>
          <table:table-cell office:value-type="string" table:style-name="ce6">
            <text:p>Poró.</text:p>
          </table:table-cell>
          <table:table-cell office:value-type="string" table:style-name="ce6">
            <text:p>Fabaceae</text:p>
          </table:table-cell>
          <table:table-cell office:value-type="string" table:style-name="ce7">
            <text:p>Se distribuye naturalmente desde Costa Rica hasta Colombia. Se desarrolla en zonas altas de ambas vertientes.</text:p>
          </table:table-cell>
          <table:table-cell office:value-type="string" table:style-name="ce7">
            <text:p>Árbol que alcanza hasta 10 m de alto, sus hojas son compuestas y alternas. Las flores son de color rojizo y sus frutos son vainas gruesas con semillas de color rojo -naranja.</text:p>
          </table:table-cell>
          <table:table-cell office:value-type="string" table:style-name="ce7">
            <text:p>La floraci ón se da entre los meses de Agosto a octubre y los frutos entre noviembre y diciembre.</text:p>
          </table:table-cell>
          <table:table-cell office:value-type="string" table:style-name="ce7">
            <text:p>Es utilizado como poste vivo en cercas. Hojas trituradas se colocan sobre heridas infestadas de gusanos y se dice que eliminan los gusanos. La corteza aplicada com o una cataplasma es usada para tratar dolores, heridas, abscesos y artritis. Infusiones de las hojas son usadas como gotas de oídos para aliviar el dolor de oídos, y decocciones de las raíces son aplicadas a las torceduras. La Erythrina spp, contiene un gr an número de alcaloides que se sabe que son altamente tóxicos, pero la medicina tradicional sugiere que tienen efectos antibacteriales, anti -inflamatorios y analgésicos.</text:p>
          </table:table-cell>
          <table:table-cell table:number-columns-repeated="16377"/>
        </table:table-row>
        <table:table-row table:style-name="ro7">
          <table:table-cell office:value-type="string" table:style-name="ce5">
            <text:p>Elaeoluma glabrescens<text:s text:c="3"/></text:p>
          </table:table-cell>
          <table:table-cell office:value-type="string" table:style-name="ce6">
            <text:p>Paleta , Carey.</text:p>
          </table:table-cell>
          <table:table-cell office:value-type="string" table:style-name="ce6">
            <text:p>Sapotaceae.</text:p>
          </table:table-cell>
          <table:table-cell office:value-type="string" table:style-name="ce7">
            <text:p>Esta especie se encuentra en la verti ente del Pacífico Norte, sur Pacífico Central, zona norte y Caribe, así como en el Valle Central.</text:p>
          </table:table-cell>
          <table:table-cell office:value-type="string" table:style-name="ce7">
            <text:p>Árbol de dosel, que alcanza los 35 m de alto y 80 cm de dap. Tiene fuste cilíndrico, acanalado hacia la base, con gambas pequeñas. La corteza es lisa y pardo negruzca y el interior es rojiza. La savia es lechosa, cremosa, a veces verde amarillenta. Las hojas son simples, alternas, cartáceas y no tiene estípulas.</text:p>
          </table:table-cell>
          <table:table-cell office:value-type="string" table:style-name="ce7">
            <text:p>Las flores se agrupan en fascículos axilares, con 3 o 25 flores de color cremoso o verdosas, aromáticas. El fruto es ancho elipsoide, carnoso, liso y brillante, que contiene una semilla.</text:p>
          </table:table-cell>
          <table:table-cell office:value-type="string" table:style-name="ce7">
            <text:p>La madera es fácil de aserrar, cepillar y lijar, pero no es muy durable si se deja a campo libre, ya que es susceptible a hongos. La madera se utiliza en construcción general, pisos y artesanía.</text:p>
          </table:table-cell>
          <table:table-cell table:number-columns-repeated="16377"/>
        </table:table-row>
        <table:table-row table:style-name="ro7">
          <table:table-cell office:value-type="string" table:style-name="ce5">
            <text:p>Ficus citrifolia Mill.<text:s text:c="3"/></text:p>
          </table:table-cell>
          <table:table-cell office:value-type="string" table:style-name="ce6">
            <text:p>Higuerón.</text:p>
          </table:table-cell>
          <table:table-cell office:value-type="string" table:style-name="ce6">
            <text:p>Moraceae</text:p>
          </table:table-cell>
          <table:table-cell office:value-type="string" table:style-name="ce7">
            <text:p>Florida: En los Estados Unidos, Ficus citrifolia se encuentra en el sur de Florida, especialmente en áreas costeras y zonas húmedas. Islas del Caribe: Esta especie se encuentra en varias islas del Caribe, incluyendo Bahamas, Cuba, Puerto Rico y otras. América Central: Ficus citrifolia se distribuye en varios países de América Central, como México, Belice, Guatemala, Honduras, El Salvador, Nicaragua, Costa Rica y Panamá. América del Sur: En América del Sur, se encuentra en países como Colombia, Venezuela, Ecuador, Perú y Brasil.</text:p>
          </table:table-cell>
          <table:table-cell office:value-type="string" table:style-name="ce7">
            <text:p>Arbusto o árbol, de 2 -15 m, regularmente hemiepífito. Hojas simples, alternas, con la lámina de 5 -23 × 2 -10 cm, oblongo - ovada a oblongo -elíptica. Flores de 3 tipos, usualmente entremezclados (en las especies nativas): a) flores estaminadas, con el perianto 2 -6-partido y 1 -2 estambres; b)flores pistiladas fértiles, sésiles, con el perianto 2 -4-partido y el estilo largo; y flores pistiladas estériles, pedunculadas (que funcionan como incubadoras de larvas de las avispas que polinizan las flores fértiles) y el estilo corto. Infructescencias siconos geminados, de 0.8 -1.5 cm de diámetro, pedúnculo de 0.5 -1.2 cm, brácteas 2, de 0.2-0.3 cm, ostíolo plano o elevado, hasta de ca. 0.1 cm. Frutos aquenios. Se reconoce por sus hojas glabras con el pecíolo muy largo (+6 cm), la base truncada y los siconos grandes (hasta 1.5 cm) y pedunculados. Es frecuente que al ser jóvenes, el envés de las lámina foliares, adquiera un color rojizo</text:p>
          </table:table-cell>
          <table:table-cell office:value-type="string" table:style-name="ce7">
            <text:p>Siconos observados todo el año (Florula, La selva. 2012).</text:p>
          </table:table-cell>
          <table:table-cell office:value-type="string" table:style-name="ce7">
            <text:p>Comido por fauna.</text:p>
          </table:table-cell>
          <table:table-cell table:number-columns-repeated="16377"/>
        </table:table-row>
        <table:table-row table:style-name="ro7">
          <table:table-cell office:value-type="string" table:style-name="ce5">
            <text:p>Ficus velutina Humb. &amp; Bonpl. ex Willd.<text:s text:c="3"/></text:p>
          </table:table-cell>
          <table:table-cell office:value-type="string" table:style-name="ce6">
            <text:p>Higuerón</text:p>
          </table:table-cell>
          <table:table-cell office:value-type="string" table:style-name="ce6">
            <text:p>Moraceae</text:p>
          </table:table-cell>
          <table:table-cell office:value-type="string" table:style-name="ce7">
            <text:p>Desde Guatemala hasta Venezuela. En nuestro país s e encuentra en el Valle Central, en la Cordillera de Talamanca y en la Reserva Biológica Monteverde, a una elevación de 1000 a 2000 m</text:p>
          </table:table-cell>
          <table:table-cell office:value-type="string" table:style-name="ce7">
            <text:p>Árbol de 8 a 15 (20) m. Estípulas cubiertas por pelos pardo -rojizos, de 12 a 20 por 6 a 10 mm. Hojas de ancho -elípticas a ovadas, de 9 a 20 por 4.5 a 13 cm. Síconos pareados, de 14 a 22 mm de diámetro. Pedúnculos de 2 a 8 mm, con 2 brácteas, de 2 a 4 por 4 mm. Ostíolo hundido en un cuello de 1 a 2.5 mm. Se reconoce por los pelos pardo -rojizos que cu bren las partes vegetativas y los síconos, por la nervación terciaria reticulada y prominente y por su hábitat montano. Esta última característica lo diferencia de Ficus bullenei, que no asciende tanto, y que además presenta el ostíolo hundido en un cuello más grande.</text:p>
          </table:table-cell>
          <table:table-cell office:value-type="string" table:style-name="ce7">
            <text:p>Síconos observados de enero a febrero, de junio a setiembre y de noviembre a diciembre.</text:p>
          </table:table-cell>
          <table:table-cell office:value-type="string" table:style-name="ce7">
            <text:p>Comido por fauna.</text:p>
          </table:table-cell>
          <table:table-cell table:number-columns-repeated="16377"/>
        </table:table-row>
        <table:table-row table:style-name="ro7">
          <table:table-cell office:value-type="string" table:style-name="ce5">
            <text:p>Ficus colubrinae Standl.<text:s text:c="3"/></text:p>
          </table:table-cell>
          <table:table-cell office:value-type="string" table:style-name="ce6">
            <text:p>Higuerón</text:p>
          </table:table-cell>
          <table:table-cell office:value-type="string" table:style-name="ce6">
            <text:p>Moraceae</text:p>
          </table:table-cell>
          <table:table-cell office:value-type="string" table:style-name="ce7">
            <text:p>bosque húmedo, muy húmedo y pluvial. De México a Colombia. En Costa Rica, 0 -1450 m; Ambas vertientes de la Cordillera de Talamanca; Vertiente Caribe, Cordilleras Central, de Guanacaste y Tilarán, Llanuras de Los Guatusos, San Carlos y Tortuguero; Verti ente Pacífica, Valle Central, Península de Osa .</text:p>
          </table:table-cell>
          <table:table-cell office:value-type="string" table:style-name="ce7">
            <text:p>Arbusto o árbol, hasta de 12 m, regularmente hemiepífito. Hojas simples, alternas, con la lámina de 4 -11 × 2 -6 cm, elíptica a obovada. Flores de 3 tipos, usualmente entremezclados ( en las especies nativas): a) flores estaminadas, con el perianto 2 -6-partido y 1 -2 estambres; b)flores pistiladas fértiles, sésiles, con el perianto 2 -4-partido y el estilo largo; y flores pistiladas estériles, pedunculadas (que funcionan como incubadoras de larvas de las avispas que polinizan las flores fértiles) y el estilo corto. Infructescencias siconos geminados, de 0.4 -0.8 cm de diámetro, sésiles, brácteas 2, de ca. 0.2 cm, enteras, ostíolo plano. Los Frutos son aquenios. Se reconoce por sus estípulas cubiertas por tricomas dorados, láminas foliares pequeñas, trinervadas; siconos pequeños y sésiles.</text:p>
          </table:table-cell>
          <table:table-cell office:value-type="string" table:style-name="ce7">
            <text:p>Siconos observados todo el año.</text:p>
          </table:table-cell>
          <table:table-cell office:value-type="string" table:style-name="ce7">
            <text:p>Comido por fauna. Los siconos de la planta son muy apetecidos por aves y muerciélagos , que los visitan asiduamente</text:p>
          </table:table-cell>
          <table:table-cell table:number-columns-repeated="16377"/>
        </table:table-row>
        <table:table-row table:style-name="ro7">
          <table:table-cell office:value-type="string" table:style-name="ce5">
            <text:p>Ficus co tinifolia Kunth .<text:s text:c="2"/></text:p>
          </table:table-cell>
          <table:table-cell office:value-type="string" table:style-name="ce6">
            <text:p>Higuerón</text:p>
          </table:table-cell>
          <table:table-cell office:value-type="string" table:style-name="ce6">
            <text:p>Moraceae</text:p>
          </table:table-cell>
          <table:table-cell office:value-type="string" table:style-name="ce7">
            <text:p>Se encuentra en el Valle Central y la vertiente del Pacífico: San Antonio de Belén, Parque Nacional Santa Rosa y Reserva Biológica Monteverde. Elevación: entre 0 y 900 m.</text:p>
          </table:table-cell>
          <table:table-cell office:value-type="string" table:style-name="ce7">
            <text:p>Árbol hasta de 45 m de altura, a veces epífito. Estípulas de 7 a 15 por 2 a 7 mm, glabras o densamente cubiertas por tricomas blanco -dorados. Hojas ovadas, ancho - oblongas o sub -orbiculares, de 4 a 14 por 2 a 8 cm. Sícono s pareados de 6 a 10 mm de diámetro, sésiles, con 2 brácteas, de 4 por 4 mm. Ostiolo plano. Bosques húmedos o secos; estos árboles generalmente cuentan con numerosas raíces aéreas que sobresalen de las ramas inferiores y que les otorgan una forma impresion ante. También se observan crecer ocasionalmente sobre rocas, apoyados en numerosas raíces que aprovechan cualquier grieta para establecer contacto con el suelo.</text:p>
          </table:table-cell>
          <table:table-cell office:value-type="string" table:style-name="ce7">
            <text:p>Síconos observados de octubre a febrero.</text:p>
          </table:table-cell>
          <table:table-cell office:value-type="string" table:style-name="ce7">
            <text:p>Medicinalmente se ha empleado en ma gulladuras, problemas intestinales y llagas.</text:p>
          </table:table-cell>
          <table:table-cell table:number-columns-repeated="16377"/>
        </table:table-row>
        <table:table-row table:style-name="ro7">
          <table:table-cell office:value-type="string" table:style-name="ce5">
            <text:p>Ficus jimenezii Standl .<text:s text:c="2"/></text:p>
          </table:table-cell>
          <table:table-cell office:value-type="string" table:style-name="ce6">
            <text:p>Higuerón</text:p>
          </table:table-cell>
          <table:table-cell office:value-type="string" table:style-name="ce6">
            <text:p>Moraceae</text:p>
          </table:table-cell>
          <table:table-cell office:value-type="string" table:style-name="ce7">
            <text:p>Se encuentra en el Valle Central y en ambas vertientes: en Puriscal, Reserva Biológica Monteverde y en Turrialba. Elevación: de 760 a 1500 m.</text:p>
          </table:table-cell>
          <table:table-cell office:value-type="string" table:style-name="ce7">
            <text:p>Árbol de 8 a 25 m. Estípulas de 10 a 30 mm, glabras o densamente cubiertas por tricomas diminutos blancos.Hojas elípticas, oblongas u obovadas, de 4.5 a 13 por 3 a 8 cm. Sícono s pareados, de 7 a 12 mm de diámetro, sésiles, con 2 brácteas enteras hasta de 6 por 10 mm. Ostíolo mayormente plano. Se reconoce por sus hojas de ápice redondeado o agudo, los nervios secundarios más evidentes en el haz que en el envés y los síconos peque ños, sésiles y con brácteas que cubren más de la mitad de la superficie. Es similar a Ficus laterisyce , pero este tiende a mostrar los nervios secundarios más marcados y el ápice agudo.</text:p>
          </table:table-cell>
          <table:table-cell office:value-type="string" table:style-name="ce7">
            <text:p>Síconos observados en febrero, de abril a mayo y de julio a agosto.</text:p>
          </table:table-cell>
          <table:table-cell office:value-type="string" table:style-name="ce7">
            <text:p>Se ha empleado como verrífugo.</text:p>
          </table:table-cell>
          <table:table-cell table:number-columns-repeated="16377"/>
        </table:table-row>
        <table:table-row table:style-name="ro7">
          <table:table-cell office:value-type="string" table:style-name="ce5">
            <text:p>Genipa americana L.<text:s text:c="3"/></text:p>
          </table:table-cell>
          <table:table-cell office:value-type="string" table:style-name="ce6">
            <text:p>Guaitil, Guaitil Blanco, Jagua , Tabacón, Tapaculo</text:p>
          </table:table-cell>
          <table:table-cell office:value-type="string" table:style-name="ce6">
            <text:p>Rubiaceae</text:p>
          </table:table-cell>
          <table:table-cell office:value-type="string" table:style-name="ce7">
            <text:p>América Central: Genipa americana se encuentra en varios países de América Central, incluyendo Belice, Costa Rica, El Salvador, Guatemala, Honduras, Nicaragua y Panamá. América del Sur: Esta especie se distribuye ampliamente en países de América del Sur, como Colombia, Venezuela, Ecuador, Perú, Brasil, Bolivia, Paraguay y partes de Argentina.</text:p>
          </table:table-cell>
          <table:table-cell office:value-type="string" table:style-name="ce7">
            <text:p>Árbol, de hasta 25 m. Hojas de 10 –36 × 4 –15 cm, elípticas a oblanceoladas u obovadas, ápice agudo a acuminado, base aguda, coriáceas al secarse; con 9 –18 pares de venas secundarias; pecíolos de 5 –10 mm. Inflorescencias terminales, flores pistiladas subsésiles y a veces solitarias, flores estaminadas 2 –7, en cimas hasta de 10 × 10 cm, con pedúnculos de 5 –20 mm; brácteas caducas, triangulares, de 3–5 mm, agudas; pedicelos de 5 –10 mm. Flores en apariencia crípticamente unisexuales y las plantas dioicas; limbo del cáliz int ernamete seríceo a piloso, de 6–10 mm, truncado a levemente 5 -lobulado; corola, de textura gruesa, densamente serícea en el exterior, densamente pilosa a villosa en el interior, tubo de 10 –15 mm, lóbulos 5, ovados a obovados, de 10 –28 mm, redondeados. Baya s de 4 –11 × 5 –11 cm, globosas a elipsoidales u obovoides, lisas a lenticeladas, oxidandose a azul -oscuro cuando se cortan; semillas de 6 –12 × 4 –7 mm. Este género se se conoce por su hábito arbustivo o arbóreo, hojas opuestas, enteras, con estípulas interpe ciolares triangulares, los tejidos internos oxidandose de color azul-oscuro , inflorescencias con cimas cortas y las flores y frutos relativamente grandes. La función sexual de las flores en Genipa aparenta ser variable, y ciertamente la biología floral ha sido descrita de varias maneras. Las plantas que crecen en bosques secos, pueden a veces separarse por sus hojas con el envés piloso, y pueden segregarse como G. americana var. caruto (Kunth) K. Schum. Las plantas de LS pertenecen a G. americana var. americana. La savia se torna azul-índigo al exponerse al aire, y es usada para tatuar la piel en algunas partes de Sur América; en especimenes secos, particularmente los frutos, tiene un distintivo color azul -negro. Estos árboles ampliamente distribuidos, no son tan intensamente cultivados en el neotrópico por sus frutos comestibles, los cuales son reputados localmente por sus propiedades medicinales</text:p>
          </table:table-cell>
          <table:table-cell office:value-type="string" table:style-name="ce7">
            <text:p>Flores recolectadas de Abril –Agosto, frutos producidos la mayor parte del año.</text:p>
          </table:table-cell>
          <table:table-cell office:value-type="string" table:style-name="ce7">
            <text:p>La decocción de la raíz y la corteza se ha usado como purgante y como remedio para tratar la gonorrea. La corteza es rica en taninos empleados por la industria de la tenería, de ella también se pueden obtener fibras para confeccionar prendas bastas. Las hojas sirven de forraje para el ganado bovino. Sus flores son una importante fuente de néctar; la infusión de éstas tiene propiedades febrífugas y tónicas. Los frutos maduros son comestibles crudos, con ellos se e laboran mermeladas, varios refrescos, y es posible obtener del jugo de ellos un tinte negro; éste suele emplearse entre los indígenas de algunas etnias amazonicas, para pintar simbolicamente el cuerpo en ciertos rituales, o para protegerse la piel de la picadura de los insectos; los frutos son ricos en hierro, riboflavina y tienen propiedades antibióticas, astringentes, hemostáticas y se usan medicinalmente en casos de asma, disentería e ictericia. Las semillas contienen cafeina. El exudado de la corteza se ha empleado en Las Antillas y Venezuela como colirio. En Las Guayanas usan la decocción de la raíz como purgante y contra la diarrea. Los cataplasmas de la corteza los aplican como vulnerario y la decocción de la misma es ingerida para tratar la diarrea) (Florula, La selva. 2012).</text:p>
          </table:table-cell>
          <table:table-cell table:number-columns-repeated="16377"/>
        </table:table-row>
        <table:table-row table:style-name="ro7">
          <table:table-cell office:value-type="string" table:style-name="ce5">
            <text:p>Guarea kunthiana A. Juss<text:s text:c="3"/></text:p>
          </table:table-cell>
          <table:table-cell office:value-type="string" table:style-name="ce6">
            <text:p>Cacao de monte, cedrillo</text:p>
          </table:table-cell>
          <table:table-cell office:value-type="string" table:style-name="ce6">
            <text:p>Meliaceae</text:p>
          </table:table-cell>
          <table:table-cell office:value-type="string" table:style-name="ce7">
            <text:p>Especie muy extendida desde Nicaragua hasta Paraguay, incluyendo las Antillas.</text:p>
          </table:table-cell>
          <table:table-cell office:value-type="string" table:style-name="ce7">
            <text:p>árbol de aproximadamente 20m. Es uno de los árboles que produce grandes frutos y semillas en los bosques. Estos frutos tienen forma globosa, alcanzan 7 cm de diámetro y en su interior albergan varias semillas de gran tamaño .Especie de crecimiento moderadamente rápido, necesita algo de sombra en su estado juvenil para su adecuado desarrollo.</text:p>
          </table:table-cell>
          <table:table-cell office:value-type="string" table:style-name="ce7">
            <text:p>La floración de Guarea kunthiana generalmente ocurre durante la temporada de lluvias. Las flores pueden ser pequeñas y de color blanco o crema. La floración es un evento clave en el ciclo de vida de la planta, ya que marca el comienzo del proceso de reproducción. La formación de frutos sigue a la floración. Los frutos pueden ser cápsulas o drupas, y generalmente contienen semillas. La fructificación es importante para la dispersión de las semillas y la propagación de la especie.</text:p>
          </table:table-cell>
          <table:table-cell office:value-type="string" table:style-name="ce7">
            <text:p>La madera es usada para elaborar chapas decorativas. Con la madera se puede elaborar tríplex. La madera es usada en cajonería.</text:p>
          </table:table-cell>
          <table:table-cell table:number-columns-repeated="16377"/>
        </table:table-row>
        <table:table-row table:style-name="ro7">
          <table:table-cell office:value-type="string" table:style-name="ce5">
            <text:p>Gouania lupuloides (L.) Urb.<text:s/></text:p>
          </table:table-cell>
          <table:table-cell office:value-type="string" table:style-name="ce6">
            <text:p>bejuco leñatero o jaboncillo o hierba negra</text:p>
          </table:table-cell>
          <table:table-cell office:value-type="string" table:style-name="ce6">
            <text:p>Rhamnaceae</text:p>
          </table:table-cell>
          <table:table-cell office:value-type="string" table:style-name="ce7">
            <text:p>México, las Antillas hasta Perú y Venezuela. En Costa Rica amplia en ambas vertientes, desde climas secos hasta muy húmedos, 0 - 2100 m. Es frecuente en la orilla d e bosques, vegetación secundaria o sitios abiertos y soleados</text:p>
          </table:table-cell>
          <table:table-cell office:value-type="string" table:style-name="ce7">
            <text:p>Bejuco, Hojas 3.5 -12 × 1.5 -7 cm, simples, alternas, ovadas, ovado -elípticas o angosto -elípticas, ápice agudo o corto acuminado, base redondeada o subcordada, pubescenc ia fina sobre los nervios en el envés, margen aserrado o dentado; pecíolos 0.5 -2.5 cm de largo. Inflorescencias panículas, hasta 20 cm de largo. Flores verdosas; sépalos 5; pétalos 5, unguiculados; estambres 5. Fruto esquizocarpo (simple seco), 7 -15 mm de largo, con 3 alas y 3 semillas. Se reconoce por sus hojas con el envés mayromente glabro o con pelos esparcidos especialmente sobres los nervios. Está muy relacionada con G. polygama, de la cual se diferencia en que la última tiene el envés densamente pube scente, la lámina algo más gruesa y la venación más marcada.</text:p>
          </table:table-cell>
          <table:table-cell office:value-type="string" table:style-name="ce7">
            <text:p>Floración en los meses de abril, septiembre, octubre, noviembre y diciembre y la fructificación en los meses de Enero, febrero, marzo y abril.</text:p>
          </table:table-cell>
          <table:table-cell office:value-type="string" table:style-name="ce7">
            <text:p>La planta se ha usado como dentrifico (mascando sencillamente los tallos frescos), veneno, jabon, diuretico, tonico y febrifugo, en casos de hidropesia, gingivitis, piorrea, inclu so tambien, como sutituto del “Lupulo” (Humulus)en en la fabricacion de cerveza (Florula, La selva. 2012).</text:p>
          </table:table-cell>
          <table:table-cell table:number-columns-repeated="16377"/>
        </table:table-row>
        <table:table-row table:style-name="ro7">
          <table:table-cell office:value-type="string" table:style-name="ce5">
            <text:p>Guatteria amplifolia Triana &amp; Planch<text:s text:c="3"/></text:p>
          </table:table-cell>
          <table:table-cell office:value-type="string" table:style-name="ce6">
            <text:p>nance silvestre o nance</text:p>
          </table:table-cell>
          <table:table-cell office:value-type="string" table:style-name="ce6">
            <text:p>Annonaceae</text:p>
          </table:table-cell>
          <table:table-cell office:value-type="string" table:style-name="ce7">
            <text:p>México a Panamá. En Costa Rica, en general frecuente en la mayoría de los bosques muy húmedos de tierras bajas de país, en la zona norte, vertiente del Caribe, las cordilleras de Til arán, Volcánica Central y de Talamanca; 0 -1.500 m</text:p>
          </table:table-cell>
          <table:table-cell office:value-type="string" table:style-name="ce7">
            <text:p>Árbol, 6 -10 m de alto; ramitas verdosas, glabras. Hojas simples, alternas, dísticas, 9 -26 (-28) x 3,2 -9(-12), elípticas a oblongo -elípticas, ápice acuminado, base cuneada a obtusa , en general glabras, nervios secundarios elevados en el envés. Flores solitarias o 2 -3 por axila, pedicelos 2 -2.5 cm de largo; sépalos de 6 x 6 mm, ovados; los 3 pétalos externos de 1 -1.5 x 0.5 -0.8 cm, oblongos y verdosos, los internos 2.3 x 1.1 cm, linea res; estambres numerosos. Frutos apocárpicos, monocarpos 10 -20 (-33), de 7 -10 x 4 -6 mm, elipsoidales, estípite 1 -1.3(-1.7) cm de largo con una semilla. Se caracteriza por sus hojas en general glabras y las venas secundarias elevadas en el envés</text:p>
          </table:table-cell>
          <table:table-cell office:value-type="string" table:style-name="ce7">
            <text:p>Flores observadas de enero a abril, noviembre y diciembre; frutos de enero a junio, setiembre y noviembre (Florula, La selva. 2012).</text:p>
          </table:table-cell>
          <table:table-cell office:value-type="string" table:style-name="ce7">
            <text:p>Los frutos de Guatteria amplifolia son comestibles y pueden ser consumidos frescos. Estos frutos a menudo se asemejan a los nances y son valorados por su sabor dulce y agradable. En algunas culturas locales, las diferentes partes de la planta (hojas, corteza, raíces) pueden haber sido utilizadas con fines medicinales. Se han atribuido propiedades como antipiréticas, antiinflamatorias y diuréticas a ciertas especies del género Guatteria. Dado que muchas especies de la familia Annonaceae, a la cual pertenece Guatteria amplifolia, contienen compuestos fitoquímicos con potencial farmacológico, la investigación científica podría estar explorando los componentes químicos y las posibles propiedades medicinales de esta especie y sus partes.</text:p>
          </table:table-cell>
          <table:table-cell table:number-columns-repeated="16377"/>
        </table:table-row>
        <table:table-row table:style-name="ro7">
          <table:table-cell office:value-type="string" table:style-name="ce5">
            <text:p>Guazuma invira (Guazuma ulmifolia Lam)<text:s text:c="3"/></text:p>
          </table:table-cell>
          <table:table-cell office:value-type="string" table:style-name="ce6">
            <text:p>Guácimo blanco</text:p>
          </table:table-cell>
          <table:table-cell office:value-type="string" table:style-name="ce6">
            <text:p>Sterculiaceae</text:p>
          </table:table-cell>
          <table:table-cell office:value-type="string" table:style-name="ce7">
            <text:p>Desd e México a Ecuador a través de América Central, Perú, norte de Argentina, Bolivia y sur de Brasil, así como el Caribe. Se ha plantado experimentalmente en América Central, en condiciones de bosque seco, húmedo y muy húmedo. Como la especie ocurre a un gran rango de climas, al plantarla es muy importante escoger una fuente de semillas apropiada. Si la semilla proviene de una zona seca posiblemente no crecerá bien en una zona húmeda y viceversa</text:p>
          </table:table-cell>
          <table:table-cell office:value-type="string" table:style-name="ce7">
            <text:p>Árbol pequeño, raramente de más de 8 m en condiciones abiertas y 16 m en bosque cerrado. Diámetro hasta 50 cm. Ramifica desde baja altura. Copa ancha, irregular, con ramas arqueadas. Corteza gris, con fisuras horizontales y verticales en forma de diamante. Hojas simples, alternas, formando dos hileras a lo largo de la rama. La hoja es lanceolada, 2 -16 cm de largo, con borde serrado. El haz es liso y verde oscuro, el envés verde pálido y velloso., con venas abultadas. Los grupos de pequeñas flores amarillas se agrupan en panículas de hasta 3 cm de largo. Los frutos son cápsulas redondas, de 1.6 -2.4 cm de largo, muy verrugosas. Oscurecen y endurecen al madurar, Y se abren irregularmente por muchos poros pequeños, aunque sin liberar la semilla. Dentro hay cinco celdas con numerosas semillas blanca s de 3 mm envueltas en una pulpa dulce. Un componente común del bosque secundario, pero también regenera bien en bosquetes, claros, a lo largo de corrientes de agua, en pastos y laderas de colinas bajas. Es una especie pionera que coloniza rápidamente área s abiertas. En bosque secundario, los árboles maduros se encuentran en densidades bajas, pero distribuidos regularmente en el bosque. Se reportan ataques de larvas de insectos en los frutos. Las plantas jóvenes son atacadas por un escarabajo cerambícido (C erambix spp) que anilla y corta la madera de tallos y ramas de hasta 3 cm de diámetro. Las hojas son atacadas por áfidos.</text:p>
          </table:table-cell>
          <table:table-cell office:value-type="string" table:style-name="ce7">
            <text:p>Flores de abril a junio y frutos de junio a setiembre</text:p>
          </table:table-cell>
          <table:table-cell office:value-type="string" table:style-name="ce7">
            <text:p>La madera no suele tener suficiente calidad para ser comercializada para aserrío, usándose localmente más a menudo para construcciones y carpintería general. Sin embargo, la leña es altamente preferida y existe mercado para ella en ciertas áreas. Las hojas y frutos son importantes como suplemento en la dieta de ganado especialmente en periodos secos, pero normalmente no se comercializan.</text:p>
          </table:table-cell>
          <table:table-cell table:number-columns-repeated="16377"/>
        </table:table-row>
        <table:table-row table:style-name="ro7">
          <table:table-cell office:value-type="string" table:style-name="ce5">
            <text:p>Goethalsia meiantha (Donn. Sm.) Burret<text:s text:c="3"/></text:p>
          </table:table-cell>
          <table:table-cell office:value-type="string" table:style-name="ce6">
            <text:p>Chancho Blanco, Guácimo, Guácimo Blanco</text:p>
          </table:table-cell>
          <table:table-cell office:value-type="string" table:style-name="ce6">
            <text:p>Malvaceae</text:p>
          </table:table-cell>
          <table:table-cell office:value-type="string" table:style-name="ce7">
            <text:p>Nicaragua hasta Colombia y Ve nezuela. En Costa Rica amplia, principalmente en climas húmedos a muy húmedos de elevaciones bajas, 0 - 700 m. En LS frecuente a común en vegetación secundaria.</text:p>
          </table:table-cell>
          <table:table-cell office:value-type="string" table:style-name="ce7">
            <text:p>Árbol , 15-30 m de alto, Tronco cilíndrico con gambas laminares, indivi duos adultos a veces con el tronco acanalado. Hojas simples, alternas, 7 -14 x 5 -8 cm, elíptico -oblongas u obovado -oblongas, ápice acuminado, base aguda a redondeada, margen dentado -aserrado en la mitad distal, envés blanquecino, densamente cubierto con tri comas estrellados, trinervadas en la base; pecíolos 1.0 -1.2 cm de largo. Inflorescencias cimosas, axilares o terminales, más cortas que las hojas. Flores blancas; sépalos 5, de 1 cm de largo; pétalos 5, de 4 mm de largo; estambres numerosos, hasta 25. Frut o de 3 (4) sámaras unidas, alas de 3.5 -4 x 1.5 -2 cm, cada sámara con 1 -4 semillas en la mitad. Semillas en forma de pera, aplanadas, 2.8 -4 x 1.8 -2.5 mm. Se caracteriza por sus hojas dísticas, trinervadas, la lámina relativamente delgada y de un mismo color en ambas caras. Las hojas jóvenes son de un color rosado -rojizo característico. En forma vegetativa a veces se confunde con el género Trichospermum, pero en éste normalmente el envés de las hojas es de color blanquecino, con pelos estrellados largos y los dientes del margen son más agudos (Florula, La selva. 2012).</text:p>
          </table:table-cell>
          <table:table-cell office:value-type="string" table:style-name="ce7">
            <text:p>Flores observadas de Junio a Septiembre. Frutos observados en Enero y de Julio a Diciembre.</text:p>
          </table:table-cell>
          <table:table-cell office:value-type="string" table:style-name="ce7">
            <text:p>Ornamental.</text:p>
          </table:table-cell>
          <table:table-cell table:number-columns-repeated="16377"/>
        </table:table-row>
        <table:table-row table:style-name="ro7">
          <table:table-cell office:value-type="string" table:style-name="ce5">
            <text:p>Garcinia intermedia (Pittier)Hammel<text:s text:c="3"/></text:p>
          </table:table-cell>
          <table:table-cell office:value-type="string" table:style-name="ce6">
            <text:p>Jorco, jobo.</text:p>
          </table:table-cell>
          <table:table-cell office:value-type="string" table:style-name="ce6">
            <text:p>Clusiaceae.</text:p>
          </table:table-cell>
          <table:table-cell office:value-type="string" table:style-name="ce7">
            <text:p>En bosques húmedos a muy húmedos, principalmente de la vertiente del Pacífico, desde la parte baja de la Península de Nicoya hasta la Península de Osa; de 0 a 1.200 m de elevación.</text:p>
          </table:table-cell>
          <table:table-cell office:value-type="string" table:style-name="ce7">
            <text:p>amarillento. Hojas simples, opuestas, dísticas, de 8 -25 por 3 -9 cm, elípticas, ápi ce agudo a acuminado, glabras, borde entero. Flores blanco amarillento, solitarias en fascículos axilares. Frutos tipo bayas, de 2,5 por 4 cm de largo, ovoides, carnosas, anaranjadas cuando maduras, superficie lisa; semillas de 1 a 2. Esta especie presenta una fuerte variación en el tamaño de sus hojas, desde relativamente pequeñas en climas secos o con estacionalidad climática marcada hasta grandes en climas muy húmedos. Los individuos que crecen en climas muy húmedos son difíciles de diferenciar de G. mad runo por poseer hojas de igual tamaño. Las hojas de G. intermedia se caracterizan por no tener un nervio submarginal visible a simple vista; cuando secas, la lámina es opaca y con una coloración pardo verdoso sin hileras claras de resina, que sí son eviden tes en G. madruno .</text:p>
          </table:table-cell>
          <table:table-cell office:value-type="string" table:style-name="ce7">
            <text:p>Flores observadas de enero a marzo y de julio a octubre. Frutos de enero a junio y en diciembre</text:p>
          </table:table-cell>
          <table:table-cell office:value-type="string" table:style-name="ce7">
            <text:p>Ocasionalmente se cultiva como ornamental por sus frutos comestibles en las cercanías del Valle Central; vale la pena hacer esta práctica más extensiva.</text:p>
          </table:table-cell>
          <table:table-cell table:number-columns-repeated="16377"/>
        </table:table-row>
        <table:table-row table:style-name="ro7">
          <table:table-cell office:value-type="string" table:style-name="ce5">
            <text:p>Gliricidia sepium <text:s/>(Jacq.) Kunth ex Walp.<text:s text:c="3"/></text:p>
          </table:table-cell>
          <table:table-cell office:value-type="string" table:style-name="ce6">
            <text:p>Madero negro.</text:p>
          </table:table-cell>
          <table:table-cell office:value-type="string" table:style-name="ce6">
            <text:p>Fabaceae</text:p>
          </table:table-cell>
          <table:table-cell office:value-type="string" table:style-name="ce7">
            <text:p>Esta especie se encuentra en la verti ente del Pacífico Norte, sur Pacífico Central, zona norte y Caribe, así como en el Valle Central.</text:p>
          </table:table-cell>
          <table:table-cell office:value-type="string" table:style-name="ce7">
            <text:p>Árbol, arbusto caducifolio, de 2 a 15 m (hasta 20) m de altura, con un diámetro a la altura del pecho entre 25 y 60 cm, normalmente más pequeño (30). Copa / Hojas. Copa irregular. Amplia cobertura del follaje. Hojas compuestas, alternas, e imparipinnadas. Miden de 12 a 30 cm de largo (incluyendo el pecíolo). Compuestas por 7 a 25 folíolos opuestos de 3 a 8 cm de largo por 2 a 4 cm de ancho, ovados a elípticos, con el margen entero. Las flores son rosadas y se agrupan en racimos densos de 10 a 20 cm de largo, situados en las axilas de las hojas caídas. Cada racimo tiene de 15 a 50 flores zigomorfas, de 2 a 3 cm de largo, dulcemente perfumadas. Corola en forma de mariposa. Vainas lineares y dehiscentes a lo largo de 2 suturas, aplanadas, de 10 a 20 cm de largo y 1 a 3 cm de ancho, agudas, péndulas, con nervadura fina, verde limón o pardo claras cuando nuevas y oscuras al madurar. Cada vaina con 3 a 10 semillas.</text:p>
          </table:table-cell>
          <table:table-cell office:value-type="string" table:style-name="ce7">
            <text:p>Florece de (febrero) marzo a junio (julio) .</text:p>
          </table:table-cell>
          <table:table-cell office:value-type="string" table:style-name="ce7">
            <text:p>Esta especie forrajera presenta grandes expectativas de uso en sistemas silvopastoriles por su notable desarrollo anual y abundante producción de follaje (biomasa) por ramas primarias de origen ve getativo. Árbol multipropósito de gran interés agroforestal (con una base de conocimiento acumulada).</text:p>
          </table:table-cell>
          <table:table-cell table:number-columns-repeated="16377"/>
        </table:table-row>
        <table:table-row table:style-name="ro7">
          <table:table-cell office:value-type="string" table:style-name="ce5">
            <text:p>Heliocarpus appendiculatus <text:s/>Turcz<text:s text:c="3"/></text:p>
          </table:table-cell>
          <table:table-cell office:value-type="string" table:style-name="ce6">
            <text:p>Burío, Jonote</text:p>
          </table:table-cell>
          <table:table-cell office:value-type="string" table:style-name="ce6">
            <text:p>Malvaceae</text:p>
          </table:table-cell>
          <table:table-cell office:value-type="string" table:style-name="ce7">
            <text:p>México hasta Perú. En Costa Rica en ambas vertientes, más frecuente en la vertiente pacífica, en climas de húmedos a muy húmedos, 50 -1600</text:p>
          </table:table-cell>
          <table:table-cell office:value-type="string" table:style-name="ce7">
            <text:p>Árbol, 10 -25 m de alto, Tronco cilíndrico. Hojas simples, alternas, 7 -21 x 6 -19 cm, ancho ovadas a menudo ligeramente 3 -lobadas, ápice acuminado, base cordado -decurrente a obtusa con 2 aurículas foliáceas 3 -5 mm de largo y varias glándulas en el márgen, mar gen aserrado, envés blanquecino con densos tricomas estrellados y 5 venas principales desde la base; pecíolos 2.5 - 14.5 cm de largo. Inflorescencias en panículas terminales, de 10 a 20 cm de largo. Flores (especie dioica) amarillentas; flores masculinas de 8-9 mm de diámetro; sépalos 4, de 4 mm de largo; pétalos 4, de 3 mm de largo; estambres alrededor de 20-30; flores femeninas más pequeñas y sin estambres. El Fruto son nuececillas, de 3 mm de diámetro, globosos, con el margen rodeado de numerosas cerdas muy delgadas, rojizas y con 1 semilla. Se reconoce fácilmente por sus hojas amplio ovadas, con el margen aserrado y con 2 ápendices o aurículas foliáceas conspicuas en la base de la lámina, las aurículas con varias glándulas en el margen (Florula, La selva. 2012).</text:p>
          </table:table-cell>
          <table:table-cell office:value-type="string" table:style-name="ce7">
            <text:p>Florece desde diciembre hasta mediados de marzo y la fructificación persiste hasta mediados de junio (Lay, 1949). En Nicaragua florece de enero a febrero y fructifica de febrero a junio (Stevens et al., 2001).</text:p>
          </table:table-cell>
          <table:table-cell office:value-type="string" table:style-name="ce7">
            <text:p>Apoyo a la avifauna, Hospedera mariposas, Restauración, Agropecuarias</text:p>
          </table:table-cell>
          <table:table-cell table:number-columns-repeated="16377"/>
        </table:table-row>
        <table:table-row table:style-name="ro7">
          <table:table-cell office:value-type="string" table:style-name="ce5">
            <text:p>Hyeronima alchorneoides<text:s/></text:p>
          </table:table-cell>
          <table:table-cell office:value-type="string" table:style-name="ce6">
            <text:p>Pilón.</text:p>
          </table:table-cell>
          <table:table-cell office:value-type="string" table:style-name="ce6">
            <text:p>Phyllanthaceae</text:p>
          </table:table-cell>
          <table:table-cell office:value-type="string" table:style-name="ce7">
            <text:p>Se encuentra en el Pacífico central y sur, así como en la zona norte y Caribe. Esta especie es un árbol emergente, abundante en bosques tropicales húmedos y muy húmedos, cuya precipitación lluviosa anual, alcanza 3500 -5000 mm y una temperatura de 24 -32º C. Crece muy bien en planicies muy húmedas o pantanosas durante época seca lluvio sa, cuyo suelo es aluvional o franco arcilloso y ácido. El ámbito altitudinal de la especie oscila entre 0 -900 m.s.n.m.</text:p>
          </table:table-cell>
          <table:table-cell office:value-type="string" table:style-name="ce7">
            <text:p>Árbol que alcanza 40m de alto y 175 cm de dap. Tiene fuste recto y gambas ramificadas, la copa es amplia. La corteza es de color gris claro en espacios abiertos y rojiza en el bosque, la savia es incolora. Las hojas son simples, alternas, cartáceas, pubescentes y suele esta habitadas por hormigas. Las flores son de color verde amarillento y el fruto es drupa pequeña de color verde, al madurar se pone roja.</text:p>
          </table:table-cell>
          <table:table-cell office:value-type="string" table:style-name="ce7">
            <text:p>Sin datos.</text:p>
          </table:table-cell>
          <table:table-cell office:value-type="string" table:style-name="ce7">
            <text:p>Se utiliza en construcción pesada.</text:p>
          </table:table-cell>
          <table:table-cell table:number-columns-repeated="16377"/>
        </table:table-row>
        <table:table-row table:style-name="ro7">
          <table:table-cell office:value-type="string" table:style-name="ce5">
            <text:p>Hampea appendiculata (Donn. Sm.) Standl<text:s text:c="3"/></text:p>
          </table:table-cell>
          <table:table-cell office:value-type="string" table:style-name="ce6">
            <text:p>Algodoncillo, Buriogre, Burío Blanco</text:p>
          </table:table-cell>
          <table:table-cell office:value-type="string" table:style-name="ce6">
            <text:p>Malvaceae</text:p>
          </table:table-cell>
          <table:table-cell office:value-type="string" table:style-name="ce7">
            <text:p>Bosque húmedo, muy húmedo y pluvial; De Honduras a Panamá. En Costa Rica, 0 -1800 m; Ambas vertientes de las Cordilleras de Guanacaste y Tilarán; Vertiente Caribe, Cordillera Central, Llanuras de Los Gustusos, San Carlos y Tortuguero, Baja Talamanca; Verti ente Pacífica, Cordillera de Talamanca, Valle Central, Península de Osa.</text:p>
          </table:table-cell>
          <table:table-cell office:value-type="string" table:style-name="ce7">
            <text:p>Arbusto o árbol, de 3.5 -20 m. Hojas simples, alternas de 7-24 x 4 -16 cm, láminas ovadas, u ovado -oblongas. Flores con pedúnculos de 1-2 cm; cáliz con lóbulo s de ca. 0.4 cm, o completamente truncado y de ca. 0.6 cm; pétalos de ca. 1 cm, cremas o amarillentos, los frutos son Cápsulas de 1.5 -3 cm, elipsoidales, subesfericas u ovoides. Hojas simples, con 3 -5 venas en la base, éstas con nectarios prominentes por e l envés; flores unisexuales, caliculadas, los pétalos blancos y reflexos; frutos capsulares; semillas ariladas.</text:p>
          </table:table-cell>
          <table:table-cell office:value-type="string" table:style-name="ce7">
            <text:p>Flores observadas de Marzo a Setiembre. Frutos observados de Enero a Abril y de Setiembre a Diciembre (Florula, La selva. 2012).</text:p>
          </table:table-cell>
          <table:table-cell office:value-type="string" table:style-name="ce7">
            <text:p>Es hospedera de las larvas de Hylesia invidiosa. Las flores de las especies de Hampea, son visitadas por el ave Klais guimeti (colibrí cabeciazul). Los frutos se reportan como parte de la dieta del ave Selenidera spectabilis (tucancillo orejiamarillo)</text:p>
          </table:table-cell>
          <table:table-cell table:number-columns-repeated="16377"/>
        </table:table-row>
        <table:table-row table:style-name="ro7">
          <table:table-cell office:value-type="string" table:style-name="ce5">
            <text:p>Hippotis panamensis (Dwayer) C. M. Taylor<text:s text:c="3"/></text:p>
          </table:table-cell>
          <table:table-cell office:value-type="string" table:style-name="ce6">
            <text:p>Sin datos.</text:p>
          </table:table-cell>
          <table:table-cell office:value-type="string" table:style-name="ce6">
            <text:p>Rubiaceae</text:p>
          </table:table-cell>
          <table:table-cell office:value-type="string" table:style-name="ce7">
            <text:p>Restringida de Nicaragua a Colombia, en Costa Rica se encuentra en bosque muy húmedo, 0–500+ m; vertiente Caribe de las Cordilleras Central y de Talamanca, Llanuras de San Carlos y de Tortuguero.</text:p>
          </table:table-cell>
          <table:table-cell office:value-type="string" table:style-name="ce7">
            <text:p>Árbol, hasta de 10 m, Hojas de 12 –35 × 5.5 –18 cm, elípticas a obovadas, ápice acuminado, base cuneada, papiráceas a coriáceas al secarse; con 7 –10 pares de venas secundarias; pecíolos de 1 –3.5 cm. Inflorescencias con 1( –3) flores; pedúnculos de 1 –10 mm; brá cteas ovadas, de 3 – 5 mm. Flores sésiles; limbo del cáliz densamente piloso, de 25 –35 mm, abriendose por un lado o irregularmente 2( –3)-labiado; corola infundibuliforme, blanca, densamente serícea externamente, internamente glabrescente, tubo de 40–45 mm, a veces curvado, lóbulos 5, triangulares a elípticos, de 5 –6 mm, obtusos. Los frutos son Bayas de 3 –4 × 1 –3 cm; semillas de ca. 2 mm, foveoladas. Hippotis se reconoce se hábito leñoso, hojas opuestas con la venación terciaria lineolada, estípulas caducas y retorcidas en la yema y por las flores solitarias con el cáliz espatáceo</text:p>
          </table:table-cell>
          <table:table-cell office:value-type="string" table:style-name="ce7">
            <text:p>Flores recolectadas en Febrero, Abril, Julio, Agosto, y Octubre, frutos en Mayo, Junio, y Agosto.</text:p>
          </table:table-cell>
          <table:table-cell office:value-type="string" table:style-name="ce7">
            <text:p>Sin datos.</text:p>
          </table:table-cell>
          <table:table-cell table:number-columns-repeated="16377"/>
        </table:table-row>
        <table:table-row table:style-name="ro7">
          <table:table-cell office:value-type="string" table:style-name="ce5">
            <text:p>Hymenaea courbaril <text:s text:c="2"/>L.<text:s text:c="2"/></text:p>
          </table:table-cell>
          <table:table-cell office:value-type="string" table:style-name="ce6">
            <text:p>Guapinol.</text:p>
          </table:table-cell>
          <table:table-cell office:value-type="string" table:style-name="ce6">
            <text:p>Fabaceae Caesalpinaceae</text:p>
          </table:table-cell>
          <table:table-cell office:value-type="string" table:style-name="ce7">
            <text:p>Vertiente del Pacífico, desde la parte noroeste de las provincias de Guanacaste y Puntarenas, Valle Central hasta la frontera con Panamá, prefiriendo sitios con una estación seca larga. Elevac ión entre 0 -1200 m.</text:p>
          </table:table-cell>
          <table:table-cell office:value-type="string" table:style-name="ce7">
            <text:p>Árbol hasta de 30 m de altura. Hojas bifolioladas, alternas, folíolos opuestos, sésiles, de 4 a 9 cm de largo, lanceolado -oblongos a oblongo -ovados, asimétricos, con abundantes puntos translúcidos a simple vis ta. Inflorescencias panículas terminales, de hasta 12 cm de largo. Flores blancas, aromáticas. Frutos legumbres, de 5 a 15 cm de largo, ampliamente oblongos, indehiscentes, leñosos, superficie externa lenticelada, con la pulpa comestible.</text:p>
          </table:table-cell>
          <table:table-cell office:value-type="string" table:style-name="ce7">
            <text:p>Flores observadas de marzo a mayo. Frutos observados de octubre a febrero y también en julio.</text:p>
          </table:table-cell>
          <table:table-cell office:value-type="string" table:style-name="ce7">
            <text:p>Un kilogramo de semillas contiene 250 unidades, 30 % de poder germinativo, la germinación se puede acelerar sumergiendo las semillas en agua hirviendo y luego en ácido sulfúrico. Es posible almacenarla durante un año a 21º C. Medicinalmente se ha usado en casos de asma, beriberi, blenorragia, bronquitis, catarros, cistitis, diarrea, dispepsia, fracturas, indigestión, laringitis, malaria, reumatismo, úlceras, enferm edades venéreas, dolores de cabeza, artritis, magulladuras, espasmos, como expectorante, licor, purgativo, sedativo, tónico estomacal, vermífugo y antiséptico.</text:p>
          </table:table-cell>
          <table:table-cell table:number-columns-repeated="16377"/>
        </table:table-row>
        <table:table-row table:style-name="ro7">
          <table:table-cell office:value-type="string" table:style-name="ce5">
            <text:p>Hernandia didymantha Donn. Sm.<text:s text:c="3"/></text:p>
          </table:table-cell>
          <table:table-cell office:value-type="string" table:style-name="ce6">
            <text:p>Zoncho. Laurel mastate</text:p>
          </table:table-cell>
          <table:table-cell office:value-type="string" table:style-name="ce6">
            <text:p>Hernandiaceae</text:p>
          </table:table-cell>
          <table:table-cell office:value-type="string" table:style-name="ce7">
            <text:p>Cordillera de Tilarán, Vertiente del Pacífico, Zona norte y Caribe , Valle Central hasta la frontera con Panamá, prefiriendo sitios con una estación seca larga. Elevac ión entre 0 -1000 m.</text:p>
          </table:table-cell>
          <table:table-cell office:value-type="string" table:style-name="ce7">
            <text:p>Árbol, 10 - 40 m de alto , corteza interna blanca; ramitas estriadas; estípulas ausentes . Hojas 9-23 × 4 -18 cm, simples, alternas, ovadas a ancho -ovadas, ápice abrupto - acuminado, base redondeada o subcordada, gla bras; pecíolos 5 -18 cm de largo. Inflorescencias panículas 12 -30 cm de largo. Flores verdosas, salen en grupitos de 3 en la panícula. Fruto, drupa, de alrededor de 2 cm de diámetro, incluida por completo en una cúpula de hasta 2.8 x 2.8 cm. Se caracteriza por sus hojas elíptico -oblongas, con los nervios secundarios basales no ramificados y frutos envuelto s completamente por una cúpula coriácea y adeherida al mismo.7</text:p>
          </table:table-cell>
          <table:table-cell office:value-type="string" table:style-name="ce7">
            <text:p>Florece y fructifica de mayo a septiembre.</text:p>
          </table:table-cell>
          <table:table-cell office:value-type="string" table:style-name="ce7">
            <text:p>Para hacer cajones, cajas embalajes, carpintería. Las flores son visitadas por abejas, avispas y mariposas.</text:p>
          </table:table-cell>
          <table:table-cell table:number-columns-repeated="16377"/>
        </table:table-row>
        <table:table-row table:style-name="ro7">
          <table:table-cell office:value-type="string" table:style-name="ce5">
            <text:p>Inga sp<text:s text:c="3"/></text:p>
          </table:table-cell>
          <table:table-cell office:value-type="string" table:style-name="ce6">
            <text:p>Guaba.</text:p>
          </table:table-cell>
          <table:table-cell office:value-type="string" table:style-name="ce6">
            <text:p>Fabaceae</text:p>
          </table:table-cell>
          <table:table-cell office:value-type="string" table:style-name="ce7">
            <text:p>Se distribuye naturalmente de México hasta América del Sur. En Costa Rica se encuentra en la Cordillera Volcánica Central, el Pacífico norte, central y sur, la zona Norte y la zona del Caribe. El ámbito de elevación varía de 0 - 1200 m.s.n.m; es abundante en bosques primarios, secundarios.</text:p>
          </table:table-cell>
          <table:table-cell office:value-type="string" table:style-name="ce7">
            <text:p>Árbol que alcanza hasta 10 m de alto, las hojas son compuestas, alternas con estípula. Las flores son de color blanco y se presentan en las axilas de las hojas o hacia el final de las ramas. Los frutos son unas legumbres que alcanzan hasta 15 cm de largo, con semillas negras envueltas en una pulpa blanca de sabor dulce.</text:p>
          </table:table-cell>
          <table:table-cell office:value-type="string" table:style-name="ce7">
            <text:p>La floración se da entre los meses de Agosto a septiembre y los frutos entre octubre y diciembre.</text:p>
          </table:table-cell>
          <table:table-cell office:value-type="string" table:style-name="ce7">
            <text:p>Fruto comestible</text:p>
          </table:table-cell>
          <table:table-cell table:number-columns-repeated="16377"/>
        </table:table-row>
        <table:table-row table:style-name="ro7">
          <table:table-cell office:value-type="string" table:style-name="ce5">
            <text:p>Inga oerstediana Benth. ex Seem.<text:s text:c="3"/></text:p>
          </table:table-cell>
          <table:table-cell office:value-type="string" table:style-name="ce6">
            <text:p>Cuajiniquil</text:p>
          </table:table-cell>
          <table:table-cell office:value-type="string" table:style-name="ce6">
            <text:p>Fabaceae</text:p>
          </table:table-cell>
          <table:table-cell office:value-type="string" table:style-name="ce7">
            <text:p>Bosque húmedo, muy húmedo y pluvial. De México a Bolivia, Brasil, Colombia, Ecuador, Perú y Venezuela. En Costa Rica, bosque húmedo, muy húmedo y pluvial, 0 -2050 m; Ambas vertientes de las Cordilleras Central, de Talamanca y Tilarán; Vertiente Caribe, Cordillera de Guanacaste, Llanuras de los Guatusos, San Carlos y Tortuguero, Baja Talamanca; Vertiente Pacífica, Valles Central y de Coto Brus, Pacífico Central, Península de Osa.</text:p>
          </table:table-cell>
          <table:table-cell office:value-type="string" table:style-name="ce7">
            <text:p>Árbol, de 6 -18 m, Tronco con ramitas densamente ferrugíneo -tomentosas; estípulas de hasta 3 mm, decíduas. Hojas paripinnadas, alternas, con 3 -4 pares de folíolos, oblongos a obovados, ápice obtuso a redondeado o cortamente acuminado, densamente ferrugíneo -pubescentes por el envés, el par basal de 4 -13 x 3 -8 cm, el par distal de 8 -22 x 7 -12 cm, el raquis ampliamente alado, glándulas in terfoliolares sésiles, transversalemente oblongas, los pecíolos alados o ampliamente alados (rara vez cilíndricos). Flores blancas, sésiles; cáliz de 3 -6 mm; corola de 9 -15 mm. Inflorescencias espigas, los pedúnculos de 1 -9 cm, ferrugíneo -pubescentes, el r aquis floral de 1 -4 cm. Frutos de (12 -)20-24 x 1 -1.5 cm, cilíndricos, ferrugíneo -pubescentes. Se caracteriza por sus hojas generalmente con 3 pares de folíolos, éstos ampliamente obovados, con los raquis alados, con las alas anchas y las glándulas de los r aquis muy distintivas por su forma oblongo -tranversal. Estas características permiten diferenciarla de su especie más afín I. edulis, además ésta última especie tiene flores y frutos de mayor tamaño.</text:p>
          </table:table-cell>
          <table:table-cell office:value-type="string" table:style-name="ce7">
            <text:p>Flores observadas de Enero a Noviembre. Fruto s observados de Enero a Marzo y de Junio a Noviembre (Florula, La selva. 2012).</text:p>
          </table:table-cell>
          <table:table-cell office:value-type="string" table:style-name="ce7">
            <text:p>Se usa en sombra para cultivos como cacao y café. Apoya la dieta de poblaciones de avifauna silvestre, contribuye a la protección y recuperación de suelos. El arilo de las semillas es comestible. Es hospedera de la larva de Podalia orsilocha y Isanthrene echemon.</text:p>
          </table:table-cell>
          <table:table-cell table:number-columns-repeated="16377"/>
        </table:table-row>
        <table:table-row table:style-name="ro7">
          <table:table-cell office:value-type="string" table:style-name="ce5">
            <text:p>Inga spectabilis (Vahl) Willd.<text:s text:c="3"/></text:p>
          </table:table-cell>
          <table:table-cell office:value-type="string" table:style-name="ce6">
            <text:p>Guabo Real, Guabo de Castilla, Guabo de Machete</text:p>
          </table:table-cell>
          <table:table-cell office:value-type="string" table:style-name="ce6">
            <text:p>Fabaceae</text:p>
          </table:table-cell>
          <table:table-cell office:value-type="string" table:style-name="ce7">
            <text:p>Bosque húmedo, muy húmedo y pluvial. De México a Brasil, Colombia, Ecuador, Perú y Venezuela. En Costa Rica, bosque húmedo, muy húmedo y pluvial, 0 -1800 m; Vertiente Caribe, Cordillera Central, Llanuras de los Guatusos, San Carlos y Tortuguero; Vertiente Pacífi ca, Cordillera de Talamanca, Valles Central y del General, Pacífico Central, Península de Osa.</text:p>
          </table:table-cell>
          <table:table-cell office:value-type="string" table:style-name="ce7">
            <text:p>Árbol, de 5 -15 m. Tronco con ramitas conspicuamente anguladas o cuadrangulares, pálidas; estípulas de 6 -9 x 4 mm, subpersistentes. Hojas paripinnadas, alternas, con 2 pares de folíolos, elípticos a obovados, ápice redondeado a mucronado, glabros, el par distal de 19 -30 x 8 -18 cm, el par basal de 10 -16 x 5 -9 cm, el raquis alado, glándulas interfoliolares sésiles y cupuliformes, los pecíol os cilíndricos o alados. Flores verdoso -amarillentas, sesiles; cáliz de 8 -9 mm; corola de 18 -24 mm. Inflorescencias espigas, los pedúnculos angulados, de 3-8 cm, raquis floral de 1 -5 cm. Frutos de 25 -70 x 4 -5.5 cm, aplanados, rectos o curvos, glabros, leño sos, con márgenes de hasta 1.2 cm de grueso. Se reconoce por sus ramas anguladas; hojas con 2 pares de folíolos, con numerosos nervios secundarios paralelos; flores grandes amarillentas; y frutos en forma de machete .</text:p>
          </table:table-cell>
          <table:table-cell office:value-type="string" table:style-name="ce7">
            <text:p>Flores observadas de Enero a Agosto y en Noviembre. Frutos de Enero a Julio y en Noviembre y Diciembre.</text:p>
          </table:table-cell>
          <table:table-cell office:value-type="string" table:style-name="ce7">
            <text:p>Normalmente plantado por sus frutos, los cuales se comercializan en mercados locales, por sus arilos jugosas y dulces (Florula, La selva. 2012).</text:p>
          </table:table-cell>
          <table:table-cell table:number-columns-repeated="16377"/>
        </table:table-row>
        <table:table-row table:style-name="ro7">
          <table:table-cell office:value-type="string" table:style-name="ce5">
            <text:p>Inga jinicuil Schltdl. &amp; Cham ex G. Don<text:s text:c="4"/></text:p>
          </table:table-cell>
          <table:table-cell office:value-type="string" table:style-name="ce6">
            <text:p>Guaba</text:p>
          </table:table-cell>
          <table:table-cell office:value-type="string" table:style-name="ce6">
            <text:p>Fabaceae</text:p>
          </table:table-cell>
          <table:table-cell office:value-type="string" table:style-name="ce7">
            <text:p>Bosque húmedo, muy húmedo y pluvial. De México a Costa Rica y Ecuador. En Costa Rica, bosque húmedo, mu y húmedo y pluvial, 0 -1400 m; Vertiente Caribe, Cordillera Central, Llanuras de San Carlos y Tortuguero; Vertiente Pacífica, Cordilleras de Talamanca y Tilarán, Valles Central y de Coto Brus, Pacífico Central, Península de Osa</text:p>
          </table:table-cell>
          <table:table-cell office:value-type="string" table:style-name="ce7">
            <text:p>Árbol, de 8 -15 m, Tronco con ramitas glabras y lenticeladas; estípulas de 1 -2 x 0.5 -0.9 cm, persistentes o decíduas. Hojas paripinnadas, alternas, con (3 -)4(-5) pares de folíolos, obovados a lanceolados, ápice agudo a largamente acumina¬do, glabros, el par d istal de 7 -18 x 3 -7 cm, el par basal de 6 -10 x 3 -4 cm, el raquis cilíndrico, glándulas interfoliolares sésiles, los pecíolos cilíndricos. Flores blancas, sésiles o pedice¬ladas; cáliz de 1.5 -2 mm; corola de 4 -6.5 mm. Inflorescencias capítulos, los pedúncul os de 2 -10 cm, el raquis floral globoso, de 2 -3 cm de diámetro y Frutos de 14 -40 x 6 -7 cm, aplanados, glabros y estriados transversalmente. Se reconoce por sus hojas con 3 pares de folíolos glabros y finamente reticulados, con el raquis áptero, las estípul as grandes, foliáceas y por lo general persistentes; y por sus flores dispuestas en capítulos y cortamente pediceladas.</text:p>
          </table:table-cell>
          <table:table-cell office:value-type="string" table:style-name="ce7">
            <text:p>Flores observadas de Noviembre a Abril. Frutos observados de Enero a Junio .</text:p>
          </table:table-cell>
          <table:table-cell office:value-type="string" table:style-name="ce7">
            <text:p>Las semillas contienen hasta 17% d e proteínas, sus arilos son carnosos, comestibles y se acostumbra comerlos crudos, o cocidos en sopas (Florula, La selva. 2012).</text:p>
          </table:table-cell>
          <table:table-cell table:number-columns-repeated="16377"/>
        </table:table-row>
        <table:table-row table:style-name="ro7">
          <table:table-cell office:value-type="string" table:style-name="ce5">
            <text:p>Jacaranda copaia (Aubl.) D. Don<text:s text:c="3"/></text:p>
          </table:table-cell>
          <table:table-cell office:value-type="string" table:style-name="ce6">
            <text:p>Buho, Gallinazo</text:p>
          </table:table-cell>
          <table:table-cell office:value-type="string" table:style-name="ce6">
            <text:p>Bignoniac eae</text:p>
          </table:table-cell>
          <table:table-cell office:value-type="string" table:style-name="ce7">
            <text:p>Bosque húmedo, muy húmedo y de transición a seco. De Guatemala a Bolivia, Brasil, Colombia, Ecuador, Perú, Surinam y Venezuela. En Costa Rica, bosque húmedo, muy húmedo y de transición a seco, 0 -1000 m; Vertiente Caribe, Cordilleras Centr al y de Guanacaste, Llanuras de los Guatusos y San Carlos; Vertiente Pacífica, Cordillera de Tilarán, Valle del Térraba, Pacífico Central, Península de Osa.</text:p>
          </table:table-cell>
          <table:table-cell office:value-type="string" table:style-name="ce7">
            <text:p>Árbol, de hasta 45 m. Hojas de 15 -165 cm, con 5 -20 pares de pinnas, cada pinna de 5 -35 cm, las pinnas con 5 -25 folíolos, éstos de 1.5-8 x 0.8 -2.5 cm, asimétricamente rómbico -elípticos. Flores: cálices de 0.5 -0.7 x 0.3-0.5 cm, cupuliformes, ± truncados e irregularmente 5 -dentados; corolas de 3.5 - 5 x 0.8 -1.9 cm, tubular -campanul adas, marrones, con líneas longitudinales verdes en el exterior; estambres filamentos cortos de 4.3 -4.5 cm, filamentos largos de 4.9 - 5.1 cm, las tecas de 7 -9 mm; estaminodio de 2.4 -2.7 cm; pistilo: estilo de 6 -6.5 cm, el ovario de 10 -11 x 3 mm, cilíndrico. Los frutos son Cápsulas de 6.2 -12.7 x 3.3 -6 cm, oblongo -comprimidas con Semillas de 1 -2 x 1.7 -2.8 cm, aladas. Árboles silvestres, con la corteza externa blanquecina o cremosa; hojas bipinnadas, opuestas, con los folíolos conspicuamente asimétricos; inflor escencias terminales, paniculadas; flores con las corolas púrpura -azuladas; cápsulas leñosas, lisas, oblongo -comprimidas con las semillas aladas.</text:p>
          </table:table-cell>
          <table:table-cell office:value-type="string" table:style-name="ce7">
            <text:p>Flores observadas en Marzo y Abril. Frutos observados en Junio.</text:p>
          </table:table-cell>
          <table:table-cell office:value-type="string" table:style-name="ce7">
            <text:p>En Las Guayanas queman los tallos de la planta en la estación seca, para repeler insectos. La decocción de la corteza la emplean como purgante y contra la diarrea; ésta pulverizada es administrada para tratar la sífilis. Los cataplasmas de las hojas los usan para tratar las ú lceras causadas por Leishmaniasis (papalomoyo) y las tiñas de la piel; la infusión de éstas la consideran antipirética y el jugo de las hojas jóvenes, es aplicado como vulnerario en úlceras recalcitrantes. El nombre del epíteto tiene su origen en el nombre vernáculo del árbol en La Guayana Francesa (Florula, La selva. 2012).</text:p>
          </table:table-cell>
          <table:table-cell table:number-columns-repeated="16377"/>
        </table:table-row>
        <table:table-row table:style-name="ro7">
          <table:table-cell office:value-type="string" table:style-name="ce5">
            <text:p>Lozania pittieri (S. F. Blake) L. B. Sm<text:s text:c="5"/></text:p>
          </table:table-cell>
          <table:table-cell office:value-type="string" table:style-name="ce6">
            <text:p>Sin datos.</text:p>
          </table:table-cell>
          <table:table-cell office:value-type="string" table:style-name="ce6">
            <text:p>Lacistemataceae</text:p>
          </table:table-cell>
          <table:table-cell office:value-type="string" table:style-name="ce7">
            <text:p>Crece en suelo semi -aluvional. Nicaragua hasta Colombia y Venezuela. En Costa Rica amplia en climas muy húmedos de la vertiente caribe y la parte central hasta el suroeste de la vertiente pacífica, 0 -750 ( -1000) m.</text:p>
          </table:table-cell>
          <table:table-cell office:value-type="string" table:style-name="ce7">
            <text:p>Árbol o arbusto, 3 -10 m de alto. Hojas simples, alternas, 3 -17 × 1 -6 cm, elípticas, elíptico -oblongas u oblanceoladas, ápice largo acuminado, base atenuada, glabras, el margen subentero, crenado o aserrado. Inflorescencias racemosas, solitar ias o 2 -3 por axila, 4 -14 cm de largo. Flores amarillentas o blanco -verdosas; sépalos 4, muy pequeños; pétalos ausentes; estambres 1. Fruto cápsula, 3 -4 mm de largo, globosa, anaranjada cuando madura. Semillas 1 ( -3), lisas, con un arilo rojo hasta anaranj ado. Se caracteriza por sus hojas dísticas, con el margen finamente aserrado, la lámina relativamente delgada y una venación terciaria fina escalariforme. Cuando en floración se dingue por su inflorescencia delagada y pendula.</text:p>
          </table:table-cell>
          <table:table-cell office:value-type="string" table:style-name="ce7">
            <text:p>Flores y frutos ob servados al final de agosto (Florula, La selva. 2012).</text:p>
          </table:table-cell>
          <table:table-cell office:value-type="string" table:style-name="ce7">
            <text:p>Sin datos.</text:p>
          </table:table-cell>
          <table:table-cell table:number-columns-repeated="16377"/>
        </table:table-row>
        <table:table-row table:style-name="ro7">
          <table:table-cell office:value-type="string" table:style-name="ce5">
            <text:p>Luehea seemannii Triana &amp; Planch<text:s/></text:p>
          </table:table-cell>
          <table:table-cell office:value-type="string" table:style-name="ce6">
            <text:p>Caulote, cotonron, guácimo, guácimo colorado, guácimo de montaña, guácimo macho, guácimo molinero, guacimón, guacimón llayo, molinillo, tapasquit, yayo</text:p>
          </table:table-cell>
          <table:table-cell office:value-type="string" table:style-name="ce6">
            <text:p>Malvaceae</text:p>
          </table:table-cell>
          <table:table-cell office:value-type="string" table:style-name="ce7">
            <text:p>Belice hasta Colombia y Venezuela. En Costa Rica amplia, principalmente en elevaciones bajas con climas secos, húmedos a muy húmedos, 0-800 m. En LS a lo largo de los ríos</text:p>
          </table:table-cell>
          <table:table-cell office:value-type="string" table:style-name="ce7">
            <text:p>Árbol, 15 -30 m de alto, Tronco acanalado , con corteza escamosa, grisáce a o rojiza. Hojas simples, alternas, 7.6 -24 x 3 -12.5 cm, oblongo -elípticas a oblongo -obovadas, ápice acuminado, base obtusa a subcordada o redondeada, a veces asimétrica, margen aserrado distalmente, bicoloreadas, el envés dorado con pelos estrellados, ne rvios basales 5 -7 pares; pecíolos 0.5 -1.4 cm de largo. Inflorescencia paniculas terminales, con muchas flores. Flores blancas a amarillentas; sépalos 5, 7 -15 x 2 -4 mm; pétalos 5, 6.5 -11 x 2-4 mm, espatulados; estambres numerosos, 6 -10 mm de largo. Fruto cá psula, 1.6-3.0 x 0.7 -1.5 cm, elíptica, con 5 -ángulos y sulcada, dehiscencia apical 2/3 de la longitud. Semillas numerosas, aladas en un lado. Se reconoce fácilmente por la coloración dorada o color ochre en el envés de sus hojas. Así como por su condición de árbol generalmente ripario.</text:p>
          </table:table-cell>
          <table:table-cell office:value-type="string" table:style-name="ce7">
            <text:p>Sin datos.</text:p>
          </table:table-cell>
          <table:table-cell office:value-type="string" table:style-name="ce7">
            <text:p>Guácimo colorado, Guácimo macho, Guacimón (La planta es hospedera del lepidóptero Adelpha boeotia boeotia. Las cenizas de la madera se usan para cocinar maíz. De la corteza del tronco se extraen fibras muy fuertes, que se emplean para hacer amarras. Los brotes jovenes macerados, segregan un mucílago que se usa como aglutinante de impurezas, en el proceso de producción de azúcar y dulce) (Florula, La selva. 2012).</text:p>
          </table:table-cell>
          <table:table-cell table:number-columns-repeated="16377"/>
        </table:table-row>
        <table:table-row table:style-name="ro7">
          <table:table-cell office:value-type="string" table:style-name="ce5">
            <text:p>Lecythis ampla Miers<text:s text:c="3"/></text:p>
          </table:table-cell>
          <table:table-cell office:value-type="string" table:style-name="ce6">
            <text:p>Olla de Mono, Cachimbo, Jicaro, Papayón, Cocobolo</text:p>
          </table:table-cell>
          <table:table-cell office:value-type="string" table:style-name="ce6">
            <text:p>Lecythidaceae</text:p>
          </table:table-cell>
          <table:table-cell office:value-type="string" table:style-name="ce7">
            <text:p>Nicaragua hasta el valle del Magdalena en Colombia y el norte de Ecuador. En Costa Rica conocida solo de la vertiente caribe, en la zona norte o septentrional, 100 -300 m.</text:p>
          </table:table-cell>
          <table:table-cell office:value-type="string" table:style-name="ce7">
            <text:p>Arboles, gigantes, 30 –45 m de alto, Tronco por lo general con gambas bien desarrollados, corteza externa con numerosas y profundas fisuras longitudinales; savia de color crema, la del duramen roja ; estípulas ausentes. Corteza externa con numerosas y profundas fisuras longitudinales. Hojas simples, alternas, dísticas, 6 –12 ( –17) x 2 –5 (–8) cm, angostas a elípticas, ápice acuminado, base obtusa o raramente, glabras, margen crenado, con 10 –15 pares de nervios laterales; pecíolos 5 –10 mm de largo. Inflorescencias racemosas, hasta 12 cm de largo. Flores rosadas o morado - pálidas, 3 cm de diámetro; cáliz 6 -lobados, 5 –7 x 3 –5.5 mm; pétalos 6, 1.5 –1.8 x 1.0–1.2 cm, ampliamente elípticos, apéndice estaminal p lano, 13 –15 mm x 14 –20 mm, rosado, anillo estaminal con 127 –170 ( –225) estambres; ovario (3 –) 4-locular, con 4 –10 óvulos en cada lóculo. Frutos dehiscentes, 10 –25 x 10 –22 cm, muy grandes y leñosos, globosos a oblongos, pericarpo de 15 –30 mm de grueso; semi llas no insertadas en una pulpa, fusiformes, hasta 9 x 3 cm, con 9 –10-surcos longitudinales, con un arilo basal, grande y carnoso. Se reconoce bien por sus hojas pequeñas, verde oscuro, con el margen conspicuamente crenado -aserrado y la lámina debilmente d ecurrente sobre el pecíolo. Las ramitas a menudo afiladas o anguladas.</text:p>
          </table:table-cell>
          <table:table-cell office:value-type="string" table:style-name="ce7">
            <text:p>Flores observadas en junio.</text:p>
          </table:table-cell>
          <table:table-cell office:value-type="string" table:style-name="ce7">
            <text:p>Es considerada una especie rara o con poblaciones muy reducidas, producto de la fuerte explotación. A veces es frecuente observar individuos adultos pero en edades inferiores o plántulas es bastante raro (Florula, La selva. 2012).</text:p>
          </table:table-cell>
          <table:table-cell table:number-columns-repeated="16377"/>
        </table:table-row>
        <table:table-row table:style-name="ro7">
          <table:table-cell office:value-type="string" table:style-name="ce5">
            <text:p>Lonchocarpus oliganthus F. J. Herm.<text:s text:c="3"/></text:p>
          </table:table-cell>
          <table:table-cell office:value-type="string" table:style-name="ce6">
            <text:p>Chaperno</text:p>
          </table:table-cell>
          <table:table-cell office:value-type="string" table:style-name="ce6">
            <text:p>Fabaceae</text:p>
          </table:table-cell>
          <table:table-cell office:value-type="string" table:style-name="ce7">
            <text:p>De México a Panamá. En Costa Rica, bosque húmedo, muy húmedo y pluvial, 0-1900 m; Ambas vertientes de las Cordilleras de Guanacaste y Tilarán; Vertiente Caribe, Cordillera Central, Llanuras de los Guatusos, San Carlos y Tortuguero; Vertiente Pacífica, Pacífico Central.</text:p>
          </table:table-cell>
          <table:table-cell office:value-type="string" table:style-name="ce7">
            <text:p>Arboles, 4–20 m de alto, la corteza sin fluido resinoso al corte; ramas jóvenes moderadamente canescente -seríceas, pronto glabras. Folíolos 5 –7, elípticos u ovados a obova dos, ápice acuminado a caudado, haz opaca, posteriormente glabrescentes, cartáceos a subcoriáceos, el nervio principal y los secundarios prominentes en el envés; estípulas caducas; corola purpúrea a violeta obscura,. Legumbres oblongas en el ápice, estipit adas a largamente atenuadas en la base, lateralmente comprimidas, contraídas entre las semillas sobre las suturas, membranosas a coriáceas, indehiscentes,; semillas 1 ó 2 (3), 7 –8.3 mm de largo, café obscuras (Florula, La selva. 2012).</text:p>
          </table:table-cell>
          <table:table-cell office:value-type="string" table:style-name="ce7">
            <text:p>Flores observadas todo el año. Frutos observados de Junio a Enero.</text:p>
          </table:table-cell>
          <table:table-cell office:value-type="string" table:style-name="ce7">
            <text:p>Sin datos.</text:p>
          </table:table-cell>
          <table:table-cell table:number-columns-repeated="16377"/>
        </table:table-row>
        <table:table-row table:style-name="ro7">
          <table:table-cell office:value-type="string" table:style-name="ce5">
            <text:p>Lecointea amazónica Ducke<text:s text:c="3"/></text:p>
          </table:table-cell>
          <table:table-cell office:value-type="string" table:style-name="ce6">
            <text:p>Costilla Danto</text:p>
          </table:table-cell>
          <table:table-cell office:value-type="string" table:style-name="ce6">
            <text:p>Papilonaceae</text:p>
          </table:table-cell>
          <table:table-cell office:value-type="string" table:style-name="ce7">
            <text:p>Es una especie de climas muy húmedos. Ampliamente distribuida en la Zona Norte, Vertiente Atlántica y parte suroeste de la Vertiente del Pa cífico. Elevación entre 0 -1000 m.</text:p>
          </table:table-cell>
          <table:table-cell office:value-type="string" table:style-name="ce7">
            <text:p>Árbol de 20 a 40 m de altura. Hojas simples, alternas, elípticas de 5 a 18 cm de alto por 1.5 a 9 cm de ancho, abrupto -acuminadas, con el margen distalmente aserrado o crenado, glabras. Infloresc encias en racimos de 1 a 5 por axila de 3 a 8 cm de largo. Flores blancas de 4 a 6 mm de largo. Frutos subglobosos de 3 a 5 cm de diámetro, drupáceo, algo aplanado lateralmente, amarillo cuando maduro. Una semilla de 2.5 cm de largo. El tronco es conspícua mente acanalado, semejante a algunas de las especies de Aspidosperma, familia Apocynaceae. Vegetativamente imposible pensar que se trata de una Leguminosa, por lo contrario, se podría pensar más bien en una Flacourtiaceae, debido a su borde aserrado y apar iencia general.</text:p>
          </table:table-cell>
          <table:table-cell office:value-type="string" table:style-name="ce7">
            <text:p>Flores observadas entre abril y junio. Frutos en enero, marzo y setiembre.</text:p>
          </table:table-cell>
          <table:table-cell office:value-type="string" table:style-name="ce7">
            <text:p>En Honduras utilizan los aletones del tronco para sacar piezas para cabos de hacha. Además hemos observado que los troncos de árboles más o menos jóvenes son utilizados para horcones en ranchos rústicos; también de los troncos gruesos se sacan discos o "galletas" para ornamentar corredores o paredes.</text:p>
          </table:table-cell>
          <table:table-cell table:number-columns-repeated="16377"/>
        </table:table-row>
        <table:table-row table:style-name="ro7">
          <table:table-cell office:value-type="string" table:style-name="ce5">
            <text:p>Minquartia guianensis <text:s/>Aubl<text:s text:c="3"/></text:p>
          </table:table-cell>
          <table:table-cell office:value-type="string" table:style-name="ce6">
            <text:p>Cuajada Negra, Manú Negro, Manú, Palo de Piedra.</text:p>
          </table:table-cell>
          <table:table-cell office:value-type="string" table:style-name="ce6">
            <text:p>Olacaceae</text:p>
          </table:table-cell>
          <table:table-cell office:value-type="string" table:style-name="ce7">
            <text:p>Bosque húmedo y muy húmedo, De Nicaragua a Bolivia, Ecuador, Perú y Venezuela. En Costa Rica, 0 -700 m; Vertiente Caribe, Cordilleras Central y de Talamanca, Llanuras de San Carlos y Tortuguero; Vertiente Pacífica, Pacífico Central, Península de Osa.</text:p>
          </table:table-cell>
          <table:table-cell office:value-type="string" table:style-name="ce7">
            <text:p>Árbol de 9 -35(-40) m. Hojas simples, alternas, de 9-28 x 4-9 cm, elíptico -oblongas, lanceoladas u oblanceoladas, márgenes enteros, finamente revolutos. Se reconoce por sus hojas con los nervios secundarios paralelos y bastante rectos, los terciarios escaleriformes; flores dispuestas en espigas o racimos espiciformes, frutos maduros negros o morados sin el cáliz acrescente. Inflorescencias de 3 -8 cm, espigadas. Flores con el cáliz cupulado, 5 - dentado, los dientes de ca. 0.1 cm. Corola campanulada, el tubo de ca. 0.2 cm. Drupas de 1.5 -3 cm, elipsoidales .</text:p>
          </table:table-cell>
          <table:table-cell office:value-type="string" table:style-name="ce7">
            <text:p>Flores observadas en Enero, Abril, Junio, Octubre y Noviembre. Frutos observados de Enero a Junio y de Octubre a Noviembre .</text:p>
          </table:table-cell>
          <table:table-cell office:value-type="string" table:style-name="ce7">
            <text:p>Los frutos son comestibles para humanos, aunque su látex causa una sensación desagradable al paladar. En la Amazonía ecuatoriana trituran con piedras trozos de corteza y ramitas, que luego remojan en agua junto con hojas de tabaco (Nicotiana tabacum); el líquido resultante lo administran contra la tuberculosis. También la decocción de la corteza la usan en pequ eñas dosis para eliminar parásitos intestinales. Del serrín hervido se obtiene un colorante negro que usan para teñir tejidos de algodón. En otras regiones la corteza remojada en agua se usa como piscicida (Florula, La selva. 2012).</text:p>
          </table:table-cell>
          <table:table-cell table:number-columns-repeated="16377"/>
        </table:table-row>
        <table:table-row table:style-name="ro7">
          <table:table-cell office:value-type="string" table:style-name="ce5">
            <text:p>Nephelium lappaceum<text:s text:c="4"/></text:p>
          </table:table-cell>
          <table:table-cell office:value-type="string" table:style-name="ce6">
            <text:p>Mamon chino</text:p>
          </table:table-cell>
          <table:table-cell office:value-type="string" table:style-name="ce6">
            <text:p>Sapindaceae</text:p>
          </table:table-cell>
          <table:table-cell office:value-type="string" table:style-name="ce7">
            <text:p>Es una fruta exótica proveniente de Malasia y cultivada también enTailandia, Ecuador, Costa Rica, Indonesia y Austr alia. Se le conoce por diferentes nombres: Litchi peludo, rambután,nefelio, entre otros.</text:p>
          </table:table-cell>
          <table:table-cell office:value-type="string" table:style-name="ce7">
            <text:p>Es un árbol perenne que alcanza de 10 a 20 metros de altura. Las hojas son alternas y pinnadas, con márgenes enteros. Las flores son pequeñ as, entre 2 a 2,5 milímetros, sin pétalos, naciendo en una panícula terminal de 15 -30 cm de longitud. El fruto es una drupa oval. Los mismos nacen en racimos, entre 10 a 20 juntos. La piel es rojiza (raramente amarilla o naranja) y está cubierto por espi nas suaves. Su nombre proviene de la palabra malaya rambut que significa cabello. Es un fruto de aspecto extraño, que está catalogado por los expertos de la gastronomía dentro de los siete frutos más finos y deliciosos del mundo. Cuando maduro puede ser de color amarillo o rojo intenso. Tiene una combinación perfecta entre lo ácido y lo dulce.</text:p>
          </table:table-cell>
          <table:table-cell office:value-type="string" table:style-name="ce7">
            <text:p>Se da entre los meses de julio a noviembre. De la siembra a la cosecha hay que esperar tres años. El rendimiento de los árboles es de 1000 a 5000 frutos/ár bol. De un solo árbol se pueden obtener hasta 400 cajas de frutas y de una hectárea cultivada se cosechan hasta cuatro mil cajas.</text:p>
          </table:table-cell>
          <table:table-cell office:value-type="string" table:style-name="ce7">
            <text:p>Muy conocido en la cocina oriental. Esta fruta se puede comer quitando la piel o bien se utiliza como ingredi ente en ensaladas, zumos, batidos, pasteles y otros postres dulces. La grasa de la semilla cuando se calienta, se convierte en un aceite de color amarillo con un olor aceptable, este podría ser usado para producir jabón y velas si estuviera disponible en m ayor cantidad. En Malasia la raíz se utiliza para bajar la fiebre. Las hojas se utilizan para hacer té y calmar dolores de la garganta. El fruto es astringente y se puede tomar para aliviar la diarrea. En algunos países la cáscara de la fruta seca se vend e en farmacias y es empleada en la medicina local .</text:p>
          </table:table-cell>
          <table:table-cell table:number-columns-repeated="16377"/>
        </table:table-row>
        <table:table-row table:style-name="ro7">
          <table:table-cell office:value-type="string" table:style-name="ce5">
            <text:p>Nectandra sp<text:s text:c="2"/></text:p>
          </table:table-cell>
          <table:table-cell office:value-type="string" table:style-name="ce6">
            <text:p>Quizarrá, Aguacatillo.</text:p>
          </table:table-cell>
          <table:table-cell office:value-type="string" table:style-name="ce6">
            <text:p>Lauraceae.</text:p>
          </table:table-cell>
          <table:table-cell office:value-type="string" table:style-name="ce7">
            <text:p>Hay muchas especies en el territorit o nacional. La mayoría tiene una distribución amplia.</text:p>
          </table:table-cell>
          <table:table-cell office:value-type="string" table:style-name="ce7">
            <text:p>Árboles usualmente medianos o grandes, que alcanzan 40 m de altura y 120 cm de dap. Tiene fuste recto y cilíndrico; la copa es densa. No tiene estípulas y la savia es incolor a. Las hojas se distribuyen de forma espiral y son alternas o subopuestas, simples, glabras. Las flores son verdosas o amarillentas y el fruto es una baya elipsoide.</text:p>
          </table:table-cell>
          <table:table-cell office:value-type="string" table:style-name="ce7">
            <text:p>Sin datos.</text:p>
          </table:table-cell>
          <table:table-cell office:value-type="string" table:style-name="ce7">
            <text:p>La madera es pardo amarillenta con una tonalidad verde o pardo negruzco, el secado ala airees rápido o moderado y la madera muestra solo defectos menores. Es utilizada para ebanistería, carpintería general, muebles y objetos torneados.</text:p>
          </table:table-cell>
          <table:table-cell table:number-columns-repeated="16377"/>
        </table:table-row>
        <table:table-row table:style-name="ro7">
          <table:table-cell office:value-type="string" table:style-name="ce5">
            <text:p>Nectandra hihua (Ruiz &amp; Pav.) Rohwer .<text:s text:c="3"/></text:p>
          </table:table-cell>
          <table:table-cell office:value-type="string" table:style-name="ce6">
            <text:p>jigua</text:p>
          </table:table-cell>
          <table:table-cell office:value-type="string" table:style-name="ce6">
            <text:p>Lauraceae</text:p>
          </table:table-cell>
          <table:table-cell office:value-type="string" table:style-name="ce7">
            <text:p>Distribuida desde México por todo América Central y hasta Perú y Paraguay en América del Sur. también se encuentra en las Antillas, concretamente en Rep. Dominicana y Puerto Rico.</text:p>
          </table:table-cell>
          <table:table-cell office:value-type="string" table:style-name="ce7">
            <text:p>Especie heliófita de los bosques hú medos de zonas bajas y premontanas de ambas vertientes. Se le encuentra asociado con especies como Dalbergia tucurensis, Cedrela odorata o Enterolobium cyclocarpum entre otras. Árbol mediano a grande, de hasta 30 m de altura y 1 m de DAP. La copa amplia le permite una fácil diseminación de la semilla, mostrando buena regeneración en aquellos escasos sitios donde se encuentra. El follaje es denso y las ramas y hojas están orientadas hacia abajo. Hojas simples, alternas, elípticas, de margen entero y de 5 -30 cm de largo. Flores blancas o verdosas, aromáticas, en racimos abundantes de 8 -15 cm de largo. Fruto ovoide y morado cuando maduro, de 1.5 cm de largo, y que contiene una semilla color café de 4 mm de diámetro. Se distingue porque al hacer un corte en la c orteza huele a aguacate maduro.</text:p>
          </table:table-cell>
          <table:table-cell office:value-type="string" table:style-name="ce7">
            <text:p>Florece durante unos dos meses, durante el periodo de enero a junio. El fruto madura en agosto y septiembre principalmente, recogiéndose de septiembre a octubre.</text:p>
          </table:table-cell>
          <table:table-cell office:value-type="string" table:style-name="ce7">
            <text:p>La madera s eca rápido al aire libre, necesita por lo menos tres semanas al sol, formando hendiduras en los extremos. En ensayos con fines de obtener madera de aserrío se ha probado a espaciamientos de 3x3 m. Plantada para reforestación en claros, se seleccionan las especies valiosas ya exist entes que se van a respetar y el espaciamiento se puede ampliar hasta 6x6 m, dependiendo del sitio y la mezcla de especies usada.</text:p>
          </table:table-cell>
          <table:table-cell table:number-columns-repeated="16377"/>
        </table:table-row>
        <table:table-row table:style-name="ro7">
          <table:table-cell office:value-type="string" table:style-name="ce5">
            <text:p>Ocotea mollifolia Mez &amp; Pittier ex Mez<text:s text:c="3"/></text:p>
          </table:table-cell>
          <table:table-cell office:value-type="string" table:style-name="ce6">
            <text:p>Sin datos.</text:p>
          </table:table-cell>
          <table:table-cell office:value-type="string" table:style-name="ce6">
            <text:p>Lauraceae</text:p>
          </table:table-cell>
          <table:table-cell office:value-type="string" table:style-name="ce7">
            <text:p>Bosque húmedo, muy húmedo y pluvial. De Costa Rica a Panamá y Ecuador. En Costa Rica, 10 -1400 m; Vertiente Caribe, Llanuras de Los Guatusos, San Carlos y Tortuguero, Baja Talamanca; Vertiente Pacífica, Cordillera de Talamanca (Fila Anguciana, Puntare nas), Península de Osa.</text:p>
          </table:table-cell>
          <table:table-cell office:value-type="string" table:style-name="ce7">
            <text:p>Árbol, de 6 -18 m. Hojas simples, alternas, de 7.5 -35 × 2-14 cm, oblongas, elíptico -obovadas u obovadas. Inflorescencias de 4 -27 cm. Flores bisexuales o unisexuales; perianto de 6 partes en 2 verticilos; es tambres fértiles 9 en 3 verticilos, anteras con 4 válvulas, los 3 internos (serie III) con 2 glándulas en la base; estaminodios ausentes o muy pobremente desarrollados; pistilo glabro, rara vez puberulento, estilo esbelto, estigma simple, discoide o capita do, rara vez 2 -3-lobulado. Bayas de 2 -4.5 cm; cúpulas de 0.8 -1.3 cm. Se reconoce por su indumento de tricomas pardo -rojizos, presentes en las ramitas y las hojas, éstas con la base de la lámina truncada (nunca decurrente) y los frutos oblongo -cilíndricos, cuya cúpula generalmente conserva restos del perianto. Es usual encontrar recolecciones con frutos y flores al mismo tiempo.</text:p>
          </table:table-cell>
          <table:table-cell office:value-type="string" table:style-name="ce7">
            <text:p>Flores observadas de Marzo a Setiembre y Diciembre. Frutos observados en Enero, Febrero y de Junio a Diciembre</text:p>
          </table:table-cell>
          <table:table-cell office:value-type="string" table:style-name="ce7">
            <text:p>La planta es hospedera de los lepidopteros Venada daneva, V. nevada (Florula, La selva. 2012).</text:p>
          </table:table-cell>
          <table:table-cell table:number-columns-repeated="16377"/>
        </table:table-row>
        <table:table-row table:style-name="ro7">
          <table:table-cell office:value-type="string" table:style-name="ce5">
            <text:p>Ochroma pyramidale<text:s text:c="3"/></text:p>
          </table:table-cell>
          <table:table-cell office:value-type="string" table:style-name="ce6">
            <text:p>Balsa, enea.</text:p>
          </table:table-cell>
          <table:table-cell office:value-type="string" table:style-name="ce6">
            <text:p>Malvaceae</text:p>
          </table:table-cell>
          <table:table-cell office:value-type="string" table:style-name="ce7">
            <text:p>Se encuentra en el Pacífico norte, central y sur, así como en la zona norte y Caribe. El ámbito de elevación varía de 0 -1200 m.s.n.m; aunque es mas común en tierras bajas, sube hacia las faldas del macizo montañoso (Cordilleras de Guanacaste y Volcánica central). La especie cre ce bien en suelos volcánicos o arcillosos fértiles y bien drenados.</text:p>
          </table:table-cell>
          <table:table-cell office:value-type="string" table:style-name="ce7">
            <text:p>Árbol siempreverde, alcanza hasta 30 m de altura y 180 cm de dap, con copa grande, ancha y gambas en el fuste. La corteza externa es lisa, gris o pardo y la cor teza interna es amarilla cremosa o rosácea cuando tiene más edad, o al exponerse a la luz. La savia es transparente y mucilaginosa. Posee estípulas y las hojas son simples, alternas. Las flores son hermafroditas y son axilares. El fruto se una cápsula negr a, contiene numerosas semillas, las cuales tienen tricomas de color pardo claro.</text:p>
          </table:table-cell>
          <table:table-cell office:value-type="string" table:style-name="ce7">
            <text:p>La floración se da entre los meses de febrero a julio y los frutos entre julio a octubre.</text:p>
          </table:table-cell>
          <table:table-cell office:value-type="string" table:style-name="ce7">
            <text:p>Se utiliza como aislante de sonido y vibraciones (cajas para productos perecederos, cuartos fríos, cabinas de avión, techos y paredes aislantes, carros de ferrocarril para almacenaje, refrigeradoras), juguetes, empaque (para vidrio, cerámica, instrumentos delicados y muebles).</text:p>
          </table:table-cell>
          <table:table-cell table:number-columns-repeated="16377"/>
        </table:table-row>
        <table:table-row table:style-name="ro8">
          <table:table-cell office:value-type="string" table:style-name="ce5">
            <text:p>Ocotea endresiana Mez<text:s text:c="3"/></text:p>
          </table:table-cell>
          <table:table-cell office:value-type="string" table:style-name="ce6">
            <text:p>Marañon, Ira mangle, Sigua oloroso</text:p>
          </table:table-cell>
          <table:table-cell office:value-type="string" table:style-name="ce6">
            <text:p>Lauraceae</text:p>
          </table:table-cell>
          <table:table-cell office:value-type="string" table:style-name="ce7">
            <text:p>Es una especie de climas muy húmedos. Ampliamente distribuida en la Zona Norte, Vertiente Atlántica y parte suroeste de la Vertiente del Pacíf ico. Elevación entre 0 -1200 m.</text:p>
          </table:table-cell>
          <table:table-cell office:value-type="string" table:style-name="ce7">
            <text:p>Arbusto o más común árbol, que alcanza entre 5 y 30 m de alto. Se distribuye en Costa Rica y Panamá. En Costa Rica en bosque muy húmedo, pluvial y nuboso, elevaciones entre (0 –)750 y 1600 m, en ambas vertientes</text:p>
          </table:table-cell>
          <table:table-cell office:value-type="string" table:style-name="ce7">
            <text:p>Sin datos.</text:p>
          </table:table-cell>
          <table:table-cell office:value-type="string" table:style-name="ce7">
            <text:p>Comido por aves y se usa medicinalmente debido a sus alcaloides en el uso farmacológico.</text:p>
          </table:table-cell>
          <table:table-cell table:number-columns-repeated="16377"/>
        </table:table-row>
        <table:table-row table:style-name="ro7">
          <table:table-cell office:value-type="string" table:style-name="ce5">
            <text:p>Ocotea Macropoda (Kunth) Mez<text:s/></text:p>
          </table:table-cell>
          <table:table-cell office:value-type="string" table:style-name="ce6">
            <text:p>Sin datos.</text:p>
          </table:table-cell>
          <table:table-cell office:value-type="string" table:style-name="ce6">
            <text:p>Lauraceae</text:p>
          </table:table-cell>
          <table:table-cell office:value-type="string" table:style-name="ce7">
            <text:p>Bosque húmedo y muy húmedo. De Costa Rica a Venezuela. En Costa Rica, 0 -200 m; Vertiente Caribe, Llanuras de San Carlos y Tortuguero, Baja Talamanca</text:p>
          </table:table-cell>
          <table:table-cell office:value-type="string" table:style-name="ce7">
            <text:p>Árbol, de 20 -30 m. Hojas simples, alternas, de 6.5 -20 × 3.5-10 cm, ampliamente elípticas a lanceolado -ovadas. Inflorescencias de 5 -10 cm. Flores bisexuales o unisexuales; perianto de 6 partes en 2 verticilos; estambres fértiles 9 en 3 verticilos, anteras con 4 válvulas, los 3 internos (serie III) con 2 glándula s en la base; estaminodios ausentes o muy pobremente desarrollados; pistilo glabro, rara vez puberulento, estilo esbelto, estigma simple, discoide o capitado, rara vez 2 -3-lobulado. Bayas (inmaduras) de 0.5 -0.7 cm; cúpulas de ca. 0.2 cm. Se reconoce por su s hojas con el envés pubescente, venas terciarias finamente reticuladas y flores funcionalmente unisexuales. Por las características de la venación es similar a O. leucoxylon, la cual es completamente glabra.</text:p>
          </table:table-cell>
          <table:table-cell office:value-type="string" table:style-name="ce7">
            <text:p>Flores observadas en Enero. Frutos n o se conoce aun el tiempo exacto de cosecha (Florula, La selva. 2012).</text:p>
          </table:table-cell>
          <table:table-cell office:value-type="string" table:style-name="ce7">
            <text:p>Sin datos.</text:p>
          </table:table-cell>
          <table:table-cell table:number-columns-repeated="16377"/>
        </table:table-row>
        <table:table-row table:style-name="ro7">
          <table:table-cell office:value-type="string" table:style-name="ce5">
            <text:p>Ocotea leucoxylon (Sw.) Laness<text:s/></text:p>
          </table:table-cell>
          <table:table-cell office:value-type="string" table:style-name="ce6">
            <text:p>Cigua boba, Cigua laurel, Cigua prieta, Cacaíllo, Pataban de monte, Laurel geo, Laurel geogeo</text:p>
          </table:table-cell>
          <table:table-cell office:value-type="string" table:style-name="ce6">
            <text:p>Lauraceae</text:p>
          </table:table-cell>
          <table:table-cell office:value-type="string" table:style-name="ce7">
            <text:p>bosque húmedo, muy húmedo y pluvial. De México a Perú y Las Antillas. En Costa Rica, 10 -2000 m; Vertiente Caribe de las Cordilleras Central, de Guanacaste, Talamanca y Tilarán, Llanuras de San Carlos; Vertiente Pacífica, Pacífico Central, Península de Osa.</text:p>
          </table:table-cell>
          <table:table-cell office:value-type="string" table:style-name="ce7">
            <text:p>Arbusto o árbol, de (2 -)4-30 m. Hojas simples, alternas, de 10 -27 × 3 -9 cm, elípticas u oblongo -elípticas. Inflorescencias de 4 -13 cm. Flores bisexuales o unisexuales; perianto de 6 partes en 2 verticilos; estambres fértiles 9 en 3 verticilos, anteras con 4 válvula s, los 3 internos (serie III) con 2 glándulas en la base; estaminodios ausentes o muy pobremente desarrollados; pistilo glabro, rara vez puberulento, estilo esbelto, estigma simple, discoide o capitado, rara vez 2 -3-lobulado. Bayas de 0.8 -1.5 cm; cúpulas d e 0.4 -1 cm. Se reconoce por sus ramitas glabras, anguladas, hojas con las venas secundarias curvadas, las terciarias reticuladas y débilmente impresas, y frutos globosos con la cúpula patente y poco profunda</text:p>
          </table:table-cell>
          <table:table-cell office:value-type="string" table:style-name="ce7">
            <text:p>Flores y frutos observados todo el añ o (Florula, La selva. 2012).</text:p>
          </table:table-cell>
          <table:table-cell office:value-type="string" table:style-name="ce7">
            <text:p>Sin datos.</text:p>
          </table:table-cell>
          <table:table-cell table:number-columns-repeated="16377"/>
        </table:table-row>
        <table:table-row table:style-name="ro7">
          <table:table-cell office:value-type="string" table:style-name="ce5">
            <text:p>Ocotea cernua (Nees) Mez<text:s text:c="3"/></text:p>
          </table:table-cell>
          <table:table-cell office:value-type="string" table:style-name="ce6">
            <text:p>Ira, Quizarrá Lorito, Sigua Amarillo</text:p>
          </table:table-cell>
          <table:table-cell office:value-type="string" table:style-name="ce6">
            <text:p>Lauraceae</text:p>
          </table:table-cell>
          <table:table-cell office:value-type="string" table:style-name="ce7">
            <text:p>bosque húmedo y muy húmedo. De México a Perú, Venezuela y Las Antillas. En Costa Rica, 10 -900 m; Ambas vertientes de las Cordilleras Central, de Guanacaste, Talamanca y Tilarán; Vertiente Caribe, Llanuras de Los Guatusos, San Carlos y Tortuguero; Vertiente Pacífica, Valle de Coto Brus, Pacífico Central, Península de Osa.</text:p>
          </table:table-cell>
          <table:table-cell office:value-type="string" table:style-name="ce7">
            <text:p>Arbusto o árbol, de 4 -13(-30) m. Hojas simples, alternas, de 4 -16 × 1.5 -7.5 cm, elípticas a elíptico -oblongas. Inflorescencias de 2.5-12 cm. Flores bisexuales o unisexuales; perianto de 6 partes en 2 verticilos; estambres fértiles 9 en 3 verticilos, anteras con 4 válvulas, los 3 internos (serie III) con 2 glándulas en la base; estaminodios ausentes o muy pobremente desarrollados; pistilo gla bro, rara vez puberulento, estilo esbelto, estigma simple, discoide o capitado, rara vez 2 -3-lobulado. Los frutos son Bayas de 1.5 -1.8 cm; cúpulas de 0.5 -0.8 cm. Se reconoce por sus hojas café -claro o verde -amarillentas cuando secas, glabras, venas terciar ias finamente impresas en el envés, ápice acuminado o abruptamente acuminado y flores unisexuales, glabras exteriormente, negras cuando secas .</text:p>
          </table:table-cell>
          <table:table-cell office:value-type="string" table:style-name="ce7">
            <text:p>Flores observadas de Febrero a Mayo y en Diciembre. Frutos observados de Abril a Noviembre.</text:p>
          </table:table-cell>
          <table:table-cell office:value-type="string" table:style-name="ce7">
            <text:p>Es planta hospedera del lepidoptero Jemadia pseudognetus (Florula, La selva. 2012).</text:p>
          </table:table-cell>
          <table:table-cell table:number-columns-repeated="16377"/>
        </table:table-row>
        <table:table-row table:style-name="ro7">
          <table:table-cell office:value-type="string" table:style-name="ce5">
            <text:p>Otoba novogranatensis Moldenke, Bull.<text:s text:c="3"/></text:p>
          </table:table-cell>
          <table:table-cell office:value-type="string" table:style-name="ce6">
            <text:p>Hoja dorada, frutilla, bola de oro.</text:p>
          </table:table-cell>
          <table:table-cell office:value-type="string" table:style-name="ce6">
            <text:p>Myristicaceae</text:p>
          </table:table-cell>
          <table:table-cell office:value-type="string" table:style-name="ce7">
            <text:p>Nicaragua a Colombia. En Costa Rica amplia, en climas húmedos a muy húmedos de ambas vertientes, 0 -1000 m. En LS ocasional a frecuente</text:p>
          </table:table-cell>
          <table:table-cell office:value-type="string" table:style-name="ce7">
            <text:p>Arboles, 15 -40 m de alto. Tronco recto, cilíndrico, corteza externa levemente escamosa; ramitas pardo ferrugíneas con diminutos pelos en forma de T; estípulas ausentes. Corteza externa levemente escamosa. Hojas simples, alternas, 9 –20 x 4 –11 cm, oblongo -obovadas, ápice redondeado o algo cuspidado, base abruptamente cuneada, glaucas y con diminutos tricomas o pelos en forma de T en el envés, margen entero; pecíolo 1 -1.5 cm de largo, acanalado. Inflorescencias estaminadas racemosas o subespigadas, flores e n fascículos a todo lo largo; tépalos 3( -4), 3 –4 mm de largo; anteras 2 –6, libres; flores pistiladas 2 -5 por fascículo, ovario 1 -carpelar. Fruto drupáceo, 2.5 –3 x 1.8 – 2.3 cm, carnoso, dehiscente por dos valvas, globoso -elipsoide, apiculado, glabro y verdos o cuando maduro. Semilla cubierta por un arilo, delgado y lacinado. Se caracteriza por sus hojas verde brillantes en la haz y glaucas o blanquecinas en el envés, la lámina generalmente obovada y las venas secundarias poco prominentes, con diminutos pelos e n forma de T principalmente en el ápice de ramitas y el pecíolo acanalado</text:p>
          </table:table-cell>
          <table:table-cell office:value-type="string" table:style-name="ce7">
            <text:p>Sin datos.</text:p>
          </table:table-cell>
          <table:table-cell office:value-type="string" table:style-name="ce7">
            <text:p>El arilo que envuelve las semillas es un recurso alimenticio para varias especies de aves. La madera ha sido muy utilizada para contrachapados. Es posible que las semillas sean dispersadas por murciélagos, contrario a las semillas envueltas por el arilo rojo del resto de la familia dispersadas por aves (Florula, La selva. 2012).</text:p>
          </table:table-cell>
          <table:table-cell table:number-columns-repeated="16377"/>
        </table:table-row>
        <table:table-row table:style-name="ro7">
          <table:table-cell office:value-type="string" table:style-name="ce5">
            <text:p>Pentaclethra macroloba<text:s text:c="3"/></text:p>
          </table:table-cell>
          <table:table-cell office:value-type="string" table:style-name="ce6">
            <text:p>Gavilán, palo de aceite, quebracho.</text:p>
          </table:table-cell>
          <table:table-cell office:value-type="string" table:style-name="ce6">
            <text:p>Fabaceae</text:p>
          </table:table-cell>
          <table:table-cell office:value-type="string" table:style-name="ce7">
            <text:p>Se encuentra en la zona norte y Caribe. Es una especie dominante en el dosel superior del bosque tropical y premontano muy húmedo y alcanza una densidad hasta el 50% cerca de los ríos, flujos de agua menores y áreas pantanosas. La especie se establece bien en suelos aluviales o residuales derivados de basaltos; también se encuentra en suelos mal drenados o pantanosos, ácidos y poco fértiles. La distribución altitudinal varía de 0 -600 m.s.n.m. La temperatura de esas zonas varía de 24 -30ºC y la precipitación es superior a 3500mm. Con frecuencia se encuentra asociado a otras especies como Carapa guianensis, Pterocarpus offinalis, Stryphnodendron microstachyum y palmas tal es como Welfia georgii, Astrocaryum alatum e Iriartea deltoidea</text:p>
          </table:table-cell>
          <table:table-cell office:value-type="string" table:style-name="ce7">
            <text:p>Árbol que alcanza hasta 35m de altura y 160 -180 cm de dap, en bosques tropicales y premontanos muy húmedos. El fuste es cilíndrico, acanalado hacia la base, la cor teza externa es bastante lisa, de color grisáceo oscuro; internamente es de color rosáceo y textura granulosa en árboles jóvenes están cubiertas por una pubescencia ferruginosa. Las hojas son compuestas, bipinnadas, alternas, con pequeñas estípulas. Las flores son bisexuales y pequeñas. El fruto es una vaina leñosa de 20 -50 cm de largo, la vaina contiene de 3 a 8 semillas.</text:p>
          </table:table-cell>
          <table:table-cell office:value-type="string" table:style-name="ce7">
            <text:p>La floración se da entre los meses de mayo a julio y los frutos entre agosto a octubre.</text:p>
          </table:table-cell>
          <table:table-cell office:value-type="string" table:style-name="ce7">
            <text:p>La madera se clasifica como estruc tural tipo B. Se utiliza en construcción general y construcción de interiores (cerchas, vigas, columnas, pisos, puertas, marcos para ventanas, ebanistería, muebles).</text:p>
          </table:table-cell>
          <table:table-cell table:number-columns-repeated="16377"/>
        </table:table-row>
        <table:table-row table:style-name="ro7">
          <table:table-cell office:value-type="string" table:style-name="ce5">
            <text:p>Psidium guajava<text:s text:c="3"/></text:p>
          </table:table-cell>
          <table:table-cell office:value-type="string" table:style-name="ce6">
            <text:p>Guayaba.</text:p>
          </table:table-cell>
          <table:table-cell office:value-type="string" table:style-name="ce6">
            <text:p>Myrtaceae</text:p>
          </table:table-cell>
          <table:table-cell office:value-type="string" table:style-name="ce7">
            <text:p>Se encuentra en ambas vertientes y el Valle Central. Elevación entre 0 -1400 o más m. Se encuentra en Bosques húmedos y secos. Habita generalmente en sitios abiertos.</text:p>
          </table:table-cell>
          <table:table-cell office:value-type="string" table:style-name="ce7">
            <text:p>Árbol o arbusto, de 4 a 11 m de altura. Hojas simples, opue stas. Las flores son solitarias o hasta 3 por axila y de color blancas. Los frutos son verdes y maduran amarillos. La corteza externa exfoliando en placas irregulares, las ramitas son anguladas.</text:p>
          </table:table-cell>
          <table:table-cell office:value-type="string" table:style-name="ce7">
            <text:p>Flores observadas en abril, mayo y julio. Frutos observados en las mismas fechas que las flores.</text:p>
          </table:table-cell>
          <table:table-cell office:value-type="string" table:style-name="ce7">
            <text:p>Hojas secas o frescas se utilizan como antidiarreicas, dolores estomacales y antigripales. La corteza y hojas en decocción por vía oral para desordenes posparto y hepáticos. El fruto consumido para do lores estomacales, hemorroides, el jugo del fruto para la diabetes. Hojas y ramas en decocción para lavados vaginales.</text:p>
          </table:table-cell>
          <table:table-cell table:number-columns-repeated="16377"/>
        </table:table-row>
        <table:table-row table:style-name="ro7">
          <table:table-cell office:value-type="string" table:style-name="ce5">
            <text:p>Pouteria bulliformis Aublet<text:s text:c="3"/></text:p>
          </table:table-cell>
          <table:table-cell office:value-type="string" table:style-name="ce6">
            <text:p>Chanó</text:p>
          </table:table-cell>
          <table:table-cell office:value-type="string" table:style-name="ce6">
            <text:p>Sapotaceae</text:p>
          </table:table-cell>
          <table:table-cell office:value-type="string" table:style-name="ce7">
            <text:p>es conocida en Costa Rica y Colombia, en Costa Rica esta presente en ambas vertientes (Península de Osa, Llanuras de San Carlos, Limón)</text:p>
          </table:table-cell>
          <table:table-cell office:value-type="string" table:style-name="ce7">
            <text:p>árbol de 15 a30m de alto. Posee una copa densa, es generalmente cilíndrico. Las hojas son de color ver de oscuro elíptica a elíptica - oblonga u obovada, coriácea, bullada, ferruginosa especialmente en los nervios. Margen entero y redondeado en la base. Inflorescencias axilares en fascículos densamente ferruginosos. árboles medianos a grandes, ramitas jóvene s dorado a ferrugíneo velloso -tomentosas; plantas hermafroditas Hojas estrechamente agrupadas comúnmente en pseudoverticilos de 3, anchamente oblongas a obovadas, 10.5 –19.5 ( –33) cm de largo y 8 –10 ( –16) cm de ancho, ápice redondeado -apiculado, base redond eada a truncada, envés con numerosos tricomas dorados erectos de brazos patentes, nervadura eucamptódroma (broquidódroma apicalmente), 7 –14 (–23) pares de nervios secundarios, nervios intersecundarios pocos y cortos o ausentes, terciarios oblicuos, 2 ó 3/c m, nervios de orden superior levemente reticulados, nervios terciarios marcadamente prominentes en el envés, los nervios terciarios y los de orden superior del mismo color de la superficie de la hoja al secarse; pecíolo 10 –25 mm de largo. Inflorescencias a xilares o en fascículos abajo de las hojas, 2 –8 flores por fascículo, fascículos densamente agrupados, pedicelo 4 –6 (–21) mm de largo; sépalos5, en 1 verticilo, 4 –4.5 mm de largo, ápice redondeado, los externos densamente vellosos externamente, los interno s pubescentes externamente sólo medialmente y ciliados; corola ciatiforme, 6 –6.5 mm de largo, el tubo casi tan largo como los lobos, lobos 5, ampliamente ovados, redondeados apicalmente, externamente glabros; estambres 5, adnados al ápice del tubo, incluid os, 2.75 –3.3 mm de largo, filamentos menos 1/2 de la longitud de las anteras, anteras glabras, estaminodios 5, 2.5 –3 mm de largo. Fruto elipsoide, ca 4 cm de largo, base obtusa, glabro, liso, negro; semilla 1, elipsoide, 2 –3 cm de largo, testa áspera y opaca, cicatriz de toda la longitud de la semilla y ca 7 mm de ancho.</text:p>
          </table:table-cell>
          <table:table-cell office:value-type="string" table:style-name="ce7">
            <text:p>Sin datos.</text:p>
          </table:table-cell>
          <table:table-cell office:value-type="string" table:style-name="ce7">
            <text:p>Sin datos.</text:p>
          </table:table-cell>
          <table:table-cell table:number-columns-repeated="16377"/>
        </table:table-row>
        <table:table-row table:style-name="ro7">
          <table:table-cell office:value-type="string" table:style-name="ce5">
            <text:p>Protium confusum (Rose) Pittier<text:s text:c="3"/></text:p>
          </table:table-cell>
          <table:table-cell office:value-type="string" table:style-name="ce6">
            <text:p>Canfinillo (LS), Canfín (CR), Caraña (CR), Cofal (CR)</text:p>
          </table:table-cell>
          <table:table-cell office:value-type="string" table:style-name="ce6">
            <text:p>Burseraceae</text:p>
          </table:table-cell>
          <table:table-cell office:value-type="string" table:style-name="ce7">
            <text:p>Belice a Panamá. En Costa Rica ampliamente, mayormente en elevaciones bajas con climas muy húmedos; 10 -2500 m.</text:p>
          </table:table-cell>
          <table:table-cell office:value-type="string" table:style-name="ce7">
            <text:p>Árboles, 4 -15 m de alto; ramitas jóvenes con tricomas malpigiáceos color rojizo; savia resino sin olor fuerte a tr ementina. Tronco cilíndrico, Corteza lisa y desarrollando pequeñas raíces zancudas en la base. Hojas imparipinnadas, con (1 -) 3-11 folíolos, de 7.5 -15 x 2.5 -4.7 cm, lanceolados, ápice acuminado, base cuneada, margen aserrado hacia el ápice, entero o undula do; peciólulos de 3 -8 mm de largo, pulvinados en ambos extremos. Flores amarillentas (unisexuales); cáliz con 4(5) lóbulos, de 1 -1.4 mm de largo; pétalos 4 (5), de 2.3 -3 mm de largo, libres; estambres 8, 2 mm de largo. Inflorescencias son racemiformes, has ta 10 cm de largo. Frutos son cápsulas drupáceos, 1.4 -2.4 x 1.2-2 cm, elipsoides u ovoides, ápice agudo, con la superficie rojiza y lenticelada; pirenos 1 ( -3), elípticos o lanceolados, mesocarpo blanco, carnoso y resinoso. Se caracteriza por sus foliolos relativamente pequeños, con el margen en general aserrado hacia el ápice y peciólulos pulvinados en ambos extremos. Las ramitas jóvenes y foliolos tienen una pubescencia escasa de tricomas malpigiáceos rojizos. Las hojas y corteza de esta especie no despid en un aroma resinoso o alcanforado fuerte como las otras especies del género. Tradicionalmente confundida con P. costarricense(Rose) Engl., en cuya especie los folíolos tienen el margen entero y una pubescencia tomentosa amarillenta, además las flores carecen de tricomas malpigiáceos.</text:p>
          </table:table-cell>
          <table:table-cell office:value-type="string" table:style-name="ce7">
            <text:p>Flores observadas en enero, febrero y julio; frutos en julio y noviembre.</text:p>
          </table:table-cell>
          <table:table-cell office:value-type="string" table:style-name="ce7">
            <text:p>Sin datos.</text:p>
          </table:table-cell>
          <table:table-cell table:number-columns-repeated="16377"/>
        </table:table-row>
        <table:table-row table:style-name="ro7">
          <table:table-cell office:value-type="string" table:style-name="ce5">
            <text:p>Protium panamense (Rose) I.M. Johnst.<text:s/></text:p>
          </table:table-cell>
          <table:table-cell office:value-type="string" table:style-name="ce6">
            <text:p>Copal</text:p>
          </table:table-cell>
          <table:table-cell office:value-type="string" table:style-name="ce6">
            <text:p>Burseraceae</text:p>
          </table:table-cell>
          <table:table-cell office:value-type="string" table:style-name="ce7">
            <text:p>Es endémica de Costa Rica y Panamá. Está tratada en peligro de extinción por pérdida de hábitat. En Costa Rica hasta el momento restringida a la vertiente del Caribe, principalmente en la zona norte (Llanuras de San Carlos, Tortuguero, etc.); 20-800 m.</text:p>
          </table:table-cell>
          <table:table-cell office:value-type="string" table:style-name="ce7">
            <text:p>Árboles, 4 -15 m de alto; con raíces zancudas en la base; ramitas glabras; savia resinosa con aroma muy fuerte a resina. Tronco cilíndrico . Hojas imparipinnadas, con 3 -7 (-9) folíolos, de 10.5 -36.5 x 4 -12.5 cm, ovado -lanceolados a oblongos, elípt icos u ovados, ápice abrupto acuminado, base redondeada, glabros, margen entero; peciólulos de 1.1 -3.2 cm de largo, pulvinados en ambos extremos. Flores blanco -verdosas o verdoso - amarillentas(unisexuales); cáliz 4 (5) lóbulos, de 1.5 mm de largo; pétalos 4 (5), de 3 x 1 -1.5 mm, triangulares; estambres 8 (10), de 2 mm de largo. Inflorescencias son panículas o racimos muy cortos, axilares, de 7 -10 cm de largo. Frutos son cápsulas drupáceas, de 1.7 -2.6 x 0.9 -2.1 cm, elipsoides a ovoides, apiculados, rojizos cu ando maduros, dehiscentes en 2 -4 valvas; pirenos 1 (4), de 1.5 cm de largo. Semillas 1 -2, cubiertas con un mesocarpo blanco y jugoso. Se caracteriza por su tronco con raíces zancudas, las hojas con los folíolos glabros, lisos a menudo lustrosos, estrechos y las inflorescencias en general racemosas muy cortas. Estas características ayudan a distinguirla de las especies Protium glabrum y P. ravenii.</text:p>
          </table:table-cell>
          <table:table-cell office:value-type="string" table:style-name="ce7">
            <text:p>Flores observadas de febrero a mayo; frutos en julio, octubre y diciembre (Florula, La selva. 2012).</text:p>
          </table:table-cell>
          <table:table-cell office:value-type="string" table:style-name="ce7">
            <text:p>Sin datos.</text:p>
          </table:table-cell>
          <table:table-cell table:number-columns-repeated="16377"/>
        </table:table-row>
        <table:table-row table:style-name="ro7">
          <table:table-cell office:value-type="string" table:style-name="ce5">
            <text:p>Pachira aquatica Aubl<text:s text:c="3"/></text:p>
          </table:table-cell>
          <table:table-cell office:value-type="string" table:style-name="ce6">
            <text:p>Cacao Cimarrón, Cacao de Danta, Huevos de Burro, Zapotón, Quirihuillo, Poponjoche, Castaño de Guayana</text:p>
          </table:table-cell>
          <table:table-cell office:value-type="string" table:style-name="ce6">
            <text:p>Malvaceae</text:p>
          </table:table-cell>
          <table:table-cell office:value-type="string" table:style-name="ce7">
            <text:p>Sur de México a Brasil. En Costa Rica amplia, pero más frecuente en elevaciones bajas con climas muy húmedos, a veces ascendiendo a bosques montanos, 0 -1200 m.</text:p>
          </table:table-cell>
          <table:table-cell office:value-type="string" table:style-name="ce7">
            <text:p>Arbol, 8 -20 m de alto, Troncos ligeramente abultado hacia la base y gambas pqueñas, Corteza e xterna lisa; estípulas decíduas. Hojas digitadas, 5 -9-folioladas, 12 -26 x 6 -9 cm, oblanceolados a obovado -oblongos, ápice abruptamente subacuminado, redondeado o emargianado, base cuneada, inconspicuamente lepidotos hasta peludos en el envés. Flores solita rias, axilares, blanquecinas con estambres rojos o purpúreos, tornándose amarillentas o café - amarillentas; cáliz truncado, 1.5 -2 cm de largo, puberulento; pétalos linear - oblongos, 19 -28 cm de largo, tomentosos en el exterior; estambres numerosos, formando una columna estaminal 4 -7 cm de largo; estilo 5 -lobado en el ápice. Fruto cápsula, oblonga a ovoide, 17 -20 (30) x 10 -12 (15) cm, con 5 valvas leñosas, pardo oscuro por fuera, Semillas 2 -3 por carpelo, 3 -4.5 cm de largo, anguladas, inmersas en una pulpa bla nca y carnosa . Se reconoce por sus hojas digitadas, con los folíolos mayormente obovados, con ápice redondeado o a veces emarginado, levemente glaucos en el envés y los peciólulos claramente articulados en el la base o en la unión con el pecíolo.</text:p>
          </table:table-cell>
          <table:table-cell office:value-type="string" table:style-name="ce7">
            <text:p>Flores y frutos observados durante todo el año. Floración norturna.</text:p>
          </table:table-cell>
          <table:table-cell office:value-type="string" table:style-name="ce7">
            <text:p>Las semillas cocidas o asadas son comestibles. La decocción de las hojas es usada en Surinam como alexitérico y estíptico, de forma tópica elimina el enrojecimiento y ardor de la piel (Florula, La selva. 2012). Se cultiva por sus frutos secos comestibles. Su sabor es parecido al de los cacahuates, pudiéndose comer crudo o cocido, o en una harina para hacer pan. Las hojas y las flores también son comestibles.2​ Se utiliza en jardinería, como planta de exterior e interior. En Colombia se planta en parques públicos por su valor ornamental, como alimento para la fauna y consumo humano. Tiene propiedades antioxidantes, laxantes, antiinflamatorias y antimicrobianas. La corteza y las semillas se utilizan para tratar infecciones vaginales, debilidad, anemia, presión arterial baja, afecciones renales, edemas, fatiga, además de su uso como tónico. Las infusiones de corteza y raíces tienen efectos hipoglicemiantes y sirven para tratar diabetes.</text:p>
          </table:table-cell>
          <table:table-cell table:number-columns-repeated="16377"/>
        </table:table-row>
        <table:table-row table:style-name="ro7">
          <table:table-cell office:value-type="string" table:style-name="ce5">
            <text:p>Pseudolmedia spuria (Sw.) Griseb.<text:s text:c="3"/></text:p>
          </table:table-cell>
          <table:table-cell office:value-type="string" table:style-name="ce6">
            <text:p>Guapinolillo, Quiubra</text:p>
          </table:table-cell>
          <table:table-cell office:value-type="string" table:style-name="ce6">
            <text:p>Moraceae</text:p>
          </table:table-cell>
          <table:table-cell office:value-type="string" table:style-name="ce7">
            <text:p>bosque húmedo, muy húmedo y pluvial. México a Panamá y Las Antillas. En Costa Rica, 0 -1600 m; Ambas vertientes, Cordilleras de Guanacaste y de Talamanca; Vertiente Caribe, Cordillera Central, Llanuras de San Carlos, Baja Talamanca; Vertiente Pacífica, Pacífico Central, Penínsulas de Nicoya y Osa</text:p>
          </table:table-cell>
          <table:table-cell office:value-type="string" table:style-name="ce7">
            <text:p>Arbusto o árbol, de 7 -30 m, Hojas simples, alternas, con la lámina de 3 -16 × 1 -5 cm, angostamente elíptica a lanceolada. Inflorescencias estaminadas de 0.2 -0.5 cm de diámetro, discoides. Flores separadas, sin organización, entremezcladas con brácteas interestaminales variables en forma y tamaño, el perianto nulo; estambre 1, el fila mento recto en la yema, la antera a veces apiculada, con o sin tricomas apicales. Inflorescencias pistiladas solitarias, ca. 0.2 cm de diámetro, discoides. Flores con el perianto tubular, 4 -lobulado, el ovario completamente adnato al perianto, estilo 1, co n 2 brazos estigmáticos filiformes. Drupas de 1.5 cm, globosas u oblongas. Se reconoce por sus estípulas que al caer dejan una cicatriz anular en la ramita, láminas foliares pequeñas, glabras, con las venación terciaria reticulada, inflorescencias solitari as, discoides y frutos glabros</text:p>
          </table:table-cell>
          <table:table-cell office:value-type="string" table:style-name="ce7">
            <text:p>Flores observadas en Enero, Marzo y de Junio a Agosto. Frutos observados de Enero a Julio y en Noviembre.</text:p>
          </table:table-cell>
          <table:table-cell office:value-type="string" table:style-name="ce7">
            <text:p>La especie da alimento a las aves silvestres, ayuda en la conservación de suelos, estabilización de cauces fluviales y protección de mantos acuíferos. Su madera se usa en construcción general y carpintería. Los frutos son comestibles</text:p>
          </table:table-cell>
          <table:table-cell table:number-columns-repeated="16377"/>
        </table:table-row>
        <table:table-row table:style-name="ro7">
          <table:table-cell office:value-type="string" table:style-name="ce5">
            <text:p>Persea americana<text:s text:c="3"/></text:p>
          </table:table-cell>
          <table:table-cell office:value-type="string" table:style-name="ce6">
            <text:p>Aguacate.</text:p>
          </table:table-cell>
          <table:table-cell office:value-type="string" table:style-name="ce6">
            <text:p>Lauraceae</text:p>
          </table:table-cell>
          <table:table-cell office:value-type="string" table:style-name="ce7">
            <text:p>Es originari o de América, plantado por los nativos mucho antes de la llegada de los españoles. Con el nombre genérico de "aguacate" se designa tanto al árbol como al fruto y deriva del vocablo de la lengua náhuatl ahuacatl. Su distribución desde México hasta Costa Ric a, y en los últimos años se ha introducido en la mayoría de países tropicales y subtropicales por ser el fruto un alimento muy apreciado por su sabor agradable y valor nutritivo.</text:p>
          </table:table-cell>
          <table:table-cell office:value-type="string" table:style-name="ce7">
            <text:p>Árbol siempre verde, puede alcanzar hasta 20 metro s de altura, de amplia ramificación que forma una copa poblada de hojas oblongas, sencillas y alternas; sus flores son blanco -verdosas, pequeñas, numerosas, reunidas en panículas terminales. El fruto son bayas con semillas grandes, redondas. Se adapta a d iversas condiciones ecológicas y acepta diferentes formas de cultivo, por lo que se ha creado, a través de injertos, una variedad muy amplia. Los hay en distintos tipos de frutos periformes, ovalados y hasta esféricos, de distintos tamaños, el color varia de verde -claro a verde -oscuro y morado a negruzco; de piel lisa o áspera.</text:p>
          </table:table-cell>
          <table:table-cell office:value-type="string" table:style-name="ce7">
            <text:p>Flores observadas en Junio a Agosto. Frutos observados de Julio y Noviembre .</text:p>
          </table:table-cell>
          <table:table-cell office:value-type="string" table:style-name="ce7">
            <text:p>Es comestible para el consumo humano. La cáscara del fruto se seca y muele sirve como a ntidesentérico El aceite de la semilla se utiliza para la caída del cabello y dar brillo a este, la semilla secada y pulverizada para trastornos digestivos y parásitos intestinales. La infusión de las hojas sirve para lavar infecciones y problemas de la pi el, para diarreas infecciosas e indigestión. El aceite del aguacate se utiliza en la elaboración de cosméticos, jabones sólidos de tocador y jabones líquidos para el tratamiento de la piel, del cuero cabelludo y del cabello. También, la semilla produce un tinte natural de color café que fue utilizado en el teñido de hilos de algodón, para tejidos en los telares de palancas, pero luego fue sustituido por colorantes químicos (Florula, La selva. 2012).</text:p>
          </table:table-cell>
          <table:table-cell table:number-columns-repeated="16377"/>
        </table:table-row>
        <table:table-row table:style-name="ro6">
          <table:table-cell office:value-type="string" table:style-name="ce5">
            <text:p>Pouteria cainito<text:s text:c="3"/></text:p>
          </table:table-cell>
          <table:table-cell office:value-type="string" table:style-name="ce6">
            <text:p>Caimito , zapote amarillo</text:p>
          </table:table-cell>
          <table:table-cell office:value-type="string" table:style-name="ce6">
            <text:p>Sapotaceae</text:p>
          </table:table-cell>
          <table:table-cell office:value-type="string" table:style-name="ce7">
            <text:p>Es originaria de el río Amazonas, Ecuador, Colombia y Venezuela</text:p>
          </table:table-cell>
          <table:table-cell office:value-type="string" table:style-name="ce7">
            <text:p>árbol pequeño a mediano con savia blanca de sensación pegajosa (Látex) , hojas lustrosas, las inflorescencias son axilares , el fruto carnoso al estar verde contiene látex en todo el fruto y al madurar se acumula solo en la piel o cáscara.</text:p>
          </table:table-cell>
          <table:table-cell office:value-type="string" table:style-name="ce7">
            <text:p>produce frutos cada 3 meses después de la primer vez que se da entre los 4 y 6 años.</text:p>
          </table:table-cell>
          <table:table-cell office:value-type="string" table:style-name="ce7">
            <text:p>El fruto es comestible y es popular por proveer fuerza. La madera es un excelente combustible y también se utiliza para construir carretas</text:p>
          </table:table-cell>
          <table:table-cell table:number-columns-repeated="16377"/>
        </table:table-row>
        <table:table-row table:style-name="ro7">
          <table:table-cell office:value-type="string" table:style-name="ce5">
            <text:p>Posoqueria grandifructa<text:s text:c="3"/></text:p>
          </table:table-cell>
          <table:table-cell office:value-type="string" table:style-name="ce6">
            <text:p>Sin datos.</text:p>
          </table:table-cell>
          <table:table-cell office:value-type="string" table:style-name="ce6">
            <text:p>Rubiaceae</text:p>
          </table:table-cell>
          <table:table-cell office:value-type="string" table:style-name="ce7">
            <text:p>bosque húmedo, muy húmedo y pluvial. México a Panamá y Las Antillas. En Costa Rica, 0 -1600 m; Ambas vertientes, Cordilleras de Guanacaste y de Talamanca; Vertiente Caribe, Cordillera Central, Llanuras de San Carlos, Baja Talamanca; Vertiente Pacífica, Pacífico Central, Penínsulas de Nicoya y Osa</text:p>
          </table:table-cell>
          <table:table-cell office:value-type="string" table:style-name="ce7">
            <text:p>Arbusto o árbol pequeño, hasta de 8 m. Esta especie se distingue por las hojas coriáceas con las venas terciarias poco resaltadas en la haz opaca, y por sus frutos con el pericarpo coriáceo, con las semillas anguladas, encerradas en una pulpa blanca o anaranjada.</text:p>
          </table:table-cell>
          <table:table-cell office:value-type="string" table:style-name="ce7">
            <text:p>Flores recolectadas de Febrero–Marzo, frutos de Marzo–Abril, de Junio–Agosto, y de Octubre–Noviembre.</text:p>
          </table:table-cell>
          <table:table-cell office:value-type="string" table:style-name="ce7">
            <text:p>Frutos comido por animales.</text:p>
          </table:table-cell>
          <table:table-cell table:number-columns-repeated="16377"/>
        </table:table-row>
        <table:table-row table:style-name="ro7">
          <table:table-cell office:value-type="string" table:style-name="ce5">
            <text:p>Pseudobombax septenatum<text:s text:c="3"/></text:p>
          </table:table-cell>
          <table:table-cell office:value-type="string" table:style-name="ce6">
            <text:p>Ceibo barrigón, barrigón</text:p>
          </table:table-cell>
          <table:table-cell office:value-type="string" table:style-name="ce6">
            <text:p>Bombacaceae.</text:p>
          </table:table-cell>
          <table:table-cell office:value-type="string" table:style-name="ce7">
            <text:p>Se encuentra a lo largo de la vertiente del Pacífico; es má s raro en la del Atlántico. Elevación: de 0 a 600 m. Se encuentra en bosques húmedos y bosques secos, bosques costeros y dunas arenosas.</text:p>
          </table:table-cell>
          <table:table-cell office:value-type="string" table:style-name="ce7">
            <text:p>Árboles deciduos, con tallo fusiforme, usualmente sin aguijones.Hojas con 5 a 7 folíolos, d e 6 a 15 por 3 a 7 cm, obovados, acuminados, enteros, de base decurrente, sésiles o corto peciolados, con peciolulos acanalados arriba.Inflorescencias cimosas, con 2 a 5 flores por cima, o flores solitarias, de 7 a 10 cm. Pétalos de 6.5 a 9.5 cm, carnosos, linear -lanceolados, de rosados a crema, pubescentes, con muchos estambres. Columna estaminal dividida en 5 filamentos. Ovario súpero. Estilo filiforme. Estigma capitado o lobulado. Fruto en cápsula subleñosa, de 15 a 17 por 5 a 7 cm, dehiscente en 5 valva s, con muchas semillas pequeñas, embebidas en fibras lanosas grisáceas.Se distingue fácilmente por la forma abombada o inflada de su tronco, con numerosas rayas verdes conspicuas longitudinalmente, además de peciolulos contínuos con el pecíolo. En cierta s zonas del Pacífico sur constituye una especie común a lo largo de las costas, donde se convierte en una especie dominante en las dunas costeras detrás de la línea de las mareas altas.</text:p>
          </table:table-cell>
          <table:table-cell office:value-type="string" table:style-name="ce7">
            <text:p>Floración observada de noviembre a abril. Frutos observado s de enero a mayo.</text:p>
          </table:table-cell>
          <table:table-cell office:value-type="string" table:style-name="ce7">
            <text:p>Las semillas de esta especie son comestibles, aunque no se han utilizado ampliamente con este fin. Antiguamente, el pelo de las semillas fue utilizado para la elaboración de almohadas. También en la fabricación de fósforos, chapas, canoas.</text:p>
          </table:table-cell>
          <table:table-cell table:number-columns-repeated="16377"/>
        </table:table-row>
        <table:table-row table:style-name="ro7">
          <table:table-cell office:value-type="string" table:style-name="ce5">
            <text:p>Spondias mombin<text:s text:c="4"/></text:p>
          </table:table-cell>
          <table:table-cell office:value-type="string" table:style-name="ce6">
            <text:p>Jobo, Jorco.</text:p>
          </table:table-cell>
          <table:table-cell office:value-type="string" table:style-name="ce6">
            <text:p>Anacardiaceae</text:p>
          </table:table-cell>
          <table:table-cell office:value-type="string" table:style-name="ce7">
            <text:p>Es originario de la América tropical. En Costa Rica; se encuentra en ambas vertientes, Cordilleras de Guanacaste y de Talamanca; Vertiente Caribe, Cordillera Central,</text:p>
          </table:table-cell>
          <table:table-cell office:value-type="string" table:style-name="ce7">
            <text:p>El jobo es un árbol de grandes dimensiones, de hasta 20 metros de altura, perteneciente a la familia de las Anacardiáceas. Sus hojas son glabras, imparipinadas, lanceoladas y alternas. Sus flores son blancas y están dispuestas en panículas. Su fruto es una drupa amarilla con sabor agrio, semejante a la ciruela y tiene el núcleo leñoso.</text:p>
          </table:table-cell>
          <table:table-cell office:value-type="string" table:style-name="ce7">
            <text:p>Florece durante los meses de mayo a junio y sus frutos son observados durante los meses de agosto y septiembre.</text:p>
          </table:table-cell>
          <table:table-cell office:value-type="string" table:style-name="ce7">
            <text:p>Fruto comestible y medicinal. El cocimiento de la corteza, actúa contra los dolores musculares. Este cocimiento, usado en lavativas, purga y cicatriza las úlceras rebeldes si e llas no provienen de venéreo. El fruto, macerado en agua, es vomitivo. La resina de este árbol se usa para curar quemadu ras y para cicatrizar heridas. La raspadura de la misma corteza con papelón, panela o alfondoque se aconseja par a la curación de las heridas. El cocimiento fuerte y bien caliente de la corteza se aplica en baños para la perlesía y en unciones para el tétanos (Cazabonne, 2009).</text:p>
          </table:table-cell>
          <table:table-cell table:number-columns-repeated="16377"/>
        </table:table-row>
        <table:table-row table:style-name="ro7">
          <table:table-cell office:value-type="string" table:style-name="ce5">
            <text:p>Annona papilionella<text:s text:c="3"/></text:p>
          </table:table-cell>
          <table:table-cell office:value-type="string" table:style-name="ce6">
            <text:p>Anonillo, Anonillo negro , Majagua, Candelo</text:p>
          </table:table-cell>
          <table:table-cell office:value-type="string" table:style-name="ce6">
            <text:p>Annonaceae</text:p>
          </table:table-cell>
          <table:table-cell office:value-type="string" table:style-name="ce7">
            <text:p>Nicaragua a Brasil y Bolivia. En Costa Rica ampliamente distribuida en la zona norte, vertiente del Caribe, Pacífico Central y zona sur; 0 -700 m. Prefiere áreas abiertas, por lo que a veces se observa con frecuencia en bosque secundarios, orillas de bosques.</text:p>
          </table:table-cell>
          <table:table-cell office:value-type="string" table:style-name="ce7">
            <text:p>Árbol, 15 -30 m de alto. Tronco recto, en árboles adultos con gambas y ramitas con una pubescencia blanquecina o parda corta, Corteza lisa y grisácea. Hojas sim ples, alternas, dísticas, de 10 -18 x 3.5 -7 cm, oblongas o lanceolado -oblongas, ápice acuminado, base cuneada a redondeada, glabras en la haz y blanquecino seríceas en el envés, venas secundarias de 10 -20 por lado; pecíolos hasta 1.6 cm de largo. Flores ver des, amarillentas o anaranjadas; sépalos diminutos; los 3 pétalos externos de 1.5 -3.0 x 1.0 -1.8 cm, obovados y arreglados en forma de hélice; estambres numerosos. La inflorescencia ripidios cortos, con 1 - 5 flores, supra -axilares u opuestos a las hojas. Fru tos agregados (sincárpicos), 1.5-3.5 x 1.5 -3 cm, globosos a ovoide, verde o amarillo -verdosos, carpelos numerosos, casi lisos y pubescentes. Se caracteriza por sus hojas alargadas, cuando frescas tienen una coloración blanco -grisácea en el envés, y frutos pequeños.</text:p>
          </table:table-cell>
          <table:table-cell office:value-type="string" table:style-name="ce7">
            <text:p>Flores observadas entre enero y agosto y en diciembre; frutos entre enero y agosto y de octubre a diciembre (Florula, La selva. 2012).</text:p>
          </table:table-cell>
          <table:table-cell office:value-type="string" table:style-name="ce7">
            <text:p>Sin datos.</text:p>
          </table:table-cell>
          <table:table-cell table:number-columns-repeated="16377"/>
        </table:table-row>
        <table:table-row table:style-name="ro7">
          <table:table-cell office:value-type="string" table:style-name="ce5">
            <text:p>Rhodostemonodaphne kunthiana (Nees) Rohwer<text:s text:c="3"/></text:p>
          </table:table-cell>
          <table:table-cell office:value-type="string" table:style-name="ce6">
            <text:p>Quizarra Negro</text:p>
          </table:table-cell>
          <table:table-cell office:value-type="string" table:style-name="ce6">
            <text:p>Lauraceae</text:p>
          </table:table-cell>
          <table:table-cell office:value-type="string" table:style-name="ce7">
            <text:p>bosque húmedo y muy húmedo. De Costa Rica a Perú. En Costa Rica, 0 -900 m; Vertiente Caribe de las Cordilleras Central, de Guanacaste, Talamanca y Tilarán, Llanuras de San Carlos; Vertiente Pacífica, Península de Osa.</text:p>
          </table:table-cell>
          <table:table-cell office:value-type="string" table:style-name="ce7">
            <text:p>Árbol, de 8 -29(-45) m. Hojas simples, alternas, de 13 - 32 × 4.5 -10 cm, elípticas, oblongas o lanceoladas. Inflorescencias de 11 -22 cm. Flores unisexuales, por disfuncionabilidad del androceo o del gineceo. Flores estaminadas con el perianto campanulado; estambres 9, tecas con 4 válvulas dispuestas en arco o horizontalmente; estaminodios ausentes; pistilo linear. Flores pistiladas con el perianto urceolado, estambres más pequeños que en las flores estaminadas y con las válvulas inconspicuas; pistilo con el estilo corto. Bayas de 2-3.5 cm; cúpulas de 0.6 -1 cm. Se reconoce por sus flores unisexuales, con la superficie interna de los tépalos pubescente y por poseer las válvulas de las tecas en posición horizontal. Es muy distintiva por sus hojas densamente indumentadas con tricomas café -amarillentos (por el envés) cuando jóvenes.</text:p>
          </table:table-cell>
          <table:table-cell office:value-type="string" table:style-name="ce7">
            <text:p>Flores observadas en Febrero. Frutos observados en Ma yo, Julio y Octubre (Florula, La selva. 2012).</text:p>
          </table:table-cell>
          <table:table-cell office:value-type="string" table:style-name="ce7">
            <text:p>Sin datos.</text:p>
          </table:table-cell>
          <table:table-cell table:number-columns-repeated="16377"/>
        </table:table-row>
        <table:table-row table:style-name="ro9">
          <table:table-cell office:value-type="string" table:style-name="ce5">
            <text:p>Stenmadenia sp<text:s text:c="3"/></text:p>
          </table:table-cell>
          <table:table-cell office:value-type="string" table:style-name="ce6">
            <text:p>Huevos de toro, Bijarro.</text:p>
          </table:table-cell>
          <table:table-cell office:value-type="string" table:style-name="ce6">
            <text:p>Apocynaceae</text:p>
          </table:table-cell>
          <table:table-cell office:value-type="string" table:style-name="ce7">
            <text:p>Es nativo desde México hasta Colombia.</text:p>
          </table:table-cell>
          <table:table-cell office:value-type="string" table:style-name="ce7">
            <text:p>Árbol que alcanza hasta 10 m de alt o. La savia es un látex blanco. Sus hojas son simples, opuestas y con estípula. Las flores son blancas o color crema pequeñas. Los frutos se presentan en pares o en cuatro, son pequeños, los cuales asemejan a los testículos del toro.</text:p>
          </table:table-cell>
          <table:table-cell office:value-type="string" table:style-name="ce7">
            <text:p>La floració n se da entre los meses de Agosto a octubre y los frutos entre noviembre y diciembre.</text:p>
          </table:table-cell>
          <table:table-cell office:value-type="string" table:style-name="ce7">
            <text:p>Muy apetecidos por algunas aves.</text:p>
          </table:table-cell>
          <table:table-cell table:number-columns-repeated="16377"/>
        </table:table-row>
        <table:table-row table:style-name="ro7">
          <table:table-cell office:value-type="string" table:style-name="ce5">
            <text:p>Sacoglottis trichogyna<text:s text:c="3"/></text:p>
          </table:table-cell>
          <table:table-cell office:value-type="string" table:style-name="ce6">
            <text:p>Titor, Danto plomillo.</text:p>
          </table:table-cell>
          <table:table-cell office:value-type="string" table:style-name="ce6">
            <text:p>Humiriaceae</text:p>
          </table:table-cell>
          <table:table-cell office:value-type="string" table:style-name="ce7">
            <text:p>Forma parte de la lista de árboles en peligro de extinción. Nicaragua hasta Panamá. En Costa Rica restringida mayormente a la parte norte de la vertiente caribe, 20-500 m.</text:p>
          </table:table-cell>
          <table:table-cell office:value-type="string" table:style-name="ce7">
            <text:p>Árbol grande, del dosel, que alcanza 50 m de altura y 150 cm de d.a.p. Tiene fuste recto y cilíndrico, gambas pequeñas, copa redondeada y densa y ramas largas y colgantes. Las ramas muy jóvenes y las hojas en desarrollo son de color rosado pálido o pardo rojizo claro. La corteza es pardo grisácea o negruzca, lisa o escamosa y fisurada longitudinalmente; la corteza interna es dura y rosácea; se torna pardo rojiza al oxidarse. Huele a caña de azúcar. La savia es incolora. Las hojas son simples, alternas, glabras y se distribuyen en espiral; son elípticas, con el ápice acuminado, la base obtusa o cuneada, el margen entero o aserrado dentado y en el envés hay dos nectarios extraflorales basales, puntiformes y pardo negruscos. Las inflorescencias son panículadas y axilares o subterminales, bracteadas, más cortas que las hojas. Las flores son hermafroditas, actinomórficas, pediceladas, b lancuzcas, amarillentas o cremo verdosas.</text:p>
          </table:table-cell>
          <table:table-cell office:value-type="string" table:style-name="ce7">
            <text:p>Flores observadas en agosto y setiembre, frutos en febrero, marzo y abril.</text:p>
          </table:table-cell>
          <table:table-cell office:value-type="string" table:style-name="ce7">
            <text:p>Esta especie ha sido muy apreciada por el valor de su madera que es muy pesada de calidad media a alta y en las décadas pasadas, maderero s y finqueros la explotaron tanto, que hoy tristemente forma parte de la lista de árboles en peligro de extinción. Los frutos del titor dan de comer a muchas especies de aves grandes, entre ellas a las lapas. Madera utilizada en la fabricación de vigas, columnas, cerchas, pisos.</text:p>
          </table:table-cell>
          <table:table-cell table:number-columns-repeated="16377"/>
        </table:table-row>
        <table:table-row table:style-name="ro7">
          <table:table-cell office:value-type="string" table:style-name="ce5">
            <text:p>Senna Papillosa (Britton &amp; Rose) H. S. Irwin &amp; Barneby<text:s text:c="3"/></text:p>
          </table:table-cell>
          <table:table-cell office:value-type="string" table:style-name="ce6">
            <text:p>Candelillo, Vainillo, Caraito.</text:p>
          </table:table-cell>
          <table:table-cell office:value-type="string" table:style-name="ce6">
            <text:p>Fabaceae</text:p>
          </table:table-cell>
          <table:table-cell office:value-type="string" table:style-name="ce7">
            <text:p>De México a Colombia, Perú y Venezuela. En Costa Rica, bosque húmedo, muy húmedo y pluvial, 0-2100 m; Ambas vertientes de los principales sistemas orográficos; Vertiente Caribe, Llanuras de los Guatusos, San Carlos y Tortuguero, Baja Talamanca; Vertiente Pacífica, Valle Central, Pacífico Central, Península de Osa.</text:p>
          </table:table-cell>
          <table:table-cell office:value-type="string" table:style-name="ce7">
            <text:p>Arbusto o árbol pequeño, de 2-5 m. Tronco con ramitas glabras o pilosas; estípulas decíduas. Hojas paripinnadas, alternas, con 2 pares folíolos, de 10-23 x 3.6-9.5 cm, oblicuamente elípticos, obovados u ovado-elípticos, ápice acuminado, base obtusa a oblicua, el raquis de 1.5-4.5 cm, con una glándula cónica entre el primer par de folíolos, los pecíolos de 2.5-4 cm. Flores amarillas, amarillo-cremosas o amarillo-verdosas; los sépalos internos de 5.5-10 mm; los pétalos más largos de 1.2-2.3 cm. Inflorescencias racimos, de 1.5-9 cm, con 7-30 flores. Frutos de 20-40 x 0.7-1.1 cm, cilíndricos o algo obtusos angulados, las valvas muy densamente granuloso-papilosas, pardos o pardo-rojizos cuando maduros, los estípites de 5-20 mm.</text:p>
          </table:table-cell>
          <table:table-cell office:value-type="string" table:style-name="ce7">
            <text:p>Flores y frutos observados todo el año.</text:p>
          </table:table-cell>
          <table:table-cell office:value-type="string" table:style-name="ce7">
            <text:p>Sin datos.</text:p>
          </table:table-cell>
          <table:table-cell table:number-columns-repeated="16377"/>
        </table:table-row>
        <table:table-row table:style-name="ro7">
          <table:table-cell office:value-type="string" table:style-name="ce5">
            <text:p>Simarouba amara Aubl<text:s text:c="3"/></text:p>
          </table:table-cell>
          <table:table-cell office:value-type="string" table:style-name="ce6">
            <text:p>Aceituno</text:p>
          </table:table-cell>
          <table:table-cell office:value-type="string" table:style-name="ce6">
            <text:p>Simaroubaceae</text:p>
          </table:table-cell>
          <table:table-cell office:value-type="string" table:style-name="ce7">
            <text:p>Belice hasta Brasil y las Antillas. En Costa Rica amplia, en ambas vertientes, en la vertiente del pacífico de la parte central hacia el suroeste, en climas húmedos a muy húmedos, 0 -500 m. En LS ocasion al en bosques de secundarios o claros de bosque.</text:p>
          </table:table-cell>
          <table:table-cell office:value-type="string" table:style-name="ce7">
            <text:p>Árbol 5 -35 m de alto, Tronco cilíndrico sin gambas o éstas pequeñas, Corteza externa lisa con dimunutas lenticelas, grisácea o amarillenta; estípulas ausentes . Hojas imparipinnadas , alternas, folíolos 8 -25, 4.5 - 11(-15) × 1.5 -3.5 cm, oblongos a obovados, alternos sobre el raquis, ápice redondeado, base asimétrica, verde oscuro en el haz y glaucas en el envés; pecíolos 4 -8 cm de largo. Inflorescencias panículas hasta 40 cm. Flores 2 -3 mm de largo, unisexuales, campanuladas, verdes; cáliz en forma de copa, con 5 - lóbulos; pétalos 5; estambres 10, en 2 anillos; ovario rudimentario, 5 -locular, estigamas 5.Los Frutos son drupas, 1 -5 por flor, 1.5 -2 x 1 -1.5 cm, elipsoides, anaranjadas, morad as o negras cuando maduras. Se reconoce fácil entre las especies de hojas compuestas por sus foliolos verde brillantes el haz y blanquecinos o glaucos en el envés, claramente asimétricos en la base y redondeado en el ápice. Las diferencias de S. amara y S. glauca no son muy evidentes, o claras, esta última tiene al parecer hojas menor número de folíolos y flores relativamente grandes.</text:p>
          </table:table-cell>
          <table:table-cell office:value-type="string" table:style-name="ce7">
            <text:p>Sin datos.</text:p>
          </table:table-cell>
          <table:table-cell office:value-type="string" table:style-name="ce7">
            <text:p>La planta tiene propiedades amebicidas, analgésicas, antibacteriales, antihelmínticas, citotóxicas, emenagog as, eméticas, estomáquicas, febrífugas, sudoríficas, tónicas y vermífugas; se ha usado medicinalmente en casos de anemia, cólicos, disentería, dispepsia, fiebre, hemorragias internas, inapetencia, leucemia, llagas, malaria, metrorragia y reumatismo. En Las Guayanas preparan un tónico amargo, macerando la corteza y dejandola reposar en ron, luego lo ingieren contra la disentería y la malaria; la infusión de la corteza la administran como diurético, estomáquico, febrífugo, y la usan como remedio contra las amebas, cólera, diarrea, disentería e indigestiones (Florula, La selva. 2012).</text:p>
          </table:table-cell>
          <table:table-cell table:number-columns-repeated="16377"/>
        </table:table-row>
        <table:table-row table:style-name="ro7">
          <table:table-cell office:value-type="string" table:style-name="ce5">
            <text:p>Shizolobium parahyba <text:s/>(Vell. ) S.F. Blake<text:s text:c="3"/></text:p>
          </table:table-cell>
          <table:table-cell office:value-type="string" table:style-name="ce6">
            <text:p>Gallinazo .</text:p>
          </table:table-cell>
          <table:table-cell office:value-type="string" table:style-name="ce6">
            <text:p>Fabaceae Caesalpinioideae</text:p>
          </table:table-cell>
          <table:table-cell office:value-type="string" table:style-name="ce7">
            <text:p>En la Vertiente Pací fica y el Valle Central. Elevación entre 50 -900 m.</text:p>
          </table:table-cell>
          <table:table-cell office:value-type="string" table:style-name="ce7">
            <text:p>Árbol de 10 a 30 m de altura.Hojas bipinnadas, alternas, de 15 a 70 o más cm; pinnas opuestas, de 4 a 16 o más, folíolos hasta 20 o más en la pinnas mayores, de 1.5 a 4 cm de lar go por 0.5 a 1 cm de ancho; usualmente linear -oblongos. Inflorescencias en panículas de 40 o más cm Flores amarillas. Frutos en legumbres obovado -espatuladas, de más de 2 cm. Se puede identificar por su corteza externa grisáceo -blanquecina, hojas con pecíolos y ráquices, cuando frescos viscosos; flores amarillas</text:p>
          </table:table-cell>
          <table:table-cell office:value-type="string" table:style-name="ce7">
            <text:p>Flores observadas en noviembre. La floración aparentemente coincide cuando el árbol está defoliado.</text:p>
          </table:table-cell>
          <table:table-cell office:value-type="string" table:style-name="ce7">
            <text:p>Ornamental y maderable.</text:p>
          </table:table-cell>
          <table:table-cell table:number-columns-repeated="16377"/>
        </table:table-row>
        <table:table-row table:style-name="ro7">
          <table:table-cell office:value-type="string" table:style-name="ce5">
            <text:p>Sapium glandulos um (L.) Morong<text:s text:c="3"/></text:p>
          </table:table-cell>
          <table:table-cell office:value-type="string" table:style-name="ce6">
            <text:p>Yos</text:p>
          </table:table-cell>
          <table:table-cell office:value-type="string" table:style-name="ce6">
            <text:p>Euphorbiaceae .</text:p>
          </table:table-cell>
          <table:table-cell office:value-type="string" table:style-name="ce7">
            <text:p>En la parte noroeste de las provincias de Guanacaste y Puntarenas hasta el Valle Central y otras áreas de la vertiente del Pacífico. Elevación entre 0 - 1800 m, más frecuentre arrib a de los 1000 m.</text:p>
          </table:table-cell>
          <table:table-cell office:value-type="string" table:style-name="ce7">
            <text:p>Árbol hasta de 20 m de altura. Savia lechosa abundante. Hojas simples, alternas, de 3.3 a 19.9 cm de largo y 1.7 a 7 cm de ancho, de elípticas a obovadas, margen sinuado o aserrado -sinuado. Pecíolos con 2 glándul as en el ápice, cerca de la unión con la lámina. Inflorescencias espigas simples y terminales hasta de 22 cm. Flores muy pequeñas, las femeninas en la bas e de la espiga y las masculinas arriba. Frutos como cápsulas, generalmente 4 por espiga, piriformes, t riloculares y dehiscentes. Tronco con evidentes anillos, la savia blanca abundante en cualquier corte de la planta y 2 glándulas en la base.</text:p>
          </table:table-cell>
          <table:table-cell office:value-type="string" table:style-name="ce7">
            <text:p>Flores observadas de junio a agosto. Frutos observados de junio a setiembre .</text:p>
          </table:table-cell>
          <table:table-cell office:value-type="string" table:style-name="ce7">
            <text:p>La savia se ha usado para cazar algunas aves canoras. También a ésta se le ha d etectado actividad proteolítica. Este es el árbol que le dio el nombre a la ciudadela "Los Yoses" ubicada en San Pedro de Montes de Oca, ya que anteriormente existían muchos árboles de esta especie ahí.</text:p>
          </table:table-cell>
          <table:table-cell table:number-columns-repeated="16377"/>
        </table:table-row>
        <table:table-row table:style-name="ro10">
          <table:table-cell office:value-type="string" table:style-name="ce5">
            <text:p>Terminalia catappa<text:s text:c="3"/></text:p>
          </table:table-cell>
          <table:table-cell office:value-type="string" table:style-name="ce6">
            <text:p>Almendro de playa o Almendro indio</text:p>
          </table:table-cell>
          <table:table-cell office:value-type="string" table:style-name="ce6">
            <text:p>Combretaceae</text:p>
          </table:table-cell>
          <table:table-cell office:value-type="string" table:style-name="ce7">
            <text:p>Originario del este de la India, pero distribuido a través de los trópicos ya que sus semillas pueden viajar grandes distancias impulsadas por l a corriente marina. En climas calientes es vital para refrescar el ambiente.</text:p>
          </table:table-cell>
          <table:table-cell office:value-type="string" table:style-name="ce7">
            <text:p>Árbol que alcanza 15 m de alto. Las hojas son simples, alternas, grandes y anchas, las cuales se agrupan al final de las ramas, cuando las hojas enveje cen se ponen de color rojizo. Crece relativamente rápido.</text:p>
          </table:table-cell>
          <table:table-cell office:value-type="string" table:style-name="ce7">
            <text:p>Sin datos.</text:p>
          </table:table-cell>
          <table:table-cell office:value-type="string" table:style-name="ce7">
            <text:p>Ornamental y atrayente de fauna silvestre por sus frutos. Visitado por abejas.</text:p>
          </table:table-cell>
          <table:table-cell table:number-columns-repeated="16377"/>
        </table:table-row>
        <table:table-row table:style-name="ro7">
          <table:table-cell office:value-type="string" table:style-name="ce5">
            <text:p>Terminalia amazonia (J.F.Gmel.) Excel.<text:s text:c="3"/></text:p>
          </table:table-cell>
          <table:table-cell office:value-type="string" table:style-name="ce6">
            <text:p>Roble coral, amarillón.</text:p>
          </table:table-cell>
          <table:table-cell office:value-type="string" table:style-name="ce6">
            <text:p>Combretaceae</text:p>
          </table:table-cell>
          <table:table-cell office:value-type="string" table:style-name="ce7">
            <text:p>La especie se encuentra en cordilleras de Guanacaste, Tilarán, Volcánica Central, Talamanca, Pacífico Central, sur y en zona norte y Caribe. Crece en áreas suavemente colinadas y planicies costeras, en suelos ro jos u oscuros, profundos, derivados de materiales aluviales o ígneos. También en suelos arcillosos o pobres y arenosos, Su distribución altitudinal varía de 40 -1200 m.s.n.m.</text:p>
          </table:table-cell>
          <table:table-cell office:value-type="string" table:style-name="ce7">
            <text:p>Árbol alto emergente, que alcanza los 70 m de alto 15 0 cm de dap. Tiene fuste recto, con frecuencia acanalado. Un carácter de esta especie es que conforme las ramas envejecen, el extremo distal se curva hacia abajo. La corteza es delgada, pardo grisáceo o amarilla. Savia incolora y no tiene estipulas. Las ho jas son simples, con nectarios y agrupadas al final de las ramitas, a veces parece un candelabro.</text:p>
          </table:table-cell>
          <table:table-cell office:value-type="string" table:style-name="ce7">
            <text:p>Florece entre febrero y abril mientras la fruta alcanza su madurez entre marzo y mayo.</text:p>
          </table:table-cell>
          <table:table-cell office:value-type="string" table:style-name="ce7">
            <text:p>La madera es empleada para fabricar muebles, mangos de herramientas, entablados, cubiertas de botes, barcos, puentes, durmientes de ferrocarril, pisos y artículos torneados. La corteza contiene taninos y se utiliza para curtir y teñir pieles.</text:p>
          </table:table-cell>
          <table:table-cell table:number-columns-repeated="16377"/>
        </table:table-row>
        <table:table-row table:style-name="ro7">
          <table:table-cell office:value-type="string" table:style-name="ce5">
            <text:p>Tabeuia ochraceae<text:s text:c="3"/></text:p>
          </table:table-cell>
          <table:table-cell office:value-type="string" table:style-name="ce6">
            <text:p>Cortéz amarillo.</text:p>
          </table:table-cell>
          <table:table-cell office:value-type="string" table:style-name="ce6">
            <text:p>Bignoniaceae</text:p>
          </table:table-cell>
          <table:table-cell office:value-type="string" table:style-name="ce7">
            <text:p>Se distribuye naturalmente desde Honduras hasta el norte de América del Sur. En Costa Rica se desarrolla en zonas secas y húmedas.</text:p>
          </table:table-cell>
          <table:table-cell office:value-type="string" table:style-name="ce7">
            <text:p>Árbol caducifolio que alcanza hasta 15m de alto, de copa extendida. Las hojas son co mpuestas, opuestas, foliolos pubescentes. Las flores son de color amarillo intenso, agrupadas al final de las ramas. Sus frutos son capsulas largas y delgadas que se abren longitudinalmente y liberan numerosas semillas aladas que son dispersadas por el vie nto.</text:p>
          </table:table-cell>
          <table:table-cell office:value-type="string" table:style-name="ce7">
            <text:p>La floración se da entre los meses de marzo a abril y los frutos entre mayo a junio.</text:p>
          </table:table-cell>
          <table:table-cell office:value-type="string" table:style-name="ce7">
            <text:p>Ornamental.</text:p>
          </table:table-cell>
          <table:table-cell table:number-columns-repeated="16377"/>
        </table:table-row>
        <table:table-row table:style-name="ro7">
          <table:table-cell office:value-type="string" table:style-name="ce5">
            <text:p>Theobroma cacao<text:s text:c="3"/></text:p>
          </table:table-cell>
          <table:table-cell office:value-type="string" table:style-name="ce6">
            <text:p>Cacao</text:p>
          </table:table-cell>
          <table:table-cell office:value-type="string" table:style-name="ce6">
            <text:p>Malvaceae​</text:p>
          </table:table-cell>
          <table:table-cell office:value-type="string" table:style-name="ce7">
            <text:p>Es originario de México y Centroamérica.</text:p>
          </table:table-cell>
          <table:table-cell office:value-type="string" table:style-name="ce7">
            <text:p>Árbol que alcanza 7 m de alto, presenta un tronco principal, el cual se ramifica a baja altura y extiende su copa. Las hojas son simples, alternas, grandes, de color verde claro y rojizo cuando están tiernas. Las flores son pequeñas, de color morado, las cuales se presentan directamente en el tronco o en las ramas gruesas. Los frutos se producen en el tronco y ramas gruesas. Son de color amarillo poseen una cascara dura. Dentro de ellos se encuentran múltiples semillas de color café, cubiertas de pulpa blanca de sabor agradable.</text:p>
          </table:table-cell>
          <table:table-cell office:value-type="string" table:style-name="ce7">
            <text:p>La floración se da entre los meses de julio a agosto y los frutos entre septiembre a noviembre.</text:p>
          </table:table-cell>
          <table:table-cell office:value-type="string" table:style-name="ce7">
            <text:p>Comestible, para atracción de fauna. Se utiliza como bebida en problemas broncopulmonares y dérmi cos. La decocción de hojas y semillas es apta para el asma, fiebre, pulmonía y tos. El aceite de la semilla sirve para cicatrizar heridas, quemaduras, labios rojos. Las hojas en cataplasma como antisépticas en heridas.</text:p>
          </table:table-cell>
          <table:table-cell table:number-columns-repeated="16377"/>
        </table:table-row>
        <table:table-row table:style-name="ro7">
          <table:table-cell office:value-type="string" table:style-name="ce5">
            <text:p>Tetragastris panamensis (Engler) 0. Ktze.<text:s text:c="3"/></text:p>
          </table:table-cell>
          <table:table-cell office:value-type="string" table:style-name="ce6">
            <text:p>Canfín, Estaquillo</text:p>
          </table:table-cell>
          <table:table-cell office:value-type="string" table:style-name="ce6">
            <text:p>Burseraceae</text:p>
          </table:table-cell>
          <table:table-cell office:value-type="string" table:style-name="ce7">
            <text:p>Belice hasta Venezuela, las Guayanas, Brasil y Bolivia. En Costa Rica de amplia distribución en las elevaciones medias a bajas de ambas ve rtientes, en climas de húmedos a muy húmedos, aunque prefiere climas con estacionalidad marcada; 0-700-800 m.</text:p>
          </table:table-cell>
          <table:table-cell office:value-type="string" table:style-name="ce7">
            <text:p>Árboles, 15 -35 m de alto, Corteza externa pardo -rojiza, escamosa, interna rojiza con un agradable olor a manga; savia r esinosa blanca o lechosa. Hojas imparipinnadas, con 7 -9 folíolos, elípticos, oblongos u oblongo - lanceolados, 5 -21 x 4 -7.2 cm, ápice acuminado a abrupto acuminado, base obtusa a asimétrica, en general glabros; peciólulos sin pulvinulos evidentes, margen entero; pecíolos de 4 -14 cm de largo. Flores amarillentas o verdoso -amarillentas (unisexuales); cáliz con 5 lóbulos, de 1 -1.5 mm de largo, cuculiforme; pétalos (corola tubular), con 5 lóbulos, de 5 -5.5 mm de largo; estambres 10, de 1 mm de largo, filamentos i nsertado en la base del disco; disco anular con 10 lóbulos; ovario con 5 lóbulos, ovoide, con 5 lóculos; estilo 1, estigma con 5 lóbulos. Inflorescencias son panículas, 3 -15 cm de largo, axilares. Frutos capsulares y drupáceos, de 1.5 -2.5 x 1.5 x 3 cm, ovo ides o más o menos turbinados, con 2 -5 lóbulos, dehiscentes por (2 -)4-5 valvas, color rojo escarlata en su interior, rojos a negros cuando maduros; pirenos (1 -)3-5, de 12 -13 mm de grosor, blancos, el mesocarpo (pseudoarilo) rojizo tornándose blanco con la exposición (dehiscencia), carnoso, jugoso, dulce y comestible. Se caracteriza por ser un árbol grande, la corteza en árboles adultos es algo escamosa, lenticelada y la interna tiene un olor muy particular y agradable a manga. A nivel vegetativo es a veces confundida con el género Protium, aunque sus hojas carecen de peciólulos pulvinados y el aroma a trementina al ser estrujadas. Sus frutos son distintivos por su forma peculiar turbinada</text:p>
          </table:table-cell>
          <table:table-cell office:value-type="string" table:style-name="ce7">
            <text:p>Flores observadas en junio y agosto; frutos en agosto y feb rero</text:p>
          </table:table-cell>
          <table:table-cell office:value-type="string" table:style-name="ce7">
            <text:p>La pulpa carnosa y jugosa que envuelve las semillas es comestible y muy dulce. La corteza raspada o el aserrín mezclado con agua y puesto en las botas de hule, es tradicionalmente usado en el campo para eliminar los hongos de los pies ( yuyos, masamorra) (Florula, La selva. 2012).</text:p>
          </table:table-cell>
          <table:table-cell table:number-columns-repeated="16377"/>
        </table:table-row>
        <table:table-row table:style-name="ro7">
          <table:table-cell office:value-type="string" table:style-name="ce5">
            <text:p>Trichillia martiana C.DC.<text:s text:c="3"/></text:p>
          </table:table-cell>
          <table:table-cell office:value-type="string" table:style-name="ce6">
            <text:p>Manteco</text:p>
          </table:table-cell>
          <table:table-cell office:value-type="string" table:style-name="ce6">
            <text:p>Meliaceae</text:p>
          </table:table-cell>
          <table:table-cell office:value-type="string" table:style-name="ce7">
            <text:p>Ampliamente distribuido en ambas vertientes. Elevación entre 0 -1200 m.</text:p>
          </table:table-cell>
          <table:table-cell office:value-type="string" table:style-name="ce7">
            <text:p>Árbol pequeño o hasta de 15 m de altura. Hojas imparipinnadas, alternas, de 13 a 25 cm de largo. Folíolos opuestos o subopuestos, de 3 a 4 pares de 7.8 a 17 cm de largo por 3.5 a 7.1 cm de ancho, oblanceolados o cuneiformes. Hojas de glabras a pubescentes en la haz, escaso o densamente pubescentes o glabras en el envés. Las hojas con los folíolos muy anchos en el centro. Inflorescencias en panículas axilares, de 7 a 20 cm. Flores de 0.3 a 0.4 cm, fragantes y amarillo -verdosas. Frutos cápsulas, de 0.9 a 1.3 cm, ovoides o globosas, dehiscentes por 3 valvas al madurar; con una pubescencia corta pardo clara u obscura, color naranja o amarillenta al madurar, semillas con arilos rojos. La pubescencia de los folíolos varía notablemente según la región donde crece. En sitios de climas más secos o calientes éstos son pubescentes o muy pubescentes y en sitios muy húmedos son glabros. Este árbol se puede confundir un poco con T. hirta pero el número, tamaño y pubescencia de las hojuelas de T. martiana difieren notablemente, así como su corteza. Se encuentra en vegetación caducifolia y subcaducifolia, en sitios húmedos y muy húmedos. Algunas veces se le observa en suelos temporal o permanentemente innundados, cercano a cursos de agua. La mayoría de las espec ies de Trichilia tienen semillas con arilos muy vistosos que son muy apetecidos por las aves.</text:p>
          </table:table-cell>
          <table:table-cell office:value-type="string" table:style-name="ce7">
            <text:p>Flores observadas de enero a junio y también en octubre y noviembre. Frutos observados de marzo a julio</text:p>
          </table:table-cell>
          <table:table-cell office:value-type="string" table:style-name="ce7">
            <text:p>Arborización para atraer fauna menor.</text:p>
          </table:table-cell>
          <table:table-cell table:number-columns-repeated="16377"/>
        </table:table-row>
        <table:table-row table:style-name="ro7">
          <table:table-cell office:value-type="string" table:style-name="ce5">
            <text:p>Trichospermum grewiifolium (A. Rich.) Kosterm<text:s text:c="3"/></text:p>
          </table:table-cell>
          <table:table-cell office:value-type="string" table:style-name="ce6">
            <text:p>Capulín Rojo,Jucó Rojo, Plomo.</text:p>
          </table:table-cell>
          <table:table-cell office:value-type="string" table:style-name="ce6">
            <text:p>Malvaceae .</text:p>
          </table:table-cell>
          <table:table-cell office:value-type="string" table:style-name="ce7">
            <text:p>México tropical a Costa Rica y en las Antillas.</text:p>
          </table:table-cell>
          <table:table-cell office:value-type="string" table:style-name="ce7">
            <text:p>Arbol, 5 -30 m de alto, Tronco cilíndrico, Con corteza lisa, Hojas simples, alternas, (6-) 13 -20 x (3 -) 6-7 (-9.5) cm, ovado -laceoladas, con ápice acuminado y base redondeada, margen distalmente aserrado -glandular, envés con una pubescencia blanquecina densa de pelos estrellados, trinervadas y los terciarios escalariformes; pecíolos 1.0-1.4 ( -2.0) cm de largo. Inflorescencias panículas, axilares, (2.5 -) 3-6 cm de largo. Flores (especie dioica), rosadas a blanco -rosadas; sépalos 5, (5 -) 6-7 mm de largo, lanc eolados; pétalos 5, 4 -7 mm de largo, ligulados; estambres 15 (estaminodios en flores pistiladas). El Fruto es una cápsula, 10 -15 x 8 -20 x 2 mm, obovada, comprimida lateralmente, con el truncado o emarginado, con pubescencia densa pilosa de pelos estrellado s. Semillas 5 -13, 3 -6 mm de diámetro, discoides, con tricomas ciliados Se reconoce fácilmente por sus hojas dísticas, trinervadas, glaucas o blanquecinas en el envés y frutos comprimidos lateralmente, obcordados y denso pubescentes. Lo anterior permite di ferenciarla de Goethalsia mientha con la cual podría ser confundida (Florula, La selva. 2012).</text:p>
          </table:table-cell>
          <table:table-cell office:value-type="string" table:style-name="ce7">
            <text:p>Floración de enero a abril y fructificación de enero a mayo.</text:p>
          </table:table-cell>
          <table:table-cell office:value-type="string" table:style-name="ce7">
            <text:p>Arborización para atraer fauna menor.</text:p>
          </table:table-cell>
          <table:table-cell table:number-columns-repeated="16377"/>
        </table:table-row>
        <table:table-row table:style-name="ro7">
          <table:table-cell office:value-type="string" table:style-name="ce5">
            <text:p>Vochysia guatemalensis.<text:s text:c="3"/></text:p>
          </table:table-cell>
          <table:table-cell office:value-type="string" table:style-name="ce6">
            <text:p>Chancho, chancho blanco.</text:p>
          </table:table-cell>
          <table:table-cell office:value-type="string" table:style-name="ce6">
            <text:p>Vochysiaceae</text:p>
          </table:table-cell>
          <table:table-cell office:value-type="string" table:style-name="ce7">
            <text:p>Se encuentra en cordilleras de Guanacaste, Tilarán, Volcánica central y Talamanca, el Pacífico sur y la zona norte. El ámbito altitudinal es de 0 -1200 m.s.n.m. Crece muy bien cerca de ríos y quebradas, en s uelos aluviales o arenosos. Se adapta muy bien a diferentes sitios encontrándose en suelos limosos también ácidos, con pH de 5 -6 y alta proporción de bauxita (Pérez, 1993). Con frecuencia se encuentra asociado a otras especies Dipterix panamensis, Pentacle thra macroloba, Terminalia amazonia y Poulsenia armata. La especie se encuentra en bosques secundarios y en bosques primarios.</text:p>
          </table:table-cell>
          <table:table-cell office:value-type="string" table:style-name="ce7">
            <text:p>Árbol que alcanza hasta 45 m de altura y 150 cm de dap El fuste es recto, cilíndrico, la corteza es l isa de un color grisáceo claro y no llega a formar gambas. La copa es redondeada y muy densa. Las hojas son simples, coriáceas, obovadas, opuestas, con estípulas. La savia es incolora Las flores son hermafroditas y de color amarillo. El fruto es una cápsul a loculicida, de color pardo amarillento y las semillas son aladas, planas y de color pardo claro. Los frutos son depredados por loras y pericos.</text:p>
          </table:table-cell>
          <table:table-cell office:value-type="string" table:style-name="ce7">
            <text:p>La floración se da entre los meses de marzo a junio, además se dan floraciones entre octubre y noviembre. Los frutos se maduran entre septiembre y octubre. Sin embargo esto varía de un árbol a otro</text:p>
          </table:table-cell>
          <table:table-cell office:value-type="string" table:style-name="ce7">
            <text:p>Es utilizada en carpintería general, construcción interna, postes de cerca, formaleta, molduras, fósforos, papel entre otros.</text:p>
          </table:table-cell>
          <table:table-cell table:number-columns-repeated="16377"/>
        </table:table-row>
        <table:table-row table:style-name="ro7">
          <table:table-cell office:value-type="string" table:style-name="ce5">
            <text:p>Vochysia ferruginea <text:s/>Mart<text:s text:c="3"/></text:p>
          </table:table-cell>
          <table:table-cell office:value-type="string" table:style-name="ce6">
            <text:p>Botarrama, Palo Mayo, Chancho, Cebo</text:p>
          </table:table-cell>
          <table:table-cell office:value-type="string" table:style-name="ce6">
            <text:p>Vochysiaceae</text:p>
          </table:table-cell>
          <table:table-cell office:value-type="string" table:style-name="ce7">
            <text:p>Honduras hasta Perú y Brasil. En Costa Rica amplia, en ambas vertientes principalmente en climas muy húmedos, 0 -700 m. En LS frecuente a común en claros o vegetación secundaria avanzada</text:p>
          </table:table-cell>
          <table:table-cell office:value-type="string" table:style-name="ce7">
            <text:p>Arboles, 15 -40 m de alto, Tronco con la corteza grisácea y lisa, gambas cortas; ramitas cuadrangulares, ferrugíneo -pubescentes; estípulas presentes. Hojas simples, opuestas, 6.5 –16 x 2.5–4.5 cm, elípticas a lanceolado -elípticas, ápice acuminado a c audado, base obtusa a cuneada, margen entero, envés ferrugíneo -pubescente; pecíolos 4 –10 mm de largo. Inflorescencias racemiformes, terminales, con muchas flores, hasta 15 cm de largo. Flores anaranjadas; cáliz con 5 lóbulos, uno en forma de espolón alarga do y fuertemente recurvado; pétalos 3, espatulados, de 1 cm de largo; estambre 1, estaminodios 2. Fruto una cápsula, 1.5 –3 x 0.7 –1, oblongo -ovoide, triangular, algo verrucosa. Semillas aladas, 1.8 –2.5 cm de largo, el ala u nilateral y con tricomas largos aplicados . Se reconoce por la peculiar arquitectura de su copa, de semicirculo, aplanada arriba y las ramas todas saliendo en un ángulo de 35-40 grados a lo largo del tronco para alcanzar un nivel uniforme. Ramitas cuandrangulares, ferrugíneo pubescentes, ho jas opuestas dísticas, estípulas pequeñas pubescentes y nervadura de varias venas secundarias que se conectan cerca del margen</text:p>
          </table:table-cell>
          <table:table-cell office:value-type="string" table:style-name="ce7">
            <text:p>Flores observadas en mayo, junio; frutos en setiembre. Esta especie prolifera en bosques previamente perturbados y en ocasiones llega a formar rodales puros de tamaño considerable</text:p>
          </table:table-cell>
          <table:table-cell office:value-type="string" table:style-name="ce7">
            <text:p>La madera tiene un acabado final semejante a la madera del cedro (Cedrela odorata. Meliaceae), pero de menor resistencia por ello se sugiere mantenerla fuera del contacto con el a gua. Los indígenas Guaymi de Costa Rica, utilizan la infusión de la corteza como febrífugo y vulnerario.</text:p>
          </table:table-cell>
          <table:table-cell table:number-columns-repeated="16377"/>
        </table:table-row>
        <table:table-row table:style-name="ro7">
          <table:table-cell office:value-type="string" table:style-name="ce5">
            <text:p>Vitex cooperi Standl<text:s text:c="3"/></text:p>
          </table:table-cell>
          <table:table-cell office:value-type="string" table:style-name="ce6">
            <text:p>Cuajada, Manú Blanco, Manú Platano, Manú Platano.</text:p>
          </table:table-cell>
          <table:table-cell office:value-type="string" table:style-name="ce6">
            <text:p>Verbenaceae.</text:p>
          </table:table-cell>
          <table:table-cell office:value-type="string" table:style-name="ce7">
            <text:p>Se encuentra en la cordillera de Guanacaste y Tilarán, Pacífico central y sur así como en zona norte y Caribe, el ámbito de elevación de de 1 -1200 m.s.n.m.</text:p>
          </table:table-cell>
          <table:table-cell office:value-type="string" table:style-name="ce7">
            <text:p>Árbol caudicifolio , que alcanza los 30 m de alto y 95 cm de dap. Tiene fuste recto y aflautado en la base, copa redondeada. La corteza externa es pardo amarillenta o blanquecina, no tiene estípulas y tiene savia incolora y amarga. Las hojas son trifoliadas compuestas y opue stas. Posee inflorescencias axilares pequeñas de color azul lila. El fruto es una drupa elipsoide, carnosa y dulce.</text:p>
          </table:table-cell>
          <table:table-cell office:value-type="string" table:style-name="ce7">
            <text:p>Flores observadas de Marzo a Noviembre. Frutos observados de Julio a Septiembre.</text:p>
          </table:table-cell>
          <table:table-cell office:value-type="string" table:style-name="ce7">
            <text:p>Es comestible y se usa en construcción pesada y general, vigas, tableros aglomerados, barriles y mangos para herramientas.</text:p>
          </table:table-cell>
          <table:table-cell table:number-columns-repeated="16377"/>
        </table:table-row>
        <table:table-row table:style-name="ro7">
          <table:table-cell office:value-type="string" table:style-name="ce5">
            <text:p>Virola koschnyi Warb<text:s text:c="3"/></text:p>
          </table:table-cell>
          <table:table-cell office:value-type="string" table:style-name="ce6">
            <text:p>Fruta dorada</text:p>
          </table:table-cell>
          <table:table-cell office:value-type="string" table:style-name="ce6">
            <text:p>Myristicaceae</text:p>
          </table:table-cell>
          <table:table-cell office:value-type="string" table:style-name="ce7">
            <text:p>Guatemala hasta Panamá. En Costa Rica amplia, en ambas vertientes en climas húmedos a muy húmedos, 0 -1200 m. En LS frecuente a común</text:p>
          </table:table-cell>
          <table:table-cell office:value-type="string" table:style-name="ce7">
            <text:p>Arboles, de 20 -40 m de alto. Tronco derecho, cilíndrico, gambas bien desarrolladas en árboles adultos; savia roja; ramitas con indumento ferrugíneo de tricomas estrellados; estípulas ausentes. Hojas simples, alternas, 9 –28 (38)x 2.5 –10 (13.5)cm, oblongas, ápice agudo o abrupta y cortamente acuminado, base redondeada a subcordada, con pubescencia de tricomas estrellados densos en el envés, nervios secundarios de 18 -35 pares por lado, margen entero; pecíolo 1.5 -2.3 cm de largo. Inflore scencias estaminadas en panículas -racemosas, flores sin pétalos, de 3 -partes o tépalos de 1.5 -3.0 mm de largo, anteras 3; flores pistiladas en 3 -7 racimos de 5 cm de largo, tépalos unidos y ovario 1 -carpelar. Fruto drupáceo, 1 -5 por inflorescencia, 2 –3 x 1 .5–2.1 cm, elipsoide, dehiscente en 2 -valvas, glabrescente y con diminutos tricomas estrellados. Semilla subglobosa, con arilo lacinado. Se caracteriza y reconoce por su tamaño gigante, tronco con gambas bien desarrolladas, las hojas largas, con la base re dondeada a veces subcordada, con numerosas venas secundarias (18 -35 por lado) que forman una clara vena submarginal y la lámina con pubescencia densa de pelos estrellados en el envés.</text:p>
          </table:table-cell>
          <table:table-cell office:value-type="string" table:style-name="ce7">
            <text:p>Flores observadas en febrero.</text:p>
          </table:table-cell>
          <table:table-cell office:value-type="string" table:style-name="ce7">
            <text:p>El arilo que envu elve las semillas es fuente importante de alimento para varias aves. Esta es una de las especies más explotada y preferida en el país para madera de contrachapado. La savia se usa para tratar afecciones cutáneas (urticaria, ronchas). De las semillas se pue de extraer un aceite, para fabricar velas y jabones. El mesocarpo de los frutos tiene propiedades antibióticas y antimicóticas. El aceite de los arilos tiene actividad antibacteriana. En Guatemala se colocan unas pocas gotas en agua, se agita y se hacen ga rgarismos, como remedio para la amigdalitis. El exudado de la corteza tiene propiedades alucinógenas (Florula, La selva. 2012).</text:p>
          </table:table-cell>
          <table:table-cell table:number-columns-repeated="16377"/>
        </table:table-row>
        <table:table-row table:style-name="ro7">
          <table:table-cell office:value-type="string" table:style-name="ce5">
            <text:p>Virola sebifera Aubl<text:s text:c="3"/></text:p>
          </table:table-cell>
          <table:table-cell office:value-type="string" table:style-name="ce6">
            <text:p>Cotón, Fruta Dorada, Miguelario</text:p>
          </table:table-cell>
          <table:table-cell office:value-type="string" table:style-name="ce6">
            <text:p>Myristicaceae</text:p>
          </table:table-cell>
          <table:table-cell office:value-type="string" table:style-name="ce7">
            <text:p>Nicaragua hasta el sur de Brasil, Bolivia y Perú. En Costa Rica amplia, en ambas vertientes, en climas húmedos a muy húmedos, 0 -1200m .</text:p>
          </table:table-cell>
          <table:table-cell office:value-type="string" table:style-name="ce7">
            <text:p>Arboles, 10 -30 m de alto. Tronco derecho o a veces curvado en la base, cilíndrico, corteza externa lisa; savia roja; estípulas ausentes. Hojas simples, alternas, 8 –25 x 2.7 –9 cm, oblongas a angostamente oblongo - ovadas, ápice agudo a acuminado, base obtusa a truncada o subcordada, con una pubescencia corta de tricomas estrella dos y glaucas o blanquecinas en el envés, venas secundarias10 -28 por lado, margen entero; pecíolo 0.8 -2.5 cm de largo. Inflorescencias estaminadas panículas con muchas flores, tépalos 3 -4, 1.5 –3 mm de largo; anteras 3( -4); flores pistiladas solitarias o en racimos de 3 -7 cm de largo; ovario 1 -carpelar. Fruto drupáceo, 10 -30 por inflorescencia, 1.5 –3 x 1 -1.7 cm, subgloboso a elipsoide, dehiscente en 2 -valvas, densamente rojizo -estrellado. Semilla subglobosa, el arilo lacinado. Se reconoce por su típica ramificación verticilada, ramas largas y horizontales, hojas dísticas, con la base truncada o redondeada, la lámina con el envés blanquecino y una pubescencia de pelos estrellados cortos. A veces confundida con V. koschnyi, pero los árboles de V. sebifera desar rollan menor altura y diámetro, las hojas en general tienen la base truncada, las venas secundarias más distantes entre si y no formando una vena submarginal evidente cerca al margen, a veces glaucas en el envés</text:p>
          </table:table-cell>
          <table:table-cell office:value-type="string" table:style-name="ce7">
            <text:p>Sin datos.</text:p>
          </table:table-cell>
          <table:table-cell office:value-type="string" table:style-name="ce7">
            <text:p>Beneficiosa para el café: rovee de sombra rala a media en forma de cono al inicio luego en cono en edad adulta. Las flores son visitadas por abejas y otros insectos. Las semillas son dispersadas por animales, principalmente por monos, tucanes y pavas que se alimentan del arilo. Aves insectívoras y fruteras, aves en las familias Trogonidae, Motmotidae, Ramphastidae, Cotingidae, y Turdidae usan el árbol. Es fácil de trabajar con cualquier tipo de herramienta, quedando un buen pulido debido a que la superficie es brillante, son aprovechados en mueblería común, contrachapados, y construcción. Indígenas de la Amazonía en América del Sur preparan un alucinógeno a partir de la corteza, el cual es empleado en ceremonias religiosas. El aceite se utiliza para la elaboración de velas y jabón. Elaborar palos de escoba. En Las Guayanas usan la savia como vulnerario y para tratar afecciones cutáneas; ésta pulverizada la colocan en los dientes cariados como remedio para la odontalgia; de la misma forma cauterizan las úlceras bucales. La decocción de la corteza la utilizan como emético y estimulante; el líquido producto del remojo y reposo de ésta en agua, es ingerido contra la diarrea (Florula, La selva. 2012).</text:p>
          </table:table-cell>
          <table:table-cell table:number-columns-repeated="16377"/>
        </table:table-row>
        <table:table-row table:style-name="ro7">
          <table:table-cell office:value-type="string" table:style-name="ce5">
            <text:p>Vismia Ferruginea Kunth<text:s text:c="3"/></text:p>
          </table:table-cell>
          <table:table-cell office:value-type="string" table:style-name="ce6">
            <text:p>Moncu ine, l acre, punta de lanza.</text:p>
          </table:table-cell>
          <table:table-cell office:value-type="string" table:style-name="ce6">
            <text:p>Clusiaceae.</text:p>
          </table:table-cell>
          <table:table-cell office:value-type="string" table:style-name="ce7">
            <text:p>Nativa de América central. En Costa Rica s e encuent ra en cordillera de Tilarán, Volcánica central y Talamanca, el Pacífico sur y la zona norte. El ámbito altitudinal es de 50-1400 m.s.n.m. (Berry et al. 2004 ).</text:p>
          </table:table-cell>
          <table:table-cell office:value-type="string" table:style-name="ce7">
            <text:p>Árbol que alcanza los 10-15 m de al to, la c orteza es densamente fisurada , copa p iramidal , ramas con indumento café oscuro, hojas simples, opuestas de peciolo puberulo, limbo ovado lanceolado, de 12 - 15 cm. de largo, por 7 - 10 de ancho, puberulo café en el envés, con puntos negros, haz glabros, con las nervaduras cubiertas de pequeños tricomas blanquecinos sin estípulas . Las yemas y parte terminal de las ramas están recubiertas de un indumento café oscuro. Las f lores son blancas y pequeñas en inflorescencias terminales y subterminales. Los frutos son de color verde o amarillo verdoso, parecidos a tomaticos de 15 milímetros de diámetro, con abundantes semillas . Tiene l átex anaranjado .</text:p>
          </table:table-cell>
          <table:table-cell office:value-type="string" table:style-name="ce7">
            <text:p>Florece en los meses de mayo a julio y sus frutos son observados en agosto hasta noviembre.</text:p>
          </table:table-cell>
          <table:table-cell office:value-type="string" table:style-name="ce7">
            <text:p>Se utiliza para hacer tintes . Es una especie utilizada en carpintería y la corteza, que es fuerte, se ha usado para techar casas , (Echavarría, 1987).</text:p>
          </table:table-cell>
          <table:table-cell table:number-columns-repeated="16377"/>
        </table:table-row>
        <table:table-row table:style-name="ro7">
          <table:table-cell office:value-type="string" table:style-name="ce5">
            <text:p>Zanthoxylum sp.<text:s text:c="3"/></text:p>
          </table:table-cell>
          <table:table-cell office:value-type="string" table:style-name="ce6">
            <text:p>Lagartillo, lagarto amarillo.</text:p>
          </table:table-cell>
          <table:table-cell office:value-type="string" table:style-name="ce6">
            <text:p>Rutaceae</text:p>
          </table:table-cell>
          <table:table-cell office:value-type="string" table:style-name="ce7">
            <text:p>Se encuentra en cordilleras de Guanacaste, Tilarán, Volcánica central y Talamanca, el Pacífico sur y la zona norte. El ámbito altitudinal es de 0 -1700 m.s.n.m. Es una especie riparia.</text:p>
          </table:table-cell>
          <table:table-cell office:value-type="string" table:style-name="ce7">
            <text:p>Árbol que alcanza hasta 30m de altura y 100 cm de dap El fuste es recto y con aguijones cónicos, la corteza es pardo amarillenta, pardo grisácea y aromática. Las hojas son compuestas, imparipinnadas, alternas, sin estípulas. Las flores son unisex uales. El fruto es un folículo verrugoso, que contiene semillas de color pardo oscuro y brillantes.</text:p>
          </table:table-cell>
          <table:table-cell office:value-type="string" table:style-name="ce7">
            <text:p>La floración se da entre los meses de febrero a junio y los frutos entre julio a agosto.</text:p>
          </table:table-cell>
          <table:table-cell office:value-type="string" table:style-name="ce7">
            <text:p>Se utiliza en construcción general, interna, carpintería y ebanistería.</text:p>
          </table:table-cell>
          <table:table-cell table:number-columns-repeated="16377"/>
        </table:table-row>
        <table:table-row table:style-name="ro7">
          <table:table-cell office:value-type="string" table:style-name="ce5">
            <text:p>Zygia longifolia<text:s text:c="3"/></text:p>
          </table:table-cell>
          <table:table-cell office:value-type="string" table:style-name="ce6">
            <text:p>Sotacaballo.</text:p>
          </table:table-cell>
          <table:table-cell office:value-type="string" table:style-name="ce6">
            <text:p>Fabaceae</text:p>
          </table:table-cell>
          <table:table-cell office:value-type="string" table:style-name="ce7">
            <text:p>En Costa Rica se encuentra en la Cordillera Volcánica Central, el Pacífico norte, central y sur, la zona Norte y la zona del Caribe. El ámbito de elevación varía de 0 -1200 m.s.n.m; en l os bosques seco tropical y húmedo tropical. Es un árbol estrictamente ripario, debido a que se ha adaptado a sobrevivir justo en las orillas de las quebradas y de los ríos más caudalosos de las llanuras.</text:p>
          </table:table-cell>
          <table:table-cell office:value-type="string" table:style-name="ce7">
            <text:p>Protege las orillas de lo s ríos de la erosión durante las inundaciones. Árbol de 10 a 20m con flores rosadas a púrpuras.</text:p>
          </table:table-cell>
          <table:table-cell office:value-type="string" table:style-name="ce7">
            <text:p>Florece de marzo a agosto y sus frutos de septiembre a noviembre.</text:p>
          </table:table-cell>
          <table:table-cell office:value-type="string" table:style-name="ce7">
            <text:p>Ornamental, protección de ríos.</text:p>
          </table:table-cell>
          <table:table-cell table:number-columns-repeated="16377"/>
        </table:table-row>
        <table:table-row table:style-name="ro7">
          <table:table-cell office:value-type="string" table:style-name="ce5">
            <text:p>Syzygium malaccense<text:s/></text:p>
          </table:table-cell>
          <table:table-cell office:value-type="string" table:style-name="ce6">
            <text:p>Manzana de agua</text:p>
          </table:table-cell>
          <table:table-cell office:value-type="string" table:style-name="ce6">
            <text:p>Myrtaceae</text:p>
          </table:table-cell>
          <table:table-cell office:value-type="string" table:style-name="ce7">
            <text:p>Originario de Asia, pero ampliamente distribuido en las regiones tropicales. Es muy adaptable en términos de clima y suelos, sobre todo en regiones bajas y medias.</text:p>
          </table:table-cell>
          <table:table-cell office:value-type="string" table:style-name="ce7">
            <text:p>Árbol que alcanza hasta 20 m de alto, su copa es amplia, redondeada y densa. Las hojas son simples, opuestas, grandes y brillantes. Sus flores son moradas, con muchos estambres de color escarlata. Sus frutos son bayas rosadas, púrpuras o rojas, globosas, con una pulpa blanca muy jugosa, sabrosa y refrescante, comidos por la fauna silvestre.</text:p>
          </table:table-cell>
          <table:table-cell office:value-type="string" table:style-name="ce7">
            <text:p>La floración se da entre los meses de julio a agosto y los frutos entre septiem bre a octubre.</text:p>
          </table:table-cell>
          <table:table-cell office:value-type="string" table:style-name="ce7">
            <text:p>Comestible y ornamental. La decocción de la corteza se utiliza para tratar la candidiasis. Una preparación de la raíz es un remedio para la picazón. La raíz actúa como diurética y se administra para aliviar el edema. La corteza de la raíz sirve como abortivo. La corteza y las hojas han demostrado actividad antibiótica y tienen algún efecto sobre la presión arterial y la respiración.</text:p>
          </table:table-cell>
          <table:table-cell table:number-columns-repeated="16377"/>
        </table:table-row>
        <table:table-row table:number-rows-repeated="2" table:style-name="ro11">
          <table:table-cell table:style-name="ce5"/>
          <table:table-cell table:number-columns-repeated="2" table:style-name="ce6"/>
          <table:table-cell table:number-columns-repeated="2" table:style-name="ce7"/>
          <table:table-cell office:value-type="string" table:style-name="ce7">
            <text:p/>
          </table:table-cell>
          <table:table-cell table:style-name="ce7"/>
          <table:table-cell table:number-columns-repeated="16377"/>
        </table:table-row>
        <table:table-row table:number-rows-repeated="1048467" table:style-name="ro1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626</meta:generator>
    <meta:initial-creator>Gabriel</meta:initial-creator>
    <dc:creator>Gabriel</dc:creator>
    <meta:creation-date>2023-08-20T21:31:52Z</meta:creation-date>
    <dc:date>2023-08-20T21:34:32Z</dc:date>
  </office:meta>
</office:document-meta>
</file>